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2C2433F86139DC9CAF0.png" manifest:media-type="image/png"/>
  <manifest:file-entry manifest:full-path="Pictures/1000000000000270000002C23654D158481D3E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hatch" draw:fill-color="#ffffff" draw:fill-hatch-name="Yellow_20_45_20_Degrees_20_Triple" draw:fill-hatch-solid="true" draw:opacity="100%" draw:shadow="hidden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ffffff" draw:shadow="hidden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svg:stroke-opacity="100%" draw:stroke-linejoin="round" svg:stroke-linecap="round" draw:fill="none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cm" svg:stroke-color="#000000" svg:stroke-opacity="100%" draw:stroke-linejoin="round" svg:stroke-linecap="round" draw:fill="none"/>
    </style:style>
    <style:style style:name="gr7" style:family="graphic" style:parent-style-name="standard">
      <style:graphic-properties draw:stroke="solid" svg:stroke-width="0.106cm" svg:stroke-color="#ff4000" draw:marker-start-width="0.251cm" draw:marker-end-width="0.251cm" svg:stroke-opacity="100%" draw:stroke-linejoin="round" svg:stroke-linecap="round" draw:fill="none" fo:padding-top="0.176cm" fo:padding-bottom="0.176cm" fo:padding-left="0.301cm" fo:padding-right="0.301cm"/>
    </style:style>
    <style:style style:name="gr8" style:family="graphic" style:parent-style-name="standard">
      <style:graphic-properties draw:stroke="none" draw:fill="none" draw:textarea-vertical-align="middle" fo:min-height="1.191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hatch" draw:fill-color="#ffffff" draw:fill-hatch-name="Blue_20_45_20_Degrees_20_Crossed" draw:fill-hatch-solid="true" draw:opacity="100%" draw:shadow="hidden"/>
    </style:style>
    <style:style style:name="gr10" style:family="graphic" style:parent-style-name="standard">
      <style:graphic-properties draw:stroke="solid" svg:stroke-width="0.423cm" svg:stroke-color="#0070c0" draw:marker-start-width="0.723cm" draw:marker-end-width="0.723cm" svg:stroke-opacity="100%" draw:stroke-linejoin="round" svg:stroke-linecap="round" draw:fill="none" fo:padding-top="0.331cm" fo:padding-bottom="0.331cm" fo:padding-left="0.456cm" fo:padding-right="0.456cm"/>
    </style:style>
    <style:style style:name="gr11" style:family="graphic" style:parent-style-name="standard">
      <style:graphic-properties draw:stroke="none" svg:stroke-width="0.053cm" draw:marker-start-width="0.28cm" draw:marker-end-width="0.28cm" draw:fill="solid" draw:fill-color="#ffffff" draw:shadow="hidden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svg:stroke-opacity="100%" draw:stroke-linejoin="round" svg:stroke-linecap="round" draw:fill="none" fo:padding-top="0.152cm" fo:padding-bottom="0.152cm" fo:padding-left="0.277cm" fo:padding-right="0.277cm"/>
    </style:style>
    <style:style style:name="gr13" style:family="graphic" style:parent-style-name="standard">
      <style:graphic-properties draw:stroke="solid" svg:stroke-width="0.423cm" svg:stroke-color="#0070c0" draw:marker-start-width="0.722cm" draw:marker-end-width="0.722cm" svg:stroke-opacity="100%" draw:stroke-linejoin="round" svg:stroke-linecap="round" draw:fill="none" fo:padding-top="0.33cm" fo:padding-bottom="0.33cm" fo:padding-left="0.455cm" fo:padding-right="0.455cm"/>
    </style:style>
    <style:style style:name="gr1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5" style:family="graphic" style:parent-style-name="standard">
      <style:graphic-properties draw:stroke="none" draw:fill="none" draw:textarea-vertical-align="middle" fo:min-height="3.887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="solid" draw:fill-color="#ffff00" loext:fill-use-slide-background="false" draw:textarea-horizontal-align="justify" draw:textarea-vertical-align="middle" draw:auto-grow-height="false" fo:min-height="0.155cm" fo:min-width="0.207cm" fo:padding-top="0.134cm" fo:padding-bottom="0.134cm" fo:padding-left="0.259cm" fo:padding-right="0.259cm"/>
    </style:style>
    <style:style style:name="gr17" style:family="graphic" style:parent-style-name="standard">
      <style:graphic-properties draw:stroke="none" draw:fill="solid" draw:fill-color="#00b050" draw:shadow="hidden"/>
    </style:style>
    <style:style style:name="gr18" style:family="graphic" style:parent-style-name="standard">
      <style:graphic-properties draw:stroke="none" draw:fill="solid" draw:fill-color="#1f477d" draw:shadow="hidden"/>
    </style:style>
    <style:style style:name="gr19" style:family="graphic" style:parent-style-name="standard">
      <style:graphic-properties draw:stroke="none" draw:fill="none" draw:textarea-vertical-align="middle" fo:min-height="3.888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="solid" draw:fill-color="#55308d" loext:fill-use-slide-background="false" draw:textarea-horizontal-align="justify" draw:textarea-vertical-align="middle" draw:auto-grow-height="false" fo:min-height="0.155cm" fo:min-width="0.207cm" fo:padding-top="0.134cm" fo:padding-bottom="0.134cm" fo:padding-left="0.259cm" fo:padding-right="0.259cm"/>
    </style:style>
    <style:style style:name="gr21" style:family="graphic" style:parent-style-name="standard">
      <style:graphic-properties draw:stroke="none" draw:fill="none" draw:textarea-vertical-align="middle" fo:min-height="1.724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Базовый_5f_1">
      <style:graphic-properties draw:stroke="none" draw:fill="none" draw:textarea-vertical-align="middle" fo:min-height="0.596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Базовый_5f_1">
      <style:graphic-properties draw:stroke="none" draw:fill="none" draw:textarea-vertical-align="middle" fo:min-height="0.631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Базовый_5f_1">
      <style:graphic-properties draw:stroke="none" draw:fill="none" draw:textarea-vertical-align="middle" fo:min-height="1.25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Базовый_5f_1">
      <style:graphic-properties draw:stroke="none" draw:fill="solid" draw:fill-color="#ffffff" draw:shadow="hidden"/>
    </style:style>
    <style:style style:name="gr26" style:family="graphic" style:parent-style-name="Базовый_5f_1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27" style:family="graphic" style:parent-style-name="Базовый_5f_1">
      <style:graphic-properties draw:stroke="none" draw:fill="none" draw:textarea-vertical-align="middle" fo:min-height="1.59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Базовый_5f_1">
      <style:graphic-properties draw:stroke="none" draw:fill="none" draw:textarea-vertical-align="middle" fo:min-height="0.793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Базовый_5f_1">
      <style:graphic-properties draw:stroke="none" draw:fill="none" draw:textarea-vertical-align="middle" fo:min-height="0.697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solid" svg:stroke-width="0.564cm" svg:stroke-color="#0070c0" draw:marker-start-width="0.934cm" draw:marker-end-width="0.934cm" svg:stroke-opacity="100%" draw:stroke-linejoin="round" svg:stroke-linecap="round" draw:fill="none" fo:padding-top="0.401cm" fo:padding-bottom="0.401cm" fo:padding-left="0.526cm" fo:padding-right="0.526cm"/>
    </style:style>
    <style:style style:name="gr31" style:family="graphic" style:parent-style-name="standard">
      <style:graphic-properties draw:stroke="none" svg:stroke-width="0.028cm" svg:stroke-color="#000000" draw:marker-start-width="0.242cm" draw:marker-end-width="0.242cm" draw:fill="none" draw:fill-color="#ffffff" loext:fill-use-slide-background="false" draw:shadow="hidden"/>
    </style:style>
    <style:style style:name="gr32" style:family="graphic" style:parent-style-name="standard">
      <style:graphic-properties draw:stroke="solid" svg:stroke-width="0.028cm" svg:stroke-color="#000000" draw:marker-start-width="0.242cm" draw:marker-end-width="0.242cm" svg:stroke-opacity="100%" draw:stroke-linejoin="round" svg:stroke-linecap="round" draw:fill="none" loext:fill-use-slide-background="fals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ffffff" draw:fill-hatch-name="Yellow_20_45_20_Degrees_20_Triple" draw:fill-hatch-solid="true" draw:opacity="100%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4pt" style:font-size-asian="10pt" style:font-size-complex="10pt"/>
    </style:style>
    <style:style style:name="P7" style:family="paragraph">
      <loext:graphic-properties draw:fill="hatch" draw:fill-color="#ffffff" draw:fill-hatch-name="Blue_20_45_20_Degrees_20_Crossed" draw:fill-hatch-solid="true" draw:opacity="100%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40pt" style:font-size-asian="40pt" style:font-size-complex="40pt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="solid" draw:fill-color="#00b050"/>
    </style:style>
    <style:style style:name="P11" style:family="paragraph">
      <loext:graphic-properties draw:fill="solid" draw:fill-color="#1f477d"/>
    </style:style>
    <style:style style:name="P12" style:family="paragraph">
      <loext:graphic-properties draw:fill="solid" draw:fill-color="#55308d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8.7000007629395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5" style:family="paragraph">
      <loext:graphic-properties draw:fill="none" draw:fill-color="#ffffff"/>
    </style:style>
    <style:style style:name="T1" style:family="text">
      <style:text-properties fo:color="#000000" loext:opacity="100%" style:font-name="Calibri1" fo:font-size="14pt" style:font-name-asian="Calibri1" style:font-size-asian="10pt" style:font-name-complex="Calibri1" style:font-size-complex="10pt"/>
    </style:style>
    <style:style style:name="T2" style:family="text">
      <style:text-properties fo:color="#000000" loext:opacity="100%" style:font-name="Calibri1" fo:font-size="40pt" style:font-name-asian="Calibri1" style:font-size-asian="40pt" style:font-name-complex="Calibri1" style:font-size-complex="40pt"/>
    </style:style>
    <style:style style:name="T3" style:family="text">
      <style:text-properties fo:color="#000000" loext:opacity="100%" style:font-name="Calibri1" fo:font-size="14pt" style:font-name-asian="Calibri1" style:font-size-asian="14pt" style:font-name-complex="Calibri1" style:font-size-complex="14pt"/>
    </style:style>
    <style:style style:name="T4" style:family="text">
      <style:text-properties fo:color="#000000" loext:opacity="100%" style:font-name="Calibri1" fo:font-size="18pt" style:font-name-asian="Calibri1" style:font-size-asian="18pt" style:font-name-complex="Calibri1" style:font-size-complex="18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8.7000007629395pt" fo:font-style="normal" fo:text-shadow="none" style:text-underline-style="none" fo:font-weight="normal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Calibri1" fo:font-size="18.7000007629395pt" style:font-name-asian="Calibri1" style:font-size-asian="14pt" style:font-name-complex="Calibri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53.026cm" svg:height="49.593cm" svg:x="15.598cm" svg:y="4.891cm">
          <draw:image xlink:href="Pictures/1000000000000270000002C2433F86139DC9CAF0.png" xlink:type="simple" xlink:show="embed" xlink:actuate="onLoad" draw:mime-type="image/png">
            <text:p/>
          </draw:image>
        </draw:frame>
        <draw:polygon draw:style-name="gr2" draw:text-style-name="P2" draw:layer="layout" svg:width="16.902cm" svg:height="10.469cm" svg:x="50.642cm" svg:y="41.578cm" svg:viewBox="0 0 16903 10470" draw:points="0,10470 16903,10470 16903,0 0,0">
          <text:p/>
        </draw:polygon>
        <draw:g>
          <draw:path draw:style-name="gr3" draw:text-style-name="P3" draw:layer="layout" svg:width="1.391cm" svg:height="1.391cm" svg:x="31.578cm" svg:y="35.109cm" svg:viewBox="0 0 1392 1392" svg:d="M1253 1392v-319h-697v319zM0 1073v-1073h1392v1073z">
            <text:p/>
          </draw:path>
          <draw:path draw:style-name="gr4" draw:text-style-name="P4" draw:layer="layout" svg:width="1.391cm" svg:height="1.391cm" svg:x="31.578cm" svg:y="35.109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path draw:style-name="gr5" draw:text-style-name="P3" draw:layer="layout" svg:width="0.281cm" svg:height="0.14cm" draw:transform="rotate (1.5707963267949) translate (49.8184816278076cm 51.244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9.8184816278076cm 51.385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49.8184816278076cm 51.773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9.8184816278076cm 51.914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9.7314816278076cm 48.360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9.7314816278076cm 48.501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49.7314816278076cm 48.889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9.7314816278076cm 49.030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9.7104816278076cm 42.426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9.7104816278076cm 42.567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49.7104816278076cm 42.955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9.7104816278076cm 43.096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34.4425183721924cm 49.422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34.4425183721924cm 49.281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4425183721924cm 48.893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34.4425183721924cm 48.752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45.5013591785565cm 41.938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45.6413591785565cm 41.938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44.9723591785565cm 41.938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45.1123591785565cm 41.938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line draw:style-name="gr7" draw:text-style-name="P4" draw:layer="layout" svg:x1="50.124cm" svg:y1="51.961cm" svg:x2="50.089cm" svg:y2="41.54cm">
          <text:p/>
        </draw:line>
        <draw:frame draw:style-name="gr8" draw:text-style-name="P6" draw:layer="layout" svg:width="1.971cm" svg:height="1.473cm" svg:x="48.065cm" svg:y="50.546cm">
          <draw:text-box>
            <text:p text:style-name="P5"><text:span text:style-name="T1">2.1.1</text:span></text:p>
            <text:p text:style-name="P5"><text:span text:style-name="T1">2.1.2</text:span></text:p>
          </draw:text-box>
        </draw:frame>
        <draw:polygon draw:style-name="gr9" draw:text-style-name="P7" draw:layer="layout" svg:width="32.651cm" svg:height="3.363cm" draw:transform="rotate (-3.14159265358979) translate (67.305558879541cm 21.7080306184001cm)" svg:viewBox="0 0 32652 3364" draw:points="0,3364 32652,3364 32652,0 0,0">
          <text:p/>
        </draw:polygon>
        <draw:polygon draw:style-name="gr9" draw:text-style-name="P7" draw:layer="layout" svg:width="4.611cm" svg:height="22.004cm" svg:x="34.035cm" svg:y="18.675cm" svg:viewBox="0 0 4612 22005" draw:points="0,22005 4612,22005 4612,0 0,0">
          <text:p/>
        </draw:polygon>
        <draw:polygon draw:style-name="gr9" draw:text-style-name="P7" draw:layer="layout" svg:width="32.899cm" svg:height="3.734cm" draw:transform="rotate (-3.14159265358979) translate (67.6045555291223cm 41.0300339951618cm)" svg:viewBox="0 0 32900 3735" draw:points="0,3735 32900,3735 32900,0 0,0">
          <text:p/>
        </draw:polygon>
        <draw:line draw:style-name="gr10" draw:text-style-name="P4" draw:layer="layout" svg:x1="36.271cm" svg:y1="39.208cm" svg:x2="34.237cm" svg:y2="39.195cm">
          <text:p/>
        </draw:line>
        <draw:g>
          <draw:g>
            <draw:path draw:style-name="gr11" draw:text-style-name="P3" draw:layer="layout" svg:width="0.289cm" svg:height="1.651cm" draw:transform="rotate (-1.5707963267949) translate (57.3478783151326cm 41.1107909516381cm)" svg:viewBox="0 0 290 1652" svg:d="M290 0h-290v83h95zM192 83h98v-83zM290 1652h-290v-83h95zM192 1569h98v83z">
              <text:p/>
            </draw:path>
            <draw:path draw:style-name="gr12" draw:text-style-name="P4" draw:layer="layout" svg:width="0.289cm" svg:height="1.651cm" draw:transform="rotate (-1.5707963267949) translate (57.3478783151326cm 41.1107909516381cm)" svg:viewBox="0 0 290 1652" svg:d="M290 0h-290v83h95M192 83h98v-83M290 1652h-290v-83h95M192 1569h98v83">
              <text:p/>
            </draw:path>
          </draw:g>
          <draw:path draw:style-name="gr12" draw:text-style-name="P4" draw:layer="layout" svg:width="1.733cm" svg:height="1.485cm" draw:transform="rotate (-1.5707963267949) translate (57.2658627145086cm 39.379cm)" svg:viewBox="0 0 1734 1486" svg:d="M1734 1486c-304 0-604-69-867-200-263-129-482-317-634-543-153-225-233-482-233-743">
            <text:p/>
          </draw:path>
          <draw:g>
            <draw:polygon draw:style-name="gr11" draw:text-style-name="P3" draw:layer="layout" svg:width="1.733cm" svg:height="0.084cm" draw:transform="rotate (-1.5707963267949) translate (57.2658627145086cm 39.379cm)" svg:viewBox="0 0 1734 85" draw:points="0,85 1734,85 1734,0 0,0">
              <text:p/>
            </draw:polygon>
            <draw:polygon draw:style-name="gr12" draw:text-style-name="P4" draw:layer="layout" svg:width="1.733cm" svg:height="0.084cm" draw:transform="rotate (-1.5707963267949) translate (57.2658627145086cm 39.379cm)" svg:viewBox="0 0 1734 85" draw:points="0,85 1734,85 1734,0 0,0">
              <text:p/>
            </draw:polygon>
          </draw:g>
        </draw:g>
        <draw:line draw:style-name="gr10" draw:text-style-name="P4" draw:layer="layout" svg:x1="65.877cm" svg:y1="50.456cm" svg:x2="60.943cm" svg:y2="46.42cm">
          <text:p/>
        </draw:line>
        <draw:line draw:style-name="gr13" draw:text-style-name="P4" draw:layer="layout" svg:x1="52.275cm" svg:y1="46.094cm" svg:x2="52.304cm" svg:y2="41.776cm">
          <text:p/>
        </draw:line>
        <draw:line draw:style-name="gr13" draw:text-style-name="P4" draw:layer="layout" svg:x1="64.483cm" svg:y1="46.019cm" svg:x2="50.763cm" svg:y2="46.094cm">
          <text:p/>
        </draw:line>
        <draw:line draw:style-name="gr7" draw:text-style-name="P4" draw:layer="layout" svg:x1="52.303cm" svg:y1="41.6cm" svg:x2="52.275cm" svg:y2="46.019cm">
          <text:p/>
        </draw:line>
        <draw:line draw:style-name="gr7" draw:text-style-name="P4" draw:layer="layout" svg:x1="64.294cm" svg:y1="46.019cm" svg:x2="50.725cm" svg:y2="46.105cm">
          <text:p/>
        </draw:line>
        <draw:g>
          <draw:g>
            <draw:polygon draw:style-name="gr5" draw:text-style-name="P3" draw:layer="layout" svg:width="2.723cm" svg:height="4.171cm" svg:x="63.577cm" svg:y="43.351cm" svg:viewBox="0 0 2724 4172" draw:points="0,4172 2724,4172 2724,0 0,0">
              <text:p/>
            </draw:polygon>
            <draw:polygon draw:style-name="gr14" draw:text-style-name="P4" draw:layer="layout" svg:width="2.723cm" svg:height="4.171cm" svg:x="63.577cm" svg:y="43.351cm" svg:viewBox="0 0 2724 4172" draw:points="0,4172 2724,4172 2724,0 0,0">
              <text:p/>
            </draw:polygon>
          </draw:g>
          <draw:frame draw:style-name="gr15" draw:text-style-name="P8" draw:layer="layout" svg:width="2.721cm" svg:height="4.169cm" svg:x="63.577cm" svg:y="43.352cm">
            <draw:text-box>
              <text:p text:style-name="P5"><text:span text:style-name="T2">С</text:span></text:p>
            </draw:text-box>
          </draw:frame>
        </draw:g>
        <draw:g>
          <draw:g>
            <draw:path draw:style-name="gr11" draw:text-style-name="P3" draw:layer="layout" svg:width="0.289cm" svg:height="1.651cm" draw:transform="rotate (-1.5707963267949) translate (43.7438783151326cm 41.1287909516381cm)" svg:viewBox="0 0 290 1652" svg:d="M290 0h-290v83h95zM192 83h98v-83zM290 1652h-290v-83h95zM192 1569h98v83z">
              <text:p/>
            </draw:path>
            <draw:path draw:style-name="gr12" draw:text-style-name="P4" draw:layer="layout" svg:width="0.289cm" svg:height="1.651cm" draw:transform="rotate (-1.5707963267949) translate (43.7438783151326cm 41.1287909516381cm)" svg:viewBox="0 0 290 1652" svg:d="M290 0h-290v83h95M192 83h98v-83M290 1652h-290v-83h95M192 1569h98v83">
              <text:p/>
            </draw:path>
          </draw:g>
          <draw:path draw:style-name="gr12" draw:text-style-name="P4" draw:layer="layout" svg:width="1.733cm" svg:height="1.485cm" draw:transform="rotate (-1.5707963267949) translate (43.6618627145086cm 39.397cm)" svg:viewBox="0 0 1734 1486" svg:d="M1734 1486c-304 0-604-69-867-200-263-129-482-317-634-543-153-225-233-482-233-743">
            <text:p/>
          </draw:path>
          <draw:g>
            <draw:polygon draw:style-name="gr11" draw:text-style-name="P3" draw:layer="layout" svg:width="1.733cm" svg:height="0.084cm" draw:transform="rotate (-1.5707963267949) translate (43.6618627145086cm 39.397cm)" svg:viewBox="0 0 1734 85" draw:points="0,85 1734,85 1734,0 0,0">
              <text:p/>
            </draw:polygon>
            <draw:polygon draw:style-name="gr12" draw:text-style-name="P4" draw:layer="layout" svg:width="1.733cm" svg:height="0.084cm" draw:transform="rotate (-1.5707963267949) translate (43.6618627145086cm 39.397cm)" svg:viewBox="0 0 1734 85" draw:points="0,85 1734,85 1734,0 0,0">
              <text:p/>
            </draw:polygon>
          </draw:g>
        </draw:g>
        <draw:g>
          <draw:g>
            <draw:path draw:style-name="gr11" draw:text-style-name="P3" draw:layer="layout" svg:width="0.289cm" svg:height="1.651cm" draw:transform="rotate (-1.5707963267949) translate (41.1998783151326cm 18.001cm)" svg:viewBox="0 0 290 1652" svg:d="M0 0h290v83h-94zM98 83h-98v-83zM0 1652h290v-83h-94zM98 1569h-98v83z">
              <text:p/>
            </draw:path>
            <draw:path draw:style-name="gr12" draw:text-style-name="P4" draw:layer="layout" svg:width="0.289cm" svg:height="1.651cm" draw:transform="rotate (-1.5707963267949) translate (41.1998783151326cm 18.001cm)" svg:viewBox="0 0 290 1652" svg:d="M0 0h290v83h-94M98 83h-98v-83M0 1652h290v-83h-94M98 1569h-98v83">
              <text:p/>
            </draw:path>
          </draw:g>
          <draw:path draw:style-name="gr12" draw:text-style-name="P4" draw:layer="layout" svg:width="1.733cm" svg:height="1.485cm" draw:transform="rotate (-1.5707963267949) translate (41.1178627145086cm 18.2891060842434cm)" svg:viewBox="0 0 1734 1486" svg:d="M0 1486c304 0 604-69 866-200 264-129 483-317 634-543 154-225 234-482 234-743">
            <text:p/>
          </draw:path>
          <draw:g>
            <draw:polygon draw:style-name="gr11" draw:text-style-name="P3" draw:layer="layout" svg:width="1.733cm" svg:height="0.084cm" draw:transform="rotate (-1.5707963267949) translate (41.1178627145086cm 18.2891060842434cm)" svg:viewBox="0 0 1734 85" draw:points="1734,85 0,85 0,0 1734,0">
              <text:p/>
            </draw:polygon>
            <draw:polygon draw:style-name="gr12" draw:text-style-name="P4" draw:layer="layout" svg:width="1.733cm" svg:height="0.084cm" draw:transform="rotate (-1.5707963267949) translate (41.1178627145086cm 18.2891060842434cm)" svg:viewBox="0 0 1734 85" draw:points="1734,85 0,85 0,0 1734,0">
              <text:p/>
            </draw:polygon>
          </draw:g>
        </draw:g>
        <draw:g>
          <draw:g>
            <draw:path draw:style-name="gr11" draw:text-style-name="P3" draw:layer="layout" svg:width="0.289cm" svg:height="1.651cm" draw:transform="rotate (-1.5707963267949) translate (50.5428783151326cm 17.994cm)" svg:viewBox="0 0 290 1652" svg:d="M0 0h290v83h-94zM98 83h-98v-83zM0 1652h290v-83h-94zM98 1569h-98v83z">
              <text:p/>
            </draw:path>
            <draw:path draw:style-name="gr12" draw:text-style-name="P4" draw:layer="layout" svg:width="0.289cm" svg:height="1.651cm" draw:transform="rotate (-1.5707963267949) translate (50.5428783151326cm 17.994cm)" svg:viewBox="0 0 290 1652" svg:d="M0 0h290v83h-94M98 83h-98v-83M0 1652h290v-83h-94M98 1569h-98v83">
              <text:p/>
            </draw:path>
          </draw:g>
          <draw:path draw:style-name="gr12" draw:text-style-name="P4" draw:layer="layout" svg:width="1.733cm" svg:height="1.485cm" draw:transform="rotate (-1.5707963267949) translate (50.4608627145086cm 18.2821060842434cm)" svg:viewBox="0 0 1734 1486" svg:d="M0 1486c304 0 604-69 866-200 264-129 483-317 634-543 154-225 234-482 234-743">
            <text:p/>
          </draw:path>
          <draw:g>
            <draw:polygon draw:style-name="gr11" draw:text-style-name="P3" draw:layer="layout" svg:width="1.733cm" svg:height="0.084cm" draw:transform="rotate (-1.5707963267949) translate (50.4608627145086cm 18.2821060842434cm)" svg:viewBox="0 0 1734 85" draw:points="1734,85 0,85 0,0 1734,0">
              <text:p/>
            </draw:polygon>
            <draw:polygon draw:style-name="gr12" draw:text-style-name="P4" draw:layer="layout" svg:width="1.733cm" svg:height="0.084cm" draw:transform="rotate (-1.5707963267949) translate (50.4608627145086cm 18.2821060842434cm)" svg:viewBox="0 0 1734 85" draw:points="1734,85 0,85 0,0 1734,0">
              <text:p/>
            </draw:polygon>
          </draw:g>
        </draw:g>
        <draw:g>
          <draw:g>
            <draw:path draw:style-name="gr11" draw:text-style-name="P3" draw:layer="layout" svg:width="0.289cm" svg:height="1.651cm" draw:transform="rotate (-1.5707963267949) translate (61.5728783151326cm 18.001cm)" svg:viewBox="0 0 290 1652" svg:d="M0 0h290v83h-94zM98 83h-98v-83zM0 1652h290v-83h-94zM98 1569h-98v83z">
              <text:p/>
            </draw:path>
            <draw:path draw:style-name="gr12" draw:text-style-name="P4" draw:layer="layout" svg:width="0.289cm" svg:height="1.651cm" draw:transform="rotate (-1.5707963267949) translate (61.5728783151326cm 18.001cm)" svg:viewBox="0 0 290 1652" svg:d="M0 0h290v83h-94M98 83h-98v-83M0 1652h290v-83h-94M98 1569h-98v83">
              <text:p/>
            </draw:path>
          </draw:g>
          <draw:path draw:style-name="gr12" draw:text-style-name="P4" draw:layer="layout" svg:width="1.733cm" svg:height="1.485cm" draw:transform="rotate (-1.5707963267949) translate (61.4908627145086cm 18.2891060842434cm)" svg:viewBox="0 0 1734 1486" svg:d="M0 1486c304 0 604-69 866-200 264-129 483-317 634-543 154-225 234-482 234-743">
            <text:p/>
          </draw:path>
          <draw:g>
            <draw:polygon draw:style-name="gr11" draw:text-style-name="P3" draw:layer="layout" svg:width="1.733cm" svg:height="0.084cm" draw:transform="rotate (-1.5707963267949) translate (61.4908627145086cm 18.2891060842434cm)" svg:viewBox="0 0 1734 85" draw:points="1734,85 0,85 0,0 1734,0">
              <text:p/>
            </draw:polygon>
            <draw:polygon draw:style-name="gr12" draw:text-style-name="P4" draw:layer="layout" svg:width="1.733cm" svg:height="0.084cm" draw:transform="rotate (-1.5707963267949) translate (61.4908627145086cm 18.2891060842434cm)" svg:viewBox="0 0 1734 85" draw:points="1734,85 0,85 0,0 1734,0">
              <text:p/>
            </draw:polygon>
          </draw:g>
        </draw:g>
        <draw:line draw:style-name="gr10" draw:text-style-name="P4" draw:layer="layout" svg:x1="45.446cm" svg:y1="20.234cm" svg:x2="45.415cm" svg:y2="18.552cm">
          <text:p/>
        </draw:line>
        <draw:line draw:style-name="gr10" draw:text-style-name="P4" draw:layer="layout" svg:x1="36.429cm" svg:y1="39.214cm" svg:x2="52.248cm" svg:y2="39.214cm">
          <text:p/>
        </draw:line>
        <draw:line draw:style-name="gr10" draw:text-style-name="P4" draw:layer="layout" svg:x1="36.385cm" svg:y1="39.222cm" svg:x2="36.325cm" svg:y2="18.552cm">
          <text:p/>
        </draw:line>
        <draw:line draw:style-name="gr10" draw:text-style-name="P4" draw:layer="layout" svg:x1="36.373cm" svg:y1="20.359cm" svg:x2="62.006cm" svg:y2="20.42cm">
          <text:p/>
        </draw:line>
        <draw:line draw:style-name="gr10" draw:text-style-name="P4" draw:layer="layout" svg:x1="62.005cm" svg:y1="20.297cm" svg:x2="61.986cm" svg:y2="18.521cm">
          <text:p/>
        </draw:line>
        <draw:line draw:style-name="gr10" draw:text-style-name="P4" draw:layer="layout" svg:x1="56.464cm" svg:y1="20.268cm" svg:x2="56.429cm" svg:y2="18.462cm">
          <text:p/>
        </draw:line>
        <draw:line draw:style-name="gr10" draw:text-style-name="P4" draw:layer="layout" svg:x1="52.291cm" svg:y1="40.903cm" svg:x2="52.26cm" svg:y2="39.221cm">
          <text:p/>
        </draw:line>
        <draw:custom-shape draw:style-name="gr16" draw:text-style-name="P9" draw:layer="layout" svg:width="0.725cm" svg:height="0.423cm" draw:transform="rotate (1.5707963267949) translate (49.884cm 46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55.368cm" svg:y1="20.268cm" svg:x2="55.362cm" svg:y2="18.478cm">
          <text:p/>
        </draw:line>
        <draw:line draw:style-name="gr10" draw:text-style-name="P4" draw:layer="layout" svg:x1="44.542cm" svg:y1="20.217cm" svg:x2="44.511cm" svg:y2="18.535cm">
          <text:p/>
        </draw:line>
        <draw:line draw:style-name="gr7" draw:text-style-name="P4" draw:layer="layout" svg:x1="36.342cm" svg:y1="20.307cm" svg:x2="61.966cm" svg:y2="20.395cm">
          <text:p/>
        </draw:line>
        <draw:line draw:style-name="gr10" draw:text-style-name="P4" draw:layer="layout" svg:x1="36.219cm" svg:y1="18.918cm" svg:x2="34.185cm" svg:y2="18.905cm">
          <text:p/>
        </draw:line>
        <draw:line draw:style-name="gr7" draw:text-style-name="P4" draw:layer="layout" svg:x1="45.448cm" svg:y1="20.284cm" svg:x2="45.406cm" svg:y2="18.383cm">
          <text:p/>
        </draw:line>
        <draw:line draw:style-name="gr7" draw:text-style-name="P4" draw:layer="layout" svg:x1="56.455cm" svg:y1="20.337cm" svg:x2="56.413cm" svg:y2="18.436cm">
          <text:p/>
        </draw:line>
        <draw:line draw:style-name="gr7" draw:text-style-name="P4" draw:layer="layout" svg:x1="62.011cm" svg:y1="20.374cm" svg:x2="61.988cm" svg:y2="18.492cm">
          <text:p/>
        </draw:line>
        <draw:line draw:style-name="gr7" draw:text-style-name="P4" draw:layer="layout" svg:x1="36.354cm" svg:y1="39.212cm" svg:x2="52.243cm" svg:y2="39.241cm">
          <text:p/>
        </draw:line>
        <draw:line draw:style-name="gr7" draw:text-style-name="P4" draw:layer="layout" svg:x1="52.286cm" svg:y1="41.004cm" svg:x2="52.259cm" svg:y2="39.24cm">
          <text:p/>
        </draw:line>
        <draw:line draw:style-name="gr10" draw:text-style-name="P4" draw:layer="layout" svg:x1="34.806cm" svg:y1="39.184cm" svg:x2="34.806cm" svg:y2="40.878cm">
          <text:p/>
        </draw:line>
        <draw:line draw:style-name="gr10" draw:text-style-name="P4" draw:layer="layout" svg:x1="36.212cm" svg:y1="25.909cm" svg:x2="34.178cm" svg:y2="25.896cm">
          <text:p/>
        </draw:line>
        <draw:line draw:style-name="gr10" draw:text-style-name="P4" draw:layer="layout" svg:x1="34.078cm" svg:y1="26.998cm" svg:x2="36.34cm" svg:y2="27.027cm">
          <text:p/>
        </draw:line>
        <draw:line draw:style-name="gr7" draw:text-style-name="P4" draw:layer="layout" svg:x1="36.385cm" svg:y1="39.201cm" svg:x2="36.324cm" svg:y2="18.559cm">
          <text:p/>
        </draw:line>
        <draw:line draw:style-name="gr7" draw:text-style-name="P4" draw:layer="layout" svg:x1="36.321cm" svg:y1="18.932cm" svg:x2="34.058cm" svg:y2="18.932cm">
          <text:p/>
        </draw:line>
        <draw:g>
          <draw:polygon draw:style-name="gr17" draw:text-style-name="P10" draw:layer="layout" svg:width="0.453cm" svg:height="0.582cm" draw:transform="rotate (1.5707963267949) translate (33.5464582670823cm 19.130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464582670823cm 19.1301686588983cm)" svg:viewBox="0 0 454 583" draw:points="0,583 454,583 225,0">
            <text:p/>
          </draw:polygon>
        </draw:g>
        <draw:line draw:style-name="gr7" draw:text-style-name="P4" draw:layer="layout" svg:x1="36.345cm" svg:y1="26.99cm" svg:x2="34.082cm" svg:y2="26.99cm">
          <text:p/>
        </draw:line>
        <draw:line draw:style-name="gr7" draw:text-style-name="P4" draw:layer="layout" svg:x1="36.314cm" svg:y1="25.923cm" svg:x2="34.051cm" svg:y2="25.923cm">
          <text:p/>
        </draw:line>
        <draw:line draw:style-name="gr7" draw:text-style-name="P4" draw:layer="layout" svg:x1="36.373cm" svg:y1="39.222cm" svg:x2="34.11cm" svg:y2="39.222cm">
          <text:p/>
        </draw:line>
        <draw:line draw:style-name="gr7" draw:text-style-name="P4" draw:layer="layout" svg:x1="50.072cm" svg:y1="41.54cm" svg:x2="44.672cm" svg:y2="41.565cm">
          <text:p/>
        </draw:line>
        <draw:line draw:style-name="gr7" draw:text-style-name="P4" draw:layer="layout" svg:x1="39.059cm" svg:y1="41.589cm" svg:x2="34.528cm" svg:y2="41.573cm">
          <text:p/>
        </draw:line>
        <draw:line draw:style-name="gr7" draw:text-style-name="P4" draw:layer="layout" svg:x1="34.105cm" svg:y1="49.953cm" svg:x2="34.098cm" svg:y2="42.036cm">
          <text:p/>
        </draw:line>
        <draw:line draw:style-name="gr7" draw:text-style-name="P4" draw:layer="layout" svg:x1="33.519cm" svg:y1="40.63cm" svg:x2="33.506cm" svg:y2="33.626cm">
          <text:p/>
        </draw:line>
        <draw:custom-shape draw:style-name="gr16" draw:text-style-name="P9" draw:layer="layout" svg:width="0.725cm" svg:height="0.423cm" draw:transform="rotate (1.5707963267949) translate (33.345cm 39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33.081cm" svg:y1="18.704cm" svg:x2="33.542cm" svg:y2="18.694cm">
          <text:p/>
        </draw:line>
        <draw:line draw:style-name="gr7" draw:text-style-name="P4" draw:layer="layout" svg:x1="33.039cm" svg:y1="18.341cm" svg:x2="33.058cm" svg:y2="18.694cm">
          <text:p/>
        </draw:line>
        <draw:line draw:style-name="gr7" draw:text-style-name="P4" draw:layer="layout" svg:x1="33.048cm" svg:y1="41.033cm" svg:x2="18.853cm" svg:y2="41.03cm">
          <text:p/>
        </draw:line>
        <draw:line draw:style-name="gr7" draw:text-style-name="P4" draw:layer="layout" svg:x1="33.536cm" svg:y1="26.838cm" svg:x2="18.921cm" svg:y2="26.818cm">
          <text:p/>
        </draw:line>
        <draw:line draw:style-name="gr7" draw:text-style-name="P4" draw:layer="layout" svg:x1="33.554cm" svg:y1="26.302cm" svg:x2="18.867cm" svg:y2="26.261cm">
          <text:p/>
        </draw:line>
        <draw:line draw:style-name="gr7" draw:text-style-name="P4" draw:layer="layout" svg:x1="33.082cm" svg:y1="18.389cm" svg:x2="21.96cm" svg:y2="18.389cm">
          <text:p/>
        </draw:line>
        <draw:g>
          <draw:polygon draw:style-name="gr17" draw:text-style-name="P10" draw:layer="layout" svg:width="0.453cm" svg:height="0.582cm" svg:x="32.694cm" svg:y="17.799cm" svg:viewBox="0 0 454 583" draw:points="0,583 454,583 225,0">
            <text:p/>
          </draw:polygon>
          <draw:polygon draw:style-name="gr6" draw:text-style-name="P4" draw:layer="layout" svg:width="0.453cm" svg:height="0.582cm" svg:x="32.694cm" svg:y="17.799cm" svg:viewBox="0 0 454 583" draw:points="0,583 454,583 225,0">
            <text:p/>
          </draw:polygon>
        </draw:g>
        <draw:line draw:style-name="gr7" draw:text-style-name="P4" draw:layer="layout" svg:x1="28.252cm" svg:y1="17.874cm" svg:x2="18.902cm" svg:y2="17.826cm">
          <text:p/>
        </draw:line>
        <draw:line draw:style-name="gr7" draw:text-style-name="P4" draw:layer="layout" svg:x1="33.562cm" svg:y1="17.449cm" svg:x2="33.568cm" svg:y2="7.131cm">
          <text:p/>
        </draw:line>
        <draw:line draw:style-name="gr7" draw:text-style-name="P4" draw:layer="layout" svg:x1="33.039cm" svg:y1="17.547cm" svg:x2="33.025cm" svg:y2="17.935cm">
          <text:p/>
        </draw:line>
        <draw:line draw:style-name="gr7" draw:text-style-name="P4" draw:layer="layout" svg:x1="33.062cm" svg:y1="17.476cm" svg:x2="33.523cm" svg:y2="17.466cm">
          <text:p/>
        </draw:line>
        <draw:line draw:style-name="gr7" draw:text-style-name="P4" draw:layer="layout" svg:x1="34.093cm" svg:y1="17.478cm" svg:x2="34.074cm" svg:y2="9.808cm">
          <text:p/>
        </draw:line>
        <draw:line draw:style-name="gr7" draw:text-style-name="P4" draw:layer="layout" svg:x1="34.095cm" svg:y1="17.489cm" svg:x2="34.504cm" svg:y2="17.49cm">
          <text:p/>
        </draw:line>
        <draw:line draw:style-name="gr7" draw:text-style-name="P4" draw:layer="layout" svg:x1="34.504cm" svg:y1="17.489cm" svg:x2="34.504cm" svg:y2="17.878cm">
          <text:p/>
        </draw:line>
        <draw:line draw:style-name="gr7" draw:text-style-name="P4" draw:layer="layout" svg:x1="34.504cm" svg:y1="17.867cm" svg:x2="36.365cm" svg:y2="17.875cm">
          <text:p/>
        </draw:line>
        <draw:line draw:style-name="gr7" draw:text-style-name="P4" draw:layer="layout" svg:x1="61.936cm" svg:y1="17.823cm" svg:x2="67.444cm" svg:y2="17.823cm">
          <text:p/>
        </draw:line>
        <draw:line draw:style-name="gr7" draw:text-style-name="P4" draw:layer="layout" svg:x1="67.492cm" svg:y1="17.775cm" svg:x2="67.552cm" svg:y2="11.823cm">
          <text:p/>
        </draw:line>
        <draw:line draw:style-name="gr7" draw:text-style-name="P4" draw:layer="layout" svg:x1="33.073cm" svg:y1="40.637cm" svg:x2="33.521cm" svg:y2="40.629cm">
          <text:p/>
        </draw:line>
        <draw:line draw:style-name="gr7" draw:text-style-name="P4" draw:layer="layout" svg:x1="34.105cm" svg:y1="42.048cm" svg:x2="34.553cm" svg:y2="42.04cm">
          <text:p/>
        </draw:line>
        <draw:line draw:style-name="gr7" draw:text-style-name="P4" draw:layer="layout" svg:x1="33.046cm" svg:y1="41.03cm" svg:x2="33.073cm" svg:y2="40.637cm">
          <text:p/>
        </draw:line>
        <draw:line draw:style-name="gr7" draw:text-style-name="P4" draw:layer="layout" svg:x1="34.552cm" svg:y1="42.007cm" svg:x2="34.539cm" svg:y2="41.573cm">
          <text:p/>
        </draw:line>
        <draw:line draw:style-name="gr7" draw:text-style-name="P4" draw:layer="layout" svg:x1="45.098cm" svg:y1="17.868cm" svg:x2="45.141cm" svg:y2="9.466cm">
          <text:p/>
        </draw:line>
        <draw:line draw:style-name="gr7" draw:text-style-name="P4" draw:layer="layout" svg:x1="44.622cm" svg:y1="17.868cm" svg:x2="44.67cm" svg:y2="9.481cm">
          <text:p/>
        </draw:line>
        <draw:line draw:style-name="gr7" draw:text-style-name="P4" draw:layer="layout" svg:x1="56.179cm" svg:y1="17.874cm" svg:x2="56.179cm" svg:y2="7.496cm">
          <text:p/>
        </draw:line>
        <draw:line draw:style-name="gr7" draw:text-style-name="P4" draw:layer="layout" svg:x1="55.617cm" svg:y1="17.868cm" svg:x2="55.682cm" svg:y2="9.274cm">
          <text:p/>
        </draw:line>
        <draw:line draw:style-name="gr7" draw:text-style-name="P4" draw:layer="layout" svg:x1="55.359cm" svg:y1="20.337cm" svg:x2="55.362cm" svg:y2="18.415cm">
          <text:p/>
        </draw:line>
        <draw:line draw:style-name="gr7" draw:text-style-name="P4" draw:layer="layout" svg:x1="33.554cm" svg:y1="26.326cm" svg:x2="33.552cm" svg:y2="23.118cm">
          <text:p/>
        </draw:line>
        <draw:line draw:style-name="gr7" draw:text-style-name="P4" draw:layer="layout" svg:x1="33.602cm" svg:y1="29.604cm" svg:x2="33.563cm" svg:y2="26.884cm">
          <text:p/>
        </draw:line>
        <draw:line draw:style-name="gr7" draw:text-style-name="P4" draw:layer="layout" svg:x1="33.103cm" svg:y1="42.048cm" svg:x2="33.551cm" svg:y2="42.04cm">
          <text:p/>
        </draw:line>
        <draw:line draw:style-name="gr7" draw:text-style-name="P4" draw:layer="layout" svg:x1="33.53cm" svg:y1="44.907cm" svg:x2="33.553cm" svg:y2="42.085cm">
          <text:p/>
        </draw:line>
        <draw:custom-shape draw:style-name="gr16" draw:text-style-name="P9" draw:layer="layout" svg:width="0.725cm" svg:height="0.423cm" draw:transform="rotate (1.5707963267949) translate (33.345cm 42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33.5584582670823cm 42.597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584582670823cm 42.5971686588983cm)" svg:viewBox="0 0 454 583" draw:points="0,583 454,583 225,0">
            <text:p/>
          </draw:polygon>
        </draw:g>
        <draw:line draw:style-name="gr7" draw:text-style-name="P4" draw:layer="layout" svg:x1="33.077cm" svg:y1="42.007cm" svg:x2="33.064cm" svg:y2="41.573cm">
          <text:p/>
        </draw:line>
        <draw:line draw:style-name="gr7" draw:text-style-name="P4" draw:layer="layout" svg:x1="33.073cm" svg:y1="41.544cm" svg:x2="18.867cm" svg:y2="41.546cm">
          <text:p/>
        </draw:line>
        <draw:line draw:style-name="gr7" draw:text-style-name="P4" draw:layer="layout" svg:x1="33.506cm" svg:y1="51.81cm" svg:x2="33.481cm" svg:y2="46.751cm">
          <text:p/>
        </draw:line>
        <draw:custom-shape draw:style-name="gr16" draw:text-style-name="P9" draw:layer="layout" svg:width="0.725cm" svg:height="0.423cm" draw:transform="rotate (1.5707963267949) translate (33.243cm 47.2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33.4944582670823cm 46.984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4944582670823cm 46.9841686588983cm)" svg:viewBox="0 0 454 583" draw:points="0,583 454,583 225,0">
            <text:p/>
          </draw:polygon>
        </draw:g>
        <draw:g>
          <draw:g>
            <draw:g>
              <draw:path draw:style-name="gr5" draw:text-style-name="P3" draw:layer="layout" svg:width="1.672cm" svg:height="1.528cm" draw:transform="rotate (-3.14159265358979) translate (22.6038405736681cm 45.696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3.14159265358979) translate (22.6038405736681cm 45.696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22.9739728616482cm 46.3504141811951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3.14159265358979) translate (22.9739728616482cm 46.3504141811951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21.8706029124085cm 45.5474697875574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3.14159265358979) translate (21.8706029124085cm 45.5474697875574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21.8261346021118cm 45.3921264622765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3.14159265358979) translate (21.8261346021118cm 45.3921264622765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21.8344724102923cm 45.465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3.14159265358979) translate (21.8344724102923cm 45.465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21.8344724102923cm 45.519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3.14159265358979) translate (21.8344724102923cm 45.519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22.4542494850541cm 45.616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3.14159265358979) translate (22.4542494850541cm 45.616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22.9739728616482cm 46.1231618029197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3.14159265358979) translate (22.9739728616482cm 46.12316180291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23.112936331326cm 46.3731388776757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3.14159265358979) translate (23.112936331326cm 46.3731388776757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22.9739728616482cm 43.7546550171003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3.14159265358979) translate (22.9739728616482cm 43.7546550171003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22.9739728616482cm 46.4877572545807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3.14159265358979) translate (22.9739728616482cm 46.4877572545807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3.14159265358979) translate (22.6038405736681cm 45.696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3.14159265358979) translate (22.6038405736681cm 45.696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22.9739728616482cm 46.3504141811951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3.14159265358979) translate (22.9739728616482cm 46.3504141811951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21.8706029124085cm 45.5474697875574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3.14159265358979) translate (21.8706029124085cm 45.5474697875574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21.8261346021118cm 45.3921264622765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3.14159265358979) translate (21.8261346021118cm 45.3921264622765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21.8344724102923cm 45.465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3.14159265358979) translate (21.8344724102923cm 45.465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21.8344724102923cm 45.519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3.14159265358979) translate (21.8344724102923cm 45.519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22.4542494850541cm 45.616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3.14159265358979) translate (22.4542494850541cm 45.616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22.9739728616482cm 46.1231618029197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3.14159265358979) translate (22.9739728616482cm 46.12316180291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23.112936331326cm 46.3731388776757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3.14159265358979) translate (23.112936331326cm 46.3731388776757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22.9739728616482cm 43.7546550171003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3.14159265358979) translate (22.9739728616482cm 43.7546550171003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22.9739728616482cm 46.4877572545807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3.14159265358979) translate (22.9739728616482cm 46.4877572545807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svg:x="46.726cm" svg:y="49.543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46.726cm" svg:y="49.543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46.356cm" svg:y="48.889cm" svg:viewBox="0 0 1670 2599" draw:points="0,2599 1670,2599 1670,0 0,0">
                <text:p/>
              </draw:polygon>
              <draw:polygon draw:style-name="gr14" draw:text-style-name="P4" draw:layer="layout" svg:width="1.669cm" svg:height="2.598cm" svg:x="46.356cm" svg:y="48.889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47.46cm" svg:y="49.692cm" svg:viewBox="0 0 461 1165" draw:points="461,0 0,0 0,1165 461,1165">
                <text:p/>
              </draw:polygon>
              <draw:polygon draw:style-name="gr14" draw:text-style-name="P4" draw:layer="layout" svg:width="0.46cm" svg:height="1.164cm" svg:x="47.46cm" svg:y="49.692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47.504cm" svg:y="49.848cm" svg:viewBox="0 0 12 35" draw:points="12,35 12,0 0,0 0,35">
                <text:p/>
              </draw:polygon>
              <draw:polygon draw:style-name="gr14" draw:text-style-name="P4" draw:layer="layout" svg:width="0.011cm" svg:height="0.034cm" svg:x="47.504cm" svg:y="49.848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47.496cm" svg:y="49.774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47.496cm" svg:y="49.774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47.496cm" svg:y="49.7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47.496cm" svg:y="49.7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46.876cm" svg:y="49.623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46.876cm" svg:y="49.623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46.356cm" svg:y="49.116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46.356cm" svg:y="49.116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46.217cm" svg:y="48.867cm" svg:viewBox="0 0 141 2620" draw:points="141,2620 141,0 0,0 0,2620">
                <text:p/>
              </draw:polygon>
              <draw:polygon draw:style-name="gr14" draw:text-style-name="P4" draw:layer="layout" svg:width="0.14cm" svg:height="2.619cm" svg:x="46.217cm" svg:y="48.867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46.356cm" svg:y="51.485cm" svg:viewBox="0 0 2018 130" draw:points="0,130 2018,130 2018,0 0,0">
                <text:p/>
              </draw:polygon>
              <draw:polygon draw:style-name="gr14" draw:text-style-name="P4" draw:layer="layout" svg:width="2.017cm" svg:height="0.129cm" svg:x="46.356cm" svg:y="51.485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46.356cm" svg:y="48.752cm" svg:viewBox="0 0 2018 130" draw:points="0,130 2018,130 2018,0 0,0">
                <text:p/>
              </draw:polygon>
              <draw:polygon draw:style-name="gr14" draw:text-style-name="P4" draw:layer="layout" svg:width="2.017cm" svg:height="0.129cm" svg:x="46.356cm" svg:y="48.752cm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svg:x="46.726cm" svg:y="49.543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46.726cm" svg:y="49.543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46.356cm" svg:y="48.889cm" svg:viewBox="0 0 1670 2599" draw:points="0,2599 1670,2599 1670,0 0,0">
                <text:p/>
              </draw:polygon>
              <draw:polygon draw:style-name="gr14" draw:text-style-name="P4" draw:layer="layout" svg:width="1.669cm" svg:height="2.598cm" svg:x="46.356cm" svg:y="48.889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47.46cm" svg:y="49.692cm" svg:viewBox="0 0 461 1165" draw:points="461,0 0,0 0,1165 461,1165">
                <text:p/>
              </draw:polygon>
              <draw:polygon draw:style-name="gr14" draw:text-style-name="P4" draw:layer="layout" svg:width="0.46cm" svg:height="1.164cm" svg:x="47.46cm" svg:y="49.692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47.504cm" svg:y="49.848cm" svg:viewBox="0 0 12 35" draw:points="12,35 12,0 0,0 0,35">
                <text:p/>
              </draw:polygon>
              <draw:polygon draw:style-name="gr14" draw:text-style-name="P4" draw:layer="layout" svg:width="0.011cm" svg:height="0.034cm" svg:x="47.504cm" svg:y="49.848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47.496cm" svg:y="49.774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47.496cm" svg:y="49.774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47.496cm" svg:y="49.7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47.496cm" svg:y="49.7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46.876cm" svg:y="49.623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46.876cm" svg:y="49.623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46.356cm" svg:y="49.116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46.356cm" svg:y="49.116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46.217cm" svg:y="48.867cm" svg:viewBox="0 0 141 2620" draw:points="141,2620 141,0 0,0 0,2620">
                <text:p/>
              </draw:polygon>
              <draw:polygon draw:style-name="gr14" draw:text-style-name="P4" draw:layer="layout" svg:width="0.14cm" svg:height="2.619cm" svg:x="46.217cm" svg:y="48.867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46.356cm" svg:y="51.485cm" svg:viewBox="0 0 2018 130" draw:points="0,130 2018,130 2018,0 0,0">
                <text:p/>
              </draw:polygon>
              <draw:polygon draw:style-name="gr14" draw:text-style-name="P4" draw:layer="layout" svg:width="2.017cm" svg:height="0.129cm" svg:x="46.356cm" svg:y="51.485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46.356cm" svg:y="48.752cm" svg:viewBox="0 0 2018 130" draw:points="0,130 2018,130 2018,0 0,0">
                <text:p/>
              </draw:polygon>
              <draw:polygon draw:style-name="gr14" draw:text-style-name="P4" draw:layer="layout" svg:width="2.017cm" svg:height="0.129cm" svg:x="46.356cm" svg:y="48.752cm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svg:x="46.778cm" svg:y="46.215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46.778cm" svg:y="46.215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46.408cm" svg:y="45.561cm" svg:viewBox="0 0 1670 2599" draw:points="0,2599 1670,2599 1670,0 0,0">
                <text:p/>
              </draw:polygon>
              <draw:polygon draw:style-name="gr14" draw:text-style-name="P4" draw:layer="layout" svg:width="1.669cm" svg:height="2.598cm" svg:x="46.408cm" svg:y="45.561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47.512cm" svg:y="46.364cm" svg:viewBox="0 0 461 1165" draw:points="461,0 0,0 0,1165 461,1165">
                <text:p/>
              </draw:polygon>
              <draw:polygon draw:style-name="gr14" draw:text-style-name="P4" draw:layer="layout" svg:width="0.46cm" svg:height="1.164cm" svg:x="47.512cm" svg:y="46.364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47.556cm" svg:y="46.52cm" svg:viewBox="0 0 12 35" draw:points="12,35 12,0 0,0 0,35">
                <text:p/>
              </draw:polygon>
              <draw:polygon draw:style-name="gr14" draw:text-style-name="P4" draw:layer="layout" svg:width="0.011cm" svg:height="0.034cm" svg:x="47.556cm" svg:y="46.52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47.548cm" svg:y="46.446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47.548cm" svg:y="46.446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47.548cm" svg:y="46.39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47.548cm" svg:y="46.39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46.928cm" svg:y="46.295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46.928cm" svg:y="46.295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46.408cm" svg:y="45.788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46.408cm" svg:y="45.788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46.269cm" svg:y="45.539cm" svg:viewBox="0 0 141 2620" draw:points="141,2620 141,0 0,0 0,2620">
                <text:p/>
              </draw:polygon>
              <draw:polygon draw:style-name="gr14" draw:text-style-name="P4" draw:layer="layout" svg:width="0.14cm" svg:height="2.619cm" svg:x="46.269cm" svg:y="45.539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46.408cm" svg:y="48.157cm" svg:viewBox="0 0 2018 130" draw:points="0,130 2018,130 2018,0 0,0">
                <text:p/>
              </draw:polygon>
              <draw:polygon draw:style-name="gr14" draw:text-style-name="P4" draw:layer="layout" svg:width="2.017cm" svg:height="0.129cm" svg:x="46.408cm" svg:y="48.157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46.408cm" svg:y="45.424cm" svg:viewBox="0 0 2018 130" draw:points="0,130 2018,130 2018,0 0,0">
                <text:p/>
              </draw:polygon>
              <draw:polygon draw:style-name="gr14" draw:text-style-name="P4" draw:layer="layout" svg:width="2.017cm" svg:height="0.129cm" svg:x="46.408cm" svg:y="45.424cm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svg:x="46.778cm" svg:y="46.215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46.778cm" svg:y="46.215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46.408cm" svg:y="45.561cm" svg:viewBox="0 0 1670 2599" draw:points="0,2599 1670,2599 1670,0 0,0">
                <text:p/>
              </draw:polygon>
              <draw:polygon draw:style-name="gr14" draw:text-style-name="P4" draw:layer="layout" svg:width="1.669cm" svg:height="2.598cm" svg:x="46.408cm" svg:y="45.561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47.512cm" svg:y="46.364cm" svg:viewBox="0 0 461 1165" draw:points="461,0 0,0 0,1165 461,1165">
                <text:p/>
              </draw:polygon>
              <draw:polygon draw:style-name="gr14" draw:text-style-name="P4" draw:layer="layout" svg:width="0.46cm" svg:height="1.164cm" svg:x="47.512cm" svg:y="46.364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47.556cm" svg:y="46.52cm" svg:viewBox="0 0 12 35" draw:points="12,35 12,0 0,0 0,35">
                <text:p/>
              </draw:polygon>
              <draw:polygon draw:style-name="gr14" draw:text-style-name="P4" draw:layer="layout" svg:width="0.011cm" svg:height="0.034cm" svg:x="47.556cm" svg:y="46.52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47.548cm" svg:y="46.446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47.548cm" svg:y="46.446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47.548cm" svg:y="46.39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47.548cm" svg:y="46.392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46.928cm" svg:y="46.295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46.928cm" svg:y="46.295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46.408cm" svg:y="45.788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46.408cm" svg:y="45.788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46.269cm" svg:y="45.539cm" svg:viewBox="0 0 141 2620" draw:points="141,2620 141,0 0,0 0,2620">
                <text:p/>
              </draw:polygon>
              <draw:polygon draw:style-name="gr14" draw:text-style-name="P4" draw:layer="layout" svg:width="0.14cm" svg:height="2.619cm" svg:x="46.269cm" svg:y="45.539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46.408cm" svg:y="48.157cm" svg:viewBox="0 0 2018 130" draw:points="0,130 2018,130 2018,0 0,0">
                <text:p/>
              </draw:polygon>
              <draw:polygon draw:style-name="gr14" draw:text-style-name="P4" draw:layer="layout" svg:width="2.017cm" svg:height="0.129cm" svg:x="46.408cm" svg:y="48.157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46.408cm" svg:y="45.424cm" svg:viewBox="0 0 2018 130" draw:points="0,130 2018,130 2018,0 0,0">
                <text:p/>
              </draw:polygon>
              <draw:polygon draw:style-name="gr14" draw:text-style-name="P4" draw:layer="layout" svg:width="2.017cm" svg:height="0.129cm" svg:x="46.408cm" svg:y="45.424cm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86cm" svg:height="1.528cm" draw:transform="rotate (1.5707963267949) translate (46.5567710559071cm 44.1171925029349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  <draw:path draw:style-name="gr14" draw:text-style-name="P4" draw:layer="layout" svg:width="1.686cm" svg:height="1.528cm" draw:transform="rotate (1.5707963267949) translate (46.5567710559071cm 44.1171925029349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</draw:g>
            <draw:g>
              <draw:polygon draw:style-name="gr5" draw:text-style-name="P3" draw:layer="layout" svg:width="1.683cm" svg:height="2.598cm" draw:transform="rotate (1.5707963267949) translate (45.902901404437cm 44.4903781278464cm)" svg:viewBox="0 0 1684 2599" draw:points="0,2599 1684,2599 1684,0 0,0">
                <text:p/>
              </draw:polygon>
              <draw:polygon draw:style-name="gr14" draw:text-style-name="P4" draw:layer="layout" svg:width="1.683cm" svg:height="2.598cm" draw:transform="rotate (1.5707963267949) translate (45.902901404437cm 44.4903781278464cm)" svg:viewBox="0 0 1684 2599" draw:points="0,2599 1684,2599 1684,0 0,0">
                <text:p/>
              </draw:polygon>
            </draw:g>
            <draw:g>
              <draw:polygon draw:style-name="gr5" draw:text-style-name="P3" draw:layer="layout" svg:width="0.464cm" svg:height="1.164cm" draw:transform="rotate (1.5707963267949) translate (46.705845798075cm 43.3779061350291cm)" svg:viewBox="0 0 465 1165" draw:points="465,0 0,0 0,1165 465,1165">
                <text:p/>
              </draw:polygon>
              <draw:polygon draw:style-name="gr14" draw:text-style-name="P4" draw:layer="layout" svg:width="0.464cm" svg:height="1.164cm" draw:transform="rotate (1.5707963267949) translate (46.705845798075cm 43.3779061350291cm)" svg:viewBox="0 0 465 1165" draw:points="465,0 0,0 0,1165 465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46.8611891233559cm 43.3330709917416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1.5707963267949) translate (46.8611891233559cm 43.3330709917416cm)" svg:viewBox="0 0 12 35" draw:points="12,35 12,0 0,0 0,35">
                <text:p/>
              </draw:polygon>
            </draw:g>
            <draw:g>
              <draw:path draw:style-name="gr18" draw:text-style-name="P11" draw:layer="layout" svg:width="0.359cm" svg:height="1.053cm" draw:transform="rotate (1.5707963267949) translate (46.78733737855cm 43.3414775811081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  <draw:path draw:style-name="gr14" draw:text-style-name="P4" draw:layer="layout" svg:width="0.359cm" svg:height="1.053cm" draw:transform="rotate (1.5707963267949) translate (46.78733737855cm 43.3414775811081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</draw:g>
            <draw:g>
              <draw:path draw:style-name="gr18" draw:text-style-name="P11" draw:layer="layout" svg:width="0.359cm" svg:height="1.104cm" draw:transform="rotate (1.5707963267949) translate (46.7338585288629cm 43.3414775811081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  <draw:path draw:style-name="gr14" draw:text-style-name="P4" draw:layer="layout" svg:width="0.359cm" svg:height="1.104cm" draw:transform="rotate (1.5707963267949) translate (46.7338585288629cm 43.3414775811081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</draw:g>
            <draw:g>
              <draw:path draw:style-name="gr5" draw:text-style-name="P3" draw:layer="layout" svg:width="0.562cm" svg:height="1.305cm" draw:transform="rotate (1.5707963267949) translate (46.6370872770488cm 43.96636739067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376 920c16-5 32-14 49-24 42-25 79-57 103-101s35-93 35-139c0-51-11-100-35-144s-61-77-103-102c-17-9-33-19-49-23z">
                <text:p/>
              </draw:path>
              <draw:path draw:style-name="gr14" draw:text-style-name="P4" draw:layer="layout" svg:width="0.562cm" svg:height="1.305cm" draw:transform="rotate (1.5707963267949) translate (46.6370872770488cm 43.96636739067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234 401h71M234 512h71M234 623h71M234 737h71M234 850h71M234 964h71M234 341h71M234 456h71M234 568h71M234 681h71M234 795h71M234 906h71M264 1077h32M264 1022h32M264 283h32M264 227h32M309 58v1188M376 920c16-5 32-14 49-24 42-25 79-57 103-101s35-93 35-139c0-51-11-100-35-144s-61-77-103-102c-17-9-33-19-49-23z">
                <text:p/>
              </draw:path>
            </draw:g>
            <draw:g>
              <draw:path draw:style-name="gr5" draw:text-style-name="P3" draw:layer="layout" svg:width="0.912cm" svg:height="2.255cm" draw:transform="rotate (1.5707963267949) translate (46.1301537827126cm 44.4903781278464cm)" svg:viewBox="0 0 913 2256" svg:d="M68 2212h705v-2166h-705zM773 2256h-773v-2256h773v46h-705v2166h705zM841 2256v-2256h-68v2256zM841 1221v-186h72v186z">
                <text:p/>
              </draw:path>
              <draw:path draw:style-name="gr14" draw:text-style-name="P4" draw:layer="layout" svg:width="0.912cm" svg:height="2.255cm" draw:transform="rotate (1.5707963267949) translate (46.1301537827126cm 44.4903781278464cm)" svg:viewBox="0 0 913 2256" svg:d="M68 2212h705v-2166h-705zM773 2256h-773v-2256h773v46h-705v2166h705zM841 2256v-2256h-68v2256zM841 1221v-186h72v186z">
                <text:p/>
              </draw:path>
            </draw:g>
            <draw:g>
              <draw:polygon draw:style-name="gr5" draw:text-style-name="P3" draw:layer="layout" svg:width="0.141cm" svg:height="2.619cm" draw:transform="rotate (1.5707963267949) translate (45.8801767079568cm 44.6304879506193cm)" svg:viewBox="0 0 142 2620" draw:points="142,2620 142,0 0,0 0,2620">
                <text:p/>
              </draw:polygon>
              <draw:polygon draw:style-name="gr14" draw:text-style-name="P4" draw:layer="layout" svg:width="0.141cm" svg:height="2.619cm" draw:transform="rotate (1.5707963267949) translate (45.8801767079568cm 44.6304879506193cm)" svg:viewBox="0 0 142 2620" draw:points="142,2620 142,0 0,0 0,2620">
                <text:p/>
              </draw:polygon>
            </draw:g>
            <draw:g>
              <draw:polygon draw:style-name="gr5" draw:text-style-name="P3" draw:layer="layout" svg:width="2.034cm" svg:height="0.129cm" draw:transform="rotate (1.5707963267949) translate (48.4986605685319cm 44.490378127846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1.5707963267949) translate (48.4986605685319cm 44.4903781278464cm)" svg:viewBox="0 0 2035 130" draw:points="0,130 2035,130 2035,0 0,0">
                <text:p/>
              </draw:polygon>
            </draw:g>
            <draw:g>
              <draw:polygon draw:style-name="gr5" draw:text-style-name="P3" draw:layer="layout" svg:width="2.034cm" svg:height="0.129cm" draw:transform="rotate (1.5707963267949) translate (45.7655583310518cm 44.490378127846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1.5707963267949) translate (45.7655583310518cm 44.4903781278464cm)" svg:viewBox="0 0 2035 130" draw:points="0,130 2035,130 2035,0 0,0">
                <text:p/>
              </draw:polygon>
            </draw:g>
          </draw:g>
          <draw:g>
            <draw:g>
              <draw:path draw:style-name="gr5" draw:text-style-name="P3" draw:layer="layout" svg:width="1.686cm" svg:height="1.528cm" draw:transform="rotate (1.5707963267949) translate (46.5567710559071cm 44.1171925029349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  <draw:path draw:style-name="gr14" draw:text-style-name="P4" draw:layer="layout" svg:width="1.686cm" svg:height="1.528cm" draw:transform="rotate (1.5707963267949) translate (46.5567710559071cm 44.1171925029349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</draw:g>
            <draw:g>
              <draw:polygon draw:style-name="gr5" draw:text-style-name="P3" draw:layer="layout" svg:width="1.683cm" svg:height="2.598cm" draw:transform="rotate (1.5707963267949) translate (45.902901404437cm 44.4903781278464cm)" svg:viewBox="0 0 1684 2599" draw:points="0,2599 1684,2599 1684,0 0,0">
                <text:p/>
              </draw:polygon>
              <draw:polygon draw:style-name="gr14" draw:text-style-name="P4" draw:layer="layout" svg:width="1.683cm" svg:height="2.598cm" draw:transform="rotate (1.5707963267949) translate (45.902901404437cm 44.4903781278464cm)" svg:viewBox="0 0 1684 2599" draw:points="0,2599 1684,2599 1684,0 0,0">
                <text:p/>
              </draw:polygon>
            </draw:g>
            <draw:g>
              <draw:polygon draw:style-name="gr5" draw:text-style-name="P3" draw:layer="layout" svg:width="0.464cm" svg:height="1.164cm" draw:transform="rotate (1.5707963267949) translate (46.705845798075cm 43.3779061350291cm)" svg:viewBox="0 0 465 1165" draw:points="465,0 0,0 0,1165 465,1165">
                <text:p/>
              </draw:polygon>
              <draw:polygon draw:style-name="gr14" draw:text-style-name="P4" draw:layer="layout" svg:width="0.464cm" svg:height="1.164cm" draw:transform="rotate (1.5707963267949) translate (46.705845798075cm 43.3779061350291cm)" svg:viewBox="0 0 465 1165" draw:points="465,0 0,0 0,1165 465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46.8611891233559cm 43.3330709917416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1.5707963267949) translate (46.8611891233559cm 43.3330709917416cm)" svg:viewBox="0 0 12 35" draw:points="12,35 12,0 0,0 0,35">
                <text:p/>
              </draw:polygon>
            </draw:g>
            <draw:g>
              <draw:path draw:style-name="gr18" draw:text-style-name="P11" draw:layer="layout" svg:width="0.359cm" svg:height="1.053cm" draw:transform="rotate (1.5707963267949) translate (46.78733737855cm 43.3414775811081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  <draw:path draw:style-name="gr14" draw:text-style-name="P4" draw:layer="layout" svg:width="0.359cm" svg:height="1.053cm" draw:transform="rotate (1.5707963267949) translate (46.78733737855cm 43.3414775811081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</draw:g>
            <draw:g>
              <draw:path draw:style-name="gr18" draw:text-style-name="P11" draw:layer="layout" svg:width="0.359cm" svg:height="1.104cm" draw:transform="rotate (1.5707963267949) translate (46.7338585288629cm 43.3414775811081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  <draw:path draw:style-name="gr14" draw:text-style-name="P4" draw:layer="layout" svg:width="0.359cm" svg:height="1.104cm" draw:transform="rotate (1.5707963267949) translate (46.7338585288629cm 43.3414775811081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</draw:g>
            <draw:g>
              <draw:path draw:style-name="gr5" draw:text-style-name="P3" draw:layer="layout" svg:width="0.562cm" svg:height="1.305cm" draw:transform="rotate (1.5707963267949) translate (46.6370872770488cm 43.96636739067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376 920c16-5 32-14 49-24 42-25 79-57 103-101s35-93 35-139c0-51-11-100-35-144s-61-77-103-102c-17-9-33-19-49-23z">
                <text:p/>
              </draw:path>
              <draw:path draw:style-name="gr14" draw:text-style-name="P4" draw:layer="layout" svg:width="0.562cm" svg:height="1.305cm" draw:transform="rotate (1.5707963267949) translate (46.6370872770488cm 43.96636739067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234 401h71M234 512h71M234 623h71M234 737h71M234 850h71M234 964h71M234 341h71M234 456h71M234 568h71M234 681h71M234 795h71M234 906h71M264 1077h32M264 1022h32M264 283h32M264 227h32M309 58v1188M376 920c16-5 32-14 49-24 42-25 79-57 103-101s35-93 35-139c0-51-11-100-35-144s-61-77-103-102c-17-9-33-19-49-23z">
                <text:p/>
              </draw:path>
            </draw:g>
            <draw:g>
              <draw:path draw:style-name="gr5" draw:text-style-name="P3" draw:layer="layout" svg:width="0.912cm" svg:height="2.255cm" draw:transform="rotate (1.5707963267949) translate (46.1301537827126cm 44.4903781278464cm)" svg:viewBox="0 0 913 2256" svg:d="M68 2212h705v-2166h-705zM773 2256h-773v-2256h773v46h-705v2166h705zM841 2256v-2256h-68v2256zM841 1221v-186h72v186z">
                <text:p/>
              </draw:path>
              <draw:path draw:style-name="gr14" draw:text-style-name="P4" draw:layer="layout" svg:width="0.912cm" svg:height="2.255cm" draw:transform="rotate (1.5707963267949) translate (46.1301537827126cm 44.4903781278464cm)" svg:viewBox="0 0 913 2256" svg:d="M68 2212h705v-2166h-705zM773 2256h-773v-2256h773v46h-705v2166h705zM841 2256v-2256h-68v2256zM841 1221v-186h72v186z">
                <text:p/>
              </draw:path>
            </draw:g>
            <draw:g>
              <draw:polygon draw:style-name="gr5" draw:text-style-name="P3" draw:layer="layout" svg:width="0.141cm" svg:height="2.619cm" draw:transform="rotate (1.5707963267949) translate (45.8801767079568cm 44.6304879506193cm)" svg:viewBox="0 0 142 2620" draw:points="142,2620 142,0 0,0 0,2620">
                <text:p/>
              </draw:polygon>
              <draw:polygon draw:style-name="gr14" draw:text-style-name="P4" draw:layer="layout" svg:width="0.141cm" svg:height="2.619cm" draw:transform="rotate (1.5707963267949) translate (45.8801767079568cm 44.6304879506193cm)" svg:viewBox="0 0 142 2620" draw:points="142,2620 142,0 0,0 0,2620">
                <text:p/>
              </draw:polygon>
            </draw:g>
            <draw:g>
              <draw:polygon draw:style-name="gr5" draw:text-style-name="P3" draw:layer="layout" svg:width="2.034cm" svg:height="0.129cm" draw:transform="rotate (1.5707963267949) translate (48.4986605685319cm 44.490378127846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1.5707963267949) translate (48.4986605685319cm 44.4903781278464cm)" svg:viewBox="0 0 2035 130" draw:points="0,130 2035,130 2035,0 0,0">
                <text:p/>
              </draw:polygon>
            </draw:g>
            <draw:g>
              <draw:polygon draw:style-name="gr5" draw:text-style-name="P3" draw:layer="layout" svg:width="2.034cm" svg:height="0.129cm" draw:transform="rotate (1.5707963267949) translate (45.7655583310518cm 44.490378127846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1.5707963267949) translate (45.7655583310518cm 44.4903781278464cm)" svg:viewBox="0 0 2035 130" draw:points="0,130 2035,130 2035,0 0,0">
                <text:p/>
              </draw:polygon>
            </draw:g>
          </draw:g>
        </draw:g>
        <draw:custom-shape draw:style-name="gr16" draw:text-style-name="P9" draw:layer="layout" svg:width="0.725cm" svg:height="0.423cm" svg:x="35.269cm" svg:y="41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5" draw:text-style-name="P3" draw:layer="layout" svg:width="0.281cm" svg:height="0.14cm" draw:transform="rotate (1.5707963267949) translate (49.7404816278076cm 44.992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9.7404816278076cm 45.133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49.7404816278076cm 45.521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9.7404816278076cm 45.662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g>
              <draw:path draw:style-name="gr5" draw:text-style-name="P3" draw:layer="layout" svg:width="1.686cm" svg:height="1.528cm" draw:transform="rotate (1.5707963267949) translate (35.3237710559071cm 44.0051925029349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  <draw:path draw:style-name="gr14" draw:text-style-name="P4" draw:layer="layout" svg:width="1.686cm" svg:height="1.528cm" draw:transform="rotate (1.5707963267949) translate (35.3237710559071cm 44.0051925029349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</draw:g>
            <draw:g>
              <draw:polygon draw:style-name="gr5" draw:text-style-name="P3" draw:layer="layout" svg:width="1.683cm" svg:height="2.598cm" draw:transform="rotate (1.5707963267949) translate (34.669901404437cm 44.3783781278464cm)" svg:viewBox="0 0 1684 2599" draw:points="0,2599 1684,2599 1684,0 0,0">
                <text:p/>
              </draw:polygon>
              <draw:polygon draw:style-name="gr14" draw:text-style-name="P4" draw:layer="layout" svg:width="1.683cm" svg:height="2.598cm" draw:transform="rotate (1.5707963267949) translate (34.669901404437cm 44.3783781278464cm)" svg:viewBox="0 0 1684 2599" draw:points="0,2599 1684,2599 1684,0 0,0">
                <text:p/>
              </draw:polygon>
            </draw:g>
            <draw:g>
              <draw:polygon draw:style-name="gr5" draw:text-style-name="P3" draw:layer="layout" svg:width="0.464cm" svg:height="1.164cm" draw:transform="rotate (1.5707963267949) translate (35.472845798075cm 43.2659061350291cm)" svg:viewBox="0 0 465 1165" draw:points="465,0 0,0 0,1165 465,1165">
                <text:p/>
              </draw:polygon>
              <draw:polygon draw:style-name="gr14" draw:text-style-name="P4" draw:layer="layout" svg:width="0.464cm" svg:height="1.164cm" draw:transform="rotate (1.5707963267949) translate (35.472845798075cm 43.2659061350291cm)" svg:viewBox="0 0 465 1165" draw:points="465,0 0,0 0,1165 465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35.6281891233559cm 43.2210709917416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1.5707963267949) translate (35.6281891233559cm 43.2210709917416cm)" svg:viewBox="0 0 12 35" draw:points="12,35 12,0 0,0 0,35">
                <text:p/>
              </draw:polygon>
            </draw:g>
            <draw:g>
              <draw:path draw:style-name="gr18" draw:text-style-name="P11" draw:layer="layout" svg:width="0.359cm" svg:height="1.053cm" draw:transform="rotate (1.5707963267949) translate (35.55433737855cm 43.2294775811081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  <draw:path draw:style-name="gr14" draw:text-style-name="P4" draw:layer="layout" svg:width="0.359cm" svg:height="1.053cm" draw:transform="rotate (1.5707963267949) translate (35.55433737855cm 43.2294775811081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</draw:g>
            <draw:g>
              <draw:path draw:style-name="gr18" draw:text-style-name="P11" draw:layer="layout" svg:width="0.359cm" svg:height="1.104cm" draw:transform="rotate (1.5707963267949) translate (35.5008585288629cm 43.2294775811081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  <draw:path draw:style-name="gr14" draw:text-style-name="P4" draw:layer="layout" svg:width="0.359cm" svg:height="1.104cm" draw:transform="rotate (1.5707963267949) translate (35.5008585288629cm 43.2294775811081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</draw:g>
            <draw:g>
              <draw:path draw:style-name="gr5" draw:text-style-name="P3" draw:layer="layout" svg:width="0.562cm" svg:height="1.305cm" draw:transform="rotate (1.5707963267949) translate (35.4040872770488cm 43.85436739067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376 920c16-5 32-14 49-24 42-25 79-57 103-101s35-93 35-139c0-51-11-100-35-144s-61-77-103-102c-17-9-33-19-49-23z">
                <text:p/>
              </draw:path>
              <draw:path draw:style-name="gr14" draw:text-style-name="P4" draw:layer="layout" svg:width="0.562cm" svg:height="1.305cm" draw:transform="rotate (1.5707963267949) translate (35.4040872770488cm 43.85436739067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234 401h71M234 512h71M234 623h71M234 737h71M234 850h71M234 964h71M234 341h71M234 456h71M234 568h71M234 681h71M234 795h71M234 906h71M264 1077h32M264 1022h32M264 283h32M264 227h32M309 58v1188M376 920c16-5 32-14 49-24 42-25 79-57 103-101s35-93 35-139c0-51-11-100-35-144s-61-77-103-102c-17-9-33-19-49-23z">
                <text:p/>
              </draw:path>
            </draw:g>
            <draw:g>
              <draw:path draw:style-name="gr5" draw:text-style-name="P3" draw:layer="layout" svg:width="0.912cm" svg:height="2.255cm" draw:transform="rotate (1.5707963267949) translate (34.8971537827126cm 44.3783781278464cm)" svg:viewBox="0 0 913 2256" svg:d="M68 2212h705v-2166h-705zM773 2256h-773v-2256h773v46h-705v2166h705zM841 2256v-2256h-68v2256zM841 1221v-186h72v186z">
                <text:p/>
              </draw:path>
              <draw:path draw:style-name="gr14" draw:text-style-name="P4" draw:layer="layout" svg:width="0.912cm" svg:height="2.255cm" draw:transform="rotate (1.5707963267949) translate (34.8971537827126cm 44.3783781278464cm)" svg:viewBox="0 0 913 2256" svg:d="M68 2212h705v-2166h-705zM773 2256h-773v-2256h773v46h-705v2166h705zM841 2256v-2256h-68v2256zM841 1221v-186h72v186z">
                <text:p/>
              </draw:path>
            </draw:g>
            <draw:g>
              <draw:polygon draw:style-name="gr5" draw:text-style-name="P3" draw:layer="layout" svg:width="0.141cm" svg:height="2.619cm" draw:transform="rotate (1.5707963267949) translate (34.6471767079568cm 44.5184879506193cm)" svg:viewBox="0 0 142 2620" draw:points="142,2620 142,0 0,0 0,2620">
                <text:p/>
              </draw:polygon>
              <draw:polygon draw:style-name="gr14" draw:text-style-name="P4" draw:layer="layout" svg:width="0.141cm" svg:height="2.619cm" draw:transform="rotate (1.5707963267949) translate (34.6471767079568cm 44.5184879506193cm)" svg:viewBox="0 0 142 2620" draw:points="142,2620 142,0 0,0 0,2620">
                <text:p/>
              </draw:polygon>
            </draw:g>
            <draw:g>
              <draw:polygon draw:style-name="gr5" draw:text-style-name="P3" draw:layer="layout" svg:width="2.034cm" svg:height="0.129cm" draw:transform="rotate (1.5707963267949) translate (37.2656605685319cm 44.378378127846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1.5707963267949) translate (37.2656605685319cm 44.3783781278464cm)" svg:viewBox="0 0 2035 130" draw:points="0,130 2035,130 2035,0 0,0">
                <text:p/>
              </draw:polygon>
            </draw:g>
            <draw:g>
              <draw:polygon draw:style-name="gr5" draw:text-style-name="P3" draw:layer="layout" svg:width="2.034cm" svg:height="0.129cm" draw:transform="rotate (1.5707963267949) translate (34.5325583310518cm 44.378378127846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1.5707963267949) translate (34.5325583310518cm 44.3783781278464cm)" svg:viewBox="0 0 2035 130" draw:points="0,130 2035,130 2035,0 0,0">
                <text:p/>
              </draw:polygon>
            </draw:g>
          </draw:g>
          <draw:g>
            <draw:g>
              <draw:path draw:style-name="gr5" draw:text-style-name="P3" draw:layer="layout" svg:width="1.686cm" svg:height="1.528cm" draw:transform="rotate (1.5707963267949) translate (35.3237710559071cm 44.0051925029349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  <draw:path draw:style-name="gr14" draw:text-style-name="P4" draw:layer="layout" svg:width="1.686cm" svg:height="1.528cm" draw:transform="rotate (1.5707963267949) translate (35.3237710559071cm 44.0051925029349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</draw:g>
            <draw:g>
              <draw:polygon draw:style-name="gr5" draw:text-style-name="P3" draw:layer="layout" svg:width="1.683cm" svg:height="2.598cm" draw:transform="rotate (1.5707963267949) translate (34.669901404437cm 44.3783781278464cm)" svg:viewBox="0 0 1684 2599" draw:points="0,2599 1684,2599 1684,0 0,0">
                <text:p/>
              </draw:polygon>
              <draw:polygon draw:style-name="gr14" draw:text-style-name="P4" draw:layer="layout" svg:width="1.683cm" svg:height="2.598cm" draw:transform="rotate (1.5707963267949) translate (34.669901404437cm 44.3783781278464cm)" svg:viewBox="0 0 1684 2599" draw:points="0,2599 1684,2599 1684,0 0,0">
                <text:p/>
              </draw:polygon>
            </draw:g>
            <draw:g>
              <draw:polygon draw:style-name="gr5" draw:text-style-name="P3" draw:layer="layout" svg:width="0.464cm" svg:height="1.164cm" draw:transform="rotate (1.5707963267949) translate (35.472845798075cm 43.2659061350291cm)" svg:viewBox="0 0 465 1165" draw:points="465,0 0,0 0,1165 465,1165">
                <text:p/>
              </draw:polygon>
              <draw:polygon draw:style-name="gr14" draw:text-style-name="P4" draw:layer="layout" svg:width="0.464cm" svg:height="1.164cm" draw:transform="rotate (1.5707963267949) translate (35.472845798075cm 43.2659061350291cm)" svg:viewBox="0 0 465 1165" draw:points="465,0 0,0 0,1165 465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35.6281891233559cm 43.2210709917416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1.5707963267949) translate (35.6281891233559cm 43.2210709917416cm)" svg:viewBox="0 0 12 35" draw:points="12,35 12,0 0,0 0,35">
                <text:p/>
              </draw:polygon>
            </draw:g>
            <draw:g>
              <draw:path draw:style-name="gr18" draw:text-style-name="P11" draw:layer="layout" svg:width="0.359cm" svg:height="1.053cm" draw:transform="rotate (1.5707963267949) translate (35.55433737855cm 43.2294775811081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  <draw:path draw:style-name="gr14" draw:text-style-name="P4" draw:layer="layout" svg:width="0.359cm" svg:height="1.053cm" draw:transform="rotate (1.5707963267949) translate (35.55433737855cm 43.2294775811081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</draw:g>
            <draw:g>
              <draw:path draw:style-name="gr18" draw:text-style-name="P11" draw:layer="layout" svg:width="0.359cm" svg:height="1.104cm" draw:transform="rotate (1.5707963267949) translate (35.5008585288629cm 43.2294775811081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  <draw:path draw:style-name="gr14" draw:text-style-name="P4" draw:layer="layout" svg:width="0.359cm" svg:height="1.104cm" draw:transform="rotate (1.5707963267949) translate (35.5008585288629cm 43.2294775811081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</draw:g>
            <draw:g>
              <draw:path draw:style-name="gr5" draw:text-style-name="P3" draw:layer="layout" svg:width="0.562cm" svg:height="1.305cm" draw:transform="rotate (1.5707963267949) translate (35.4040872770488cm 43.85436739067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376 920c16-5 32-14 49-24 42-25 79-57 103-101s35-93 35-139c0-51-11-100-35-144s-61-77-103-102c-17-9-33-19-49-23z">
                <text:p/>
              </draw:path>
              <draw:path draw:style-name="gr14" draw:text-style-name="P4" draw:layer="layout" svg:width="0.562cm" svg:height="1.305cm" draw:transform="rotate (1.5707963267949) translate (35.4040872770488cm 43.85436739067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234 401h71M234 512h71M234 623h71M234 737h71M234 850h71M234 964h71M234 341h71M234 456h71M234 568h71M234 681h71M234 795h71M234 906h71M264 1077h32M264 1022h32M264 283h32M264 227h32M309 58v1188M376 920c16-5 32-14 49-24 42-25 79-57 103-101s35-93 35-139c0-51-11-100-35-144s-61-77-103-102c-17-9-33-19-49-23z">
                <text:p/>
              </draw:path>
            </draw:g>
            <draw:g>
              <draw:path draw:style-name="gr5" draw:text-style-name="P3" draw:layer="layout" svg:width="0.912cm" svg:height="2.255cm" draw:transform="rotate (1.5707963267949) translate (34.8971537827126cm 44.3783781278464cm)" svg:viewBox="0 0 913 2256" svg:d="M68 2212h705v-2166h-705zM773 2256h-773v-2256h773v46h-705v2166h705zM841 2256v-2256h-68v2256zM841 1221v-186h72v186z">
                <text:p/>
              </draw:path>
              <draw:path draw:style-name="gr14" draw:text-style-name="P4" draw:layer="layout" svg:width="0.912cm" svg:height="2.255cm" draw:transform="rotate (1.5707963267949) translate (34.8971537827126cm 44.3783781278464cm)" svg:viewBox="0 0 913 2256" svg:d="M68 2212h705v-2166h-705zM773 2256h-773v-2256h773v46h-705v2166h705zM841 2256v-2256h-68v2256zM841 1221v-186h72v186z">
                <text:p/>
              </draw:path>
            </draw:g>
            <draw:g>
              <draw:polygon draw:style-name="gr5" draw:text-style-name="P3" draw:layer="layout" svg:width="0.141cm" svg:height="2.619cm" draw:transform="rotate (1.5707963267949) translate (34.6471767079568cm 44.5184879506193cm)" svg:viewBox="0 0 142 2620" draw:points="142,2620 142,0 0,0 0,2620">
                <text:p/>
              </draw:polygon>
              <draw:polygon draw:style-name="gr14" draw:text-style-name="P4" draw:layer="layout" svg:width="0.141cm" svg:height="2.619cm" draw:transform="rotate (1.5707963267949) translate (34.6471767079568cm 44.5184879506193cm)" svg:viewBox="0 0 142 2620" draw:points="142,2620 142,0 0,0 0,2620">
                <text:p/>
              </draw:polygon>
            </draw:g>
            <draw:g>
              <draw:polygon draw:style-name="gr5" draw:text-style-name="P3" draw:layer="layout" svg:width="2.034cm" svg:height="0.129cm" draw:transform="rotate (1.5707963267949) translate (37.2656605685319cm 44.378378127846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1.5707963267949) translate (37.2656605685319cm 44.3783781278464cm)" svg:viewBox="0 0 2035 130" draw:points="0,130 2035,130 2035,0 0,0">
                <text:p/>
              </draw:polygon>
            </draw:g>
            <draw:g>
              <draw:polygon draw:style-name="gr5" draw:text-style-name="P3" draw:layer="layout" svg:width="2.034cm" svg:height="0.129cm" draw:transform="rotate (1.5707963267949) translate (34.5325583310518cm 44.378378127846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1.5707963267949) translate (34.5325583310518cm 44.3783781278464cm)" svg:viewBox="0 0 2035 130" draw:points="0,130 2035,130 2035,0 0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3.14159265358979) translate (19.6913591785565cm 41.91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19.8313591785565cm 41.919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19.1623591785565cm 41.91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19.3023591785565cm 41.919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line draw:style-name="gr7" draw:text-style-name="P4" draw:layer="layout" svg:x1="34.797cm" svg:y1="40.894cm" svg:x2="34.797cm" svg:y2="39.221cm">
          <text:p/>
        </draw:line>
        <draw:g>
          <draw:polygon draw:style-name="gr17" draw:text-style-name="P10" draw:layer="layout" svg:width="0.453cm" svg:height="0.582cm" draw:transform="rotate (-3.14159265358979) translate (35.0171686588983cm 41.4965417329177cm)" svg:viewBox="0 0 454 583" draw:points="0,583 454,583 225,0">
            <text:p/>
          </draw:polygon>
          <draw:polygon draw:style-name="gr6" draw:text-style-name="P4" draw:layer="layout" svg:width="0.453cm" svg:height="0.582cm" draw:transform="rotate (-3.14159265358979) translate (35.0171686588983cm 41.4965417329177cm)" svg:viewBox="0 0 454 583" draw:points="0,583 454,583 225,0">
            <text:p/>
          </draw:polygon>
        </draw:g>
        <draw:custom-shape draw:style-name="gr16" draw:text-style-name="P9" draw:layer="layout" svg:width="0.725cm" svg:height="0.423cm" draw:transform="rotate (1.5707963267949) translate (33.905cm 47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5" draw:text-style-name="P3" draw:layer="layout" svg:width="0.281cm" svg:height="0.14cm" draw:transform="rotate (1.5707963267949) translate (33.1534816278076cm 47.652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534816278076cm 47.793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534816278076cm 48.181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534816278076cm 48.322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3.4513591785565cm 41.882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3.5913591785565cm 41.882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2.9223591785565cm 41.882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3.0623591785565cm 41.882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7.8023591785565cm 41.957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7.9423591785565cm 41.957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7.2733591785565cm 41.957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7.4133591785565cm 41.957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31.3373591785565cm 41.91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31.4773591785565cm 41.919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30.8083591785565cm 41.91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30.9483591785565cm 41.919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264816278076cm 43.523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264816278076cm 43.664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264816278076cm 44.052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264816278076cm 44.193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1294816278076cm 51.125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294816278076cm 51.266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294816278076cm 51.654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294816278076cm 51.795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38.3936408214435cm 41.9235183721924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3.14159265358979) translate (38.5346408214435cm 41.92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3.14159265358979) translate (38.9226408214435cm 41.9235183721924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3.14159265358979) translate (39.0636408214435cm 41.923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0.9573832682235cm 37.52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0.9573832682235cm 37.52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6112529196932cm 37.150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1.6112529196932cm 37.150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0.8083085260556cm 38.253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0.8083085260556cm 38.253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6529652007746cm 38.298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0.6529652007746cm 38.298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7268169455805cm 38.28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0.7268169455805cm 38.28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7802957952674cm 38.28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0.7802957952674cm 38.28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0.8770670470818cm 37.66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0.8770670470818cm 37.66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3840005414179cm 37.150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1.3840005414179cm 37.150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6339776161739cm 37.011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1.6339776161739cm 37.011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0154937555985cm 37.15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0154937555985cm 37.150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7485959930789cm 37.15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1.7485959930789cm 37.150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0.9573832682235cm 37.52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0.9573832682235cm 37.52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6112529196932cm 37.150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1.6112529196932cm 37.150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0.8083085260556cm 38.253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0.8083085260556cm 38.253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6529652007746cm 38.298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0.6529652007746cm 38.298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7268169455805cm 38.28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0.7268169455805cm 38.28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7802957952674cm 38.28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0.7802957952674cm 38.28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0.8770670470818cm 37.66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0.8770670470818cm 37.66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3840005414179cm 37.150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1.3840005414179cm 37.150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6339776161739cm 37.011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1.6339776161739cm 37.011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0154937555985cm 37.15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0154937555985cm 37.150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7485959930789cm 37.15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1.7485959930789cm 37.1502480645538cm)" svg:viewBox="0 0 2018 130" draw:points="0,130 2018,130 2018,0 0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svg:x="19.409cm" svg:y="40.66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268cm" svg:y="40.66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18.88cm" svg:y="40.66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8.739cm" svg:y="40.66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3.169cm" svg:y="40.70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028cm" svg:y="40.70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2.64cm" svg:y="40.70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2.499cm" svg:y="40.70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7.491cm" svg:y="40.68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7.35cm" svg:y="40.68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6.962cm" svg:y="40.68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6.821cm" svg:y="40.68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31.055cm" svg:y="40.66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30.914cm" svg:y="40.66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30.526cm" svg:y="40.66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30.385cm" svg:y="40.66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19.8943591785565cm 27.184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0.0343591785565cm 27.184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19.3653591785565cm 27.184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19.5053591785565cm 27.184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3.6543591785565cm 27.147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3.7943591785565cm 27.147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3.1253591785565cm 27.147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3.2653591785565cm 27.147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31.5403591785565cm 27.184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31.6803591785565cm 27.184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31.0113591785565cm 27.184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31.1513591785565cm 27.184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svg:x="19.585cm" svg:y="25.94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444cm" svg:y="25.94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19.056cm" svg:y="25.94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8.915cm" svg:y="25.94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3.345cm" svg:y="25.977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204cm" svg:y="25.977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2.816cm" svg:y="25.977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2.675cm" svg:y="25.977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7.667cm" svg:y="25.96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7.526cm" svg:y="25.96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7.138cm" svg:y="25.96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6.997cm" svg:y="25.96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31.231cm" svg:y="25.94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31.09cm" svg:y="25.94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30.702cm" svg:y="25.94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30.561cm" svg:y="25.94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1734816278076cm 23.930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33.1734816278076cm 24.0703591785565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734816278076cm 23.401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33.1734816278076cm 23.5413591785565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6.6453591785565cm 18.70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6.7853591785565cm 18.709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6.1163591785565cm 18.70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6.2563591785565cm 18.709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6.1363832682235cm 37.52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6.1363832682235cm 37.52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6.7902529196932cm 37.151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6.7902529196932cm 37.151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5.9873085260556cm 38.254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5.9873085260556cm 38.254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5.8319652007746cm 38.299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5.8319652007746cm 38.299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5.9058169455805cm 38.29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5.9058169455805cm 38.29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5.9592957952674cm 38.29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5.9592957952674cm 38.29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6.0560670470818cm 37.67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6.0560670470818cm 37.67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5630005414179cm 37.151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6.5630005414179cm 37.151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6.8129776161739cm 37.012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6.8129776161739cm 37.012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1944937555985cm 37.15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4.1944937555985cm 37.151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6.9275959930789cm 37.15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6.9275959930789cm 37.151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6.1363832682235cm 37.52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6.1363832682235cm 37.52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6.7902529196932cm 37.151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6.7902529196932cm 37.151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5.9873085260556cm 38.254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5.9873085260556cm 38.254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5.8319652007746cm 38.299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5.8319652007746cm 38.299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5.9058169455805cm 38.29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5.9058169455805cm 38.29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5.9592957952674cm 38.29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5.9592957952674cm 38.29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6.0560670470818cm 37.67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6.0560670470818cm 37.67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5630005414179cm 37.151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6.5630005414179cm 37.151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6.8129776161739cm 37.012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6.8129776161739cm 37.012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1944937555985cm 37.15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4.1944937555985cm 37.151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6.9275959930789cm 37.15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6.9275959930789cm 37.151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31.0123832682235cm 37.44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31.0123832682235cm 37.44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6662529196932cm 37.074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31.6662529196932cm 37.074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0.8633085260556cm 38.177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30.8633085260556cm 38.177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0.7079652007746cm 38.222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30.7079652007746cm 38.222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0.7818169455805cm 38.21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30.7818169455805cm 38.21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0.8352957952674cm 38.21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30.8352957952674cm 38.21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0.9320670470818cm 37.59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30.9320670470818cm 37.59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4390005414179cm 37.074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31.4390005414179cm 37.074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1.6889776161739cm 36.935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31.6889776161739cm 36.935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0704937555985cm 37.07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9.0704937555985cm 37.074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1.8035959930789cm 37.07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31.8035959930789cm 37.074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31.0123832682235cm 37.44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31.0123832682235cm 37.44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6662529196932cm 37.074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31.6662529196932cm 37.074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0.8633085260556cm 38.177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30.8633085260556cm 38.177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0.7079652007746cm 38.222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30.7079652007746cm 38.222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0.7818169455805cm 38.21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30.7818169455805cm 38.21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0.8352957952674cm 38.21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30.8352957952674cm 38.21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0.9320670470818cm 37.59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30.9320670470818cm 37.59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4390005414179cm 37.074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31.4390005414179cm 37.074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1.6889776161739cm 36.935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31.6889776161739cm 36.935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0704937555985cm 37.07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9.0704937555985cm 37.074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1.8035959930789cm 37.07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31.8035959930789cm 37.0742480645538cm)" svg:viewBox="0 0 2018 130" draw:points="0,130 2018,130 2018,0 0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1.5707963267949) translate (33.1735485605668cm 37.747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735485605668cm 37.888434873335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735485605668cm 38.276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735485605668cm 38.417434873335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polygon draw:style-name="gr17" draw:text-style-name="P10" draw:layer="layout" svg:width="0.453cm" svg:height="0.582cm" draw:transform="rotate (1.5707963267949) translate (33.5984582670823cm 39.420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984582670823cm 39.4201686588983cm)" svg:viewBox="0 0 454 583" draw:points="0,583 454,583 225,0">
            <text:p/>
          </draw:polygon>
        </draw:g>
        <draw:custom-shape draw:style-name="gr16" draw:text-style-name="P9" draw:layer="layout" svg:width="0.725cm" svg:height="0.423cm" draw:transform="rotate (1.5707963267949) translate (33.345cm 27.3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33.5704582670823cm 27.188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704582670823cm 27.1881686588983cm)" svg:viewBox="0 0 454 583" draw:points="0,583 454,583 225,0">
            <text:p/>
          </draw:polygon>
        </draw:g>
        <draw:custom-shape draw:style-name="gr16" draw:text-style-name="P9" draw:layer="layout" svg:width="0.725cm" svg:height="0.423cm" draw:transform="rotate (1.5707963267949) translate (33.312cm 26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33.5394582670823cm 26.121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394582670823cm 26.1211686588983cm)" svg:viewBox="0 0 454 583" draw:points="0,583 454,583 225,0">
            <text:p/>
          </draw:polygon>
        </draw:g>
        <draw:g>
          <draw:g>
            <draw:path draw:style-name="gr5" draw:text-style-name="P3" draw:layer="layout" svg:width="0.281cm" svg:height="0.14cm" draw:transform="rotate (1.5707963267949) translate (33.1975485605668cm 33.898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975485605668cm 34.039434873335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975485605668cm 34.427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975485605668cm 34.568434873335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1975485605668cm 29.106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975485605668cm 29.247434873335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975485605668cm 29.635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975485605668cm 29.776434873335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2363832682235cm 28.324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1.2363832682235cm 28.324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8902529196932cm 28.697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1.8902529196932cm 28.697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0873085260556cm 28.803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1.0873085260556cm 28.803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9319652007746cm 29.207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0.9319652007746cm 29.207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1.0058169455805cm 28.871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1.0058169455805cm 28.871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1.0592957952674cm 28.871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1.0592957952674cm 28.871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1560670470818cm 29.290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1.1560670470818cm 29.290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6630005414179cm 29.461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1.6630005414179cm 29.461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9129776161739cm 30.365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1.9129776161739cm 30.365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2944937555985cm 28.349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19.2944937555985cm 28.349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0275959930789cm 28.349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2.0275959930789cm 28.3497519354462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2363832682235cm 28.324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1.2363832682235cm 28.324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8902529196932cm 28.697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1.8902529196932cm 28.697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0873085260556cm 28.803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1.0873085260556cm 28.803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9319652007746cm 29.207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0.9319652007746cm 29.207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1.0058169455805cm 28.871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1.0058169455805cm 28.871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1.0592957952674cm 28.871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1.0592957952674cm 28.871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1560670470818cm 29.290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1.1560670470818cm 29.290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6630005414179cm 29.461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1.6630005414179cm 29.461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9129776161739cm 30.365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1.9129776161739cm 30.365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2944937555985cm 28.349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19.2944937555985cm 28.349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0275959930789cm 28.349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2.0275959930789cm 28.3497519354462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6.1223832682235cm 28.051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6.1223832682235cm 28.051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6.7762529196932cm 28.424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6.7762529196932cm 28.424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5.9733085260556cm 28.530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5.9733085260556cm 28.530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5.8179652007746cm 28.934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5.8179652007746cm 28.934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5.8918169455804cm 28.598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5.8918169455804cm 28.598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5.9452957952674cm 28.598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5.9452957952674cm 28.598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6.0420670470818cm 29.017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6.0420670470818cm 29.017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5490005414179cm 29.188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6.5490005414179cm 29.188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6.7989776161739cm 30.092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6.7989776161739cm 30.092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1804937555985cm 28.076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4.1804937555985cm 28.076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6.9135959930789cm 28.076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6.9135959930789cm 28.0767519354462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6.1223832682235cm 28.051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6.1223832682235cm 28.051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6.7762529196932cm 28.424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6.7762529196932cm 28.424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5.9733085260556cm 28.530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5.9733085260556cm 28.530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5.8179652007746cm 28.934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5.8179652007746cm 28.934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5.8918169455804cm 28.598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5.8918169455804cm 28.598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5.9452957952674cm 28.598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5.9452957952674cm 28.598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6.0420670470818cm 29.017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6.0420670470818cm 29.017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5490005414179cm 29.188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6.5490005414179cm 29.188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6.7989776161739cm 30.092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6.7989776161739cm 30.092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1804937555985cm 28.076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4.1804937555985cm 28.076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6.9135959930789cm 28.076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6.9135959930789cm 28.0767519354462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3.14159265358979) translate (27.9433591785565cm 27.203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8.0833591785565cm 27.203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7.4143591785565cm 27.203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7.5543591785565cm 27.203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30.2463832682235cm 28.222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30.2463832682235cm 28.222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0.9002529196932cm 28.595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30.9002529196932cm 28.595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0.0973085260556cm 28.701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30.0973085260556cm 28.701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9.9419652007746cm 29.105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9.9419652007746cm 29.105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0.0158169455805cm 28.769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30.0158169455805cm 28.769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0.0692957952674cm 28.769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30.0692957952674cm 28.769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0.1660670470818cm 29.188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30.1660670470818cm 29.188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0.6730005414179cm 29.359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30.6730005414179cm 29.359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0.9229776161739cm 30.263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30.9229776161739cm 30.263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8.3044937555985cm 28.247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8.3044937555985cm 28.247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1.0375959930789cm 28.247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1.0375959930789cm 28.2477519354462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30.2463832682235cm 28.222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30.2463832682235cm 28.222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0.9002529196932cm 28.595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30.9002529196932cm 28.595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0.0973085260556cm 28.701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30.0973085260556cm 28.701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9.9419652007746cm 29.105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9.9419652007746cm 29.105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0.0158169455805cm 28.769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30.0158169455805cm 28.769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0.0692957952674cm 28.769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30.0692957952674cm 28.769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0.1660670470818cm 29.188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30.1660670470818cm 29.188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0.6730005414179cm 29.359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30.6730005414179cm 29.359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0.9229776161739cm 30.263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30.9229776161739cm 30.263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8.3044937555985cm 28.247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8.3044937555985cm 28.247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1.0375959930789cm 28.247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1.0375959930789cm 28.2477519354462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3.14159265358979) translate (22.6993591785565cm 18.655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2.8393591785565cm 18.655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2.1703591785565cm 18.655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2.3103591785565cm 18.655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custom-shape draw:style-name="gr16" draw:text-style-name="P9" draw:layer="layout" svg:width="0.725cm" svg:height="0.423cm" svg:x="27.863cm" svg:y="17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28.005cm" svg:y="17.809cm" svg:viewBox="0 0 454 583" draw:points="0,583 454,583 225,0">
            <text:p/>
          </draw:polygon>
          <draw:polygon draw:style-name="gr6" draw:text-style-name="P4" draw:layer="layout" svg:width="0.453cm" svg:height="0.582cm" svg:x="28.005cm" svg:y="17.809cm" svg:viewBox="0 0 454 583" draw:points="0,583 454,583 225,0">
            <text:p/>
          </draw:polygon>
        </draw:g>
        <draw:custom-shape draw:style-name="gr16" draw:text-style-name="P9" draw:layer="layout" svg:width="0.725cm" svg:height="0.423cm" svg:x="27.304cm" svg:y="18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725cm" svg:height="0.423cm" draw:transform="rotate (1.5707963267949) translate (33.342cm 17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725cm" svg:height="0.423cm" svg:x="35.915cm" svg:y="17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725cm" svg:height="0.423cm" svg:x="44.119cm" svg:y="17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36.093cm" svg:y="17.94cm" svg:viewBox="0 0 454 583" draw:points="0,583 454,583 225,0">
            <text:p/>
          </draw:polygon>
          <draw:polygon draw:style-name="gr6" draw:text-style-name="P4" draw:layer="layout" svg:width="0.453cm" svg:height="0.582cm" svg:x="36.093cm" svg:y="17.94cm" svg:viewBox="0 0 454 583" draw:points="0,583 454,583 225,0">
            <text:p/>
          </draw:polygon>
        </draw:g>
        <draw:g>
          <draw:g>
            <draw:path draw:style-name="gr5" draw:text-style-name="P3" draw:layer="layout" svg:width="0.281cm" svg:height="0.14cm" svg:x="19.73cm" svg:y="17.473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589cm" svg:y="17.473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19.201cm" svg:y="17.473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06cm" svg:y="17.473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3.754cm" svg:y="17.559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613cm" svg:y="17.559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3.225cm" svg:y="17.559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084cm" svg:y="17.559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7.265cm" svg:y="17.52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7.124cm" svg:y="17.52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6.736cm" svg:y="17.52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6.595cm" svg:y="17.52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111557774524cm 15.897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16.0381837215168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111557774524cm 16.426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16.5671837215168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111557774524cm 7.48318372151681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7.62418372151679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111557774524cm 8.012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8.1531837215168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371557774524cm 10.262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371557774524cm 10.4031837215168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371557774524cm 10.791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371557774524cm 10.9321837215168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111557774524cm 13.066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13.2071837215168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111557774524cm 13.595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13.7361837215168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0803832682235cm 19.299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1.0803832682235cm 19.299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7342529196932cm 19.672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1.7342529196932cm 19.672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0.9313085260556cm 19.778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0.9313085260556cm 19.778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7759652007746cm 20.182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0.7759652007746cm 20.182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8498169455805cm 19.846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0.8498169455805cm 19.846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032957952674cm 19.846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0.9032957952674cm 19.846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000670470818cm 20.265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1.0000670470818cm 20.265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5070005414179cm 20.436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1.5070005414179cm 20.436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7569776161739cm 21.340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1.7569776161739cm 21.340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1384937555985cm 19.324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19.1384937555985cm 19.324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8715959930789cm 19.324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1.8715959930789cm 19.3247519354462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0803832682235cm 19.299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1.0803832682235cm 19.299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7342529196932cm 19.672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1.7342529196932cm 19.672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0.9313085260556cm 19.778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0.9313085260556cm 19.778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7759652007746cm 20.182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0.7759652007746cm 20.182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8498169455805cm 19.846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0.8498169455805cm 19.846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032957952674cm 19.846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0.9032957952674cm 19.846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000670470818cm 20.265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1.0000670470818cm 20.265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5070005414179cm 20.436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1.5070005414179cm 20.436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7569776161739cm 21.340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1.7569776161739cm 21.340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1384937555985cm 19.324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19.1384937555985cm 19.324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8715959930789cm 19.324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1.8715959930789cm 19.3247519354462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8643832682235cm 23.015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8643832682235cm 23.015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2.5182529196932cm 22.645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2.5182529196932cm 22.645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7153085260556cm 23.748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1.7153085260556cm 23.748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1.5599652007746cm 23.793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1.5599652007746cm 23.793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1.6338169455805cm 23.784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1.6338169455805cm 23.784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1.6872957952674cm 23.784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1.6872957952674cm 23.784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7840670470818cm 23.164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7840670470818cm 23.164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2.2910005414179cm 22.645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2.2910005414179cm 22.645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2.5409776161739cm 22.506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2.5409776161739cm 22.506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9224937555985cm 22.645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9224937555985cm 22.645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6555959930789cm 22.645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6555959930789cm 22.645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8643832682235cm 23.015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8643832682235cm 23.015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2.5182529196932cm 22.645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2.5182529196932cm 22.645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7153085260556cm 23.748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1.7153085260556cm 23.748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1.5599652007746cm 23.793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1.5599652007746cm 23.793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1.6338169455805cm 23.784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1.6338169455805cm 23.784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1.6872957952674cm 23.784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1.6872957952674cm 23.784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7840670470818cm 23.164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7840670470818cm 23.164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2.2910005414179cm 22.645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2.2910005414179cm 22.645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2.5409776161739cm 22.506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2.5409776161739cm 22.506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9224937555985cm 22.645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9224937555985cm 22.645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6555959930789cm 22.645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6555959930789cm 22.645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6.0703832682235cm 23.432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6.0703832682235cm 23.432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6.7242529196932cm 23.062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6.7242529196932cm 23.062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5.9213085260556cm 24.165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5.9213085260556cm 24.165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5.7659652007746cm 24.210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5.7659652007746cm 24.210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5.8398169455805cm 24.201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5.8398169455805cm 24.201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5.8932957952674cm 24.201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5.8932957952674cm 24.201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5.9900670470818cm 23.581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5.9900670470818cm 23.581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4970005414179cm 23.062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6.4970005414179cm 23.062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6.7469776161739cm 22.923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6.7469776161739cm 22.923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1284937555985cm 23.062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4.1284937555985cm 23.062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6.8615959930789cm 23.062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6.8615959930789cm 23.062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6.0703832682235cm 23.432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6.0703832682235cm 23.432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6.7242529196932cm 23.062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6.7242529196932cm 23.062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5.9213085260556cm 24.165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5.9213085260556cm 24.165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5.7659652007746cm 24.210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5.7659652007746cm 24.210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5.8398169455805cm 24.201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5.8398169455805cm 24.201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5.8932957952674cm 24.201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5.8932957952674cm 24.201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5.9900670470818cm 23.581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5.9900670470818cm 23.581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4970005414179cm 23.062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6.4970005414179cm 23.062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6.7469776161739cm 22.923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6.7469776161739cm 22.923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1284937555985cm 23.062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4.1284937555985cm 23.062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6.8615959930789cm 23.062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6.8615959930789cm 23.062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9253832682235cm 14.66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9253832682235cm 14.66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2.5792529196932cm 14.294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2.5792529196932cm 14.294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7763085260556cm 15.397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1.7763085260556cm 15.397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1.6209652007746cm 15.442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1.6209652007746cm 15.442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1.6948169455805cm 15.43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1.6948169455805cm 15.43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1.7482957952674cm 15.43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1.7482957952674cm 15.43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8450670470818cm 14.81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8450670470818cm 14.81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2.3520005414179cm 14.294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2.3520005414179cm 14.294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2.6019776161739cm 14.155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2.6019776161739cm 14.155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9834937555985cm 14.29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9834937555985cm 14.294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7165959930789cm 14.29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7165959930789cm 14.294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9253832682235cm 14.66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9253832682235cm 14.66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2.5792529196932cm 14.294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2.5792529196932cm 14.294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7763085260556cm 15.397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1.7763085260556cm 15.397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1.6209652007746cm 15.442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1.6209652007746cm 15.442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1.6948169455805cm 15.43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1.6948169455805cm 15.43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1.7482957952674cm 15.43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1.7482957952674cm 15.43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8450670470818cm 14.81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8450670470818cm 14.81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2.3520005414179cm 14.294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2.3520005414179cm 14.294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2.6019776161739cm 14.155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2.6019776161739cm 14.155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9834937555985cm 14.29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9834937555985cm 14.294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7165959930789cm 14.29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7165959930789cm 14.294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31.2753832682235cm 8.5906196474660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31.2753832682235cm 8.5906196474660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9292529196932cm 8.9637519354461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31.9292529196932cm 8.9637519354461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1.1263085260556cm 9.06938198620643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31.1263085260556cm 9.06938198620643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0.9709652007746cm 9.47391367590976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30.9709652007746cm 9.47391367590976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1.0448169455805cm 9.137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31.0448169455805cm 9.137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1.0982957952674cm 9.13725148409019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31.0982957952674cm 9.13725148409019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1.1950670470818cm 9.55602855885204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31.1950670470818cm 9.55602855885204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7020005414179cm 9.7277519354461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31.7020005414179cm 9.7277519354461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1.9519776161739cm 10.631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31.9519776161739cm 10.631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3334937555985cm 8.61575193544614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9.3334937555985cm 8.61575193544614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2.0665959930789cm 8.6157519354461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2.0665959930789cm 8.61575193544618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31.2753832682235cm 8.5906196474660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31.2753832682235cm 8.5906196474660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9292529196932cm 8.9637519354461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31.9292529196932cm 8.9637519354461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1.1263085260556cm 9.06938198620643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31.1263085260556cm 9.06938198620643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0.9709652007746cm 9.47391367590976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30.9709652007746cm 9.47391367590976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1.0448169455805cm 9.137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31.0448169455805cm 9.137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1.0982957952674cm 9.13725148409019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31.0982957952674cm 9.13725148409019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1.1950670470818cm 9.55602855885204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31.1950670470818cm 9.55602855885204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7020005414179cm 9.7277519354461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31.7020005414179cm 9.7277519354461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1.9519776161739cm 10.631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31.9519776161739cm 10.631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3334937555985cm 8.61575193544614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9.3334937555985cm 8.61575193544614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2.0665959930789cm 8.6157519354461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2.0665959930789cm 8.61575193544618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6.3583832682235cm 14.598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6.3583832682235cm 14.598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7.0122529196932cm 14.228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7.0122529196932cm 14.228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6.2093085260556cm 15.331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6.2093085260556cm 15.331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6.0539652007746cm 15.376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6.0539652007746cm 15.376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6.1278169455805cm 15.367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6.1278169455805cm 15.367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6.1812957952674cm 15.367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6.1812957952674cm 15.367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6.2780670470818cm 14.747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6.2780670470818cm 14.747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7850005414179cm 14.228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6.7850005414179cm 14.228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7.0349776161739cm 14.089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7.0349776161739cm 14.089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4164937555985cm 14.228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4.4164937555985cm 14.228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7.1495959930789cm 14.228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7.1495959930789cm 14.228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6.3583832682235cm 14.598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6.3583832682235cm 14.598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7.0122529196932cm 14.228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7.0122529196932cm 14.228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6.2093085260556cm 15.331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6.2093085260556cm 15.331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6.0539652007746cm 15.376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6.0539652007746cm 15.376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6.1278169455805cm 15.367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6.1278169455805cm 15.367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6.1812957952674cm 15.367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6.1812957952674cm 15.367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6.2780670470818cm 14.747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6.2780670470818cm 14.747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7850005414179cm 14.228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6.7850005414179cm 14.228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7.0349776161739cm 14.089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7.0349776161739cm 14.089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4164937555985cm 14.228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4.4164937555985cm 14.228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7.1495959930789cm 14.228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7.1495959930789cm 14.228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3.14159265358979) translate (32.1383044618108cm 14.166035491602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3.14159265358979) translate (32.1383044618108cm 14.166035491602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31.7651721738306cm 14.8199051430721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3.14159265358979) translate (31.7651721738306cm 14.8199051430721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31.6595421230704cm 14.0169607494345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3.14159265358979) translate (31.6595421230704cm 14.0169607494345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31.255010433367cm 13.8616174241536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3.14159265358979) translate (31.255010433367cm 13.8616174241536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31.5916726251866cm 13.935469168959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3.14159265358979) translate (31.5916726251866cm 13.935469168959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31.5916726251866cm 13.98894801864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3.14159265358979) translate (31.5916726251866cm 13.98894801864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31.1728955504248cm 14.0857192704607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3.14159265358979) translate (31.1728955504248cm 14.0857192704607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31.0011721738306cm 14.5926527647968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3.14159265358979) translate (31.0011721738306cm 14.5926527647968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30.0972087041529cm 14.8426298395528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3.14159265358979) translate (30.0972087041529cm 14.8426298395528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2.1131721738307cm 12.2241459789774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2.1131721738307cm 12.2241459789774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2.1131721738307cm 14.957248216457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2.1131721738307cm 14.9572482164578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3.14159265358979) translate (32.1383044618108cm 14.166035491602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3.14159265358979) translate (32.1383044618108cm 14.166035491602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31.7651721738306cm 14.8199051430721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3.14159265358979) translate (31.7651721738306cm 14.8199051430721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31.6595421230704cm 14.0169607494345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3.14159265358979) translate (31.6595421230704cm 14.0169607494345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31.255010433367cm 13.8616174241536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3.14159265358979) translate (31.255010433367cm 13.8616174241536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31.5916726251866cm 13.935469168959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3.14159265358979) translate (31.5916726251866cm 13.935469168959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31.5916726251866cm 13.98894801864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3.14159265358979) translate (31.5916726251866cm 13.98894801864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31.1728955504248cm 14.0857192704607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3.14159265358979) translate (31.1728955504248cm 14.0857192704607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31.0011721738306cm 14.5926527647968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3.14159265358979) translate (31.0011721738306cm 14.5926527647968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30.0972087041529cm 14.8426298395528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3.14159265358979) translate (30.0972087041529cm 14.8426298395528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2.1131721738307cm 12.2241459789774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2.1131721738307cm 12.2241459789774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2.1131721738307cm 14.957248216457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2.1131721738307cm 14.9572482164578cm)" svg:viewBox="0 0 2018 130" draw:points="2018,130 0,130 0,0 2018,0">
                <text:p/>
              </draw:polygon>
            </draw:g>
          </draw:g>
        </draw:g>
        <draw:g>
          <draw:path draw:style-name="gr3" draw:text-style-name="P3" draw:layer="layout" svg:width="1.391cm" svg:height="1.391cm" svg:x="25.954cm" svg:y="8.31cm" svg:viewBox="0 0 1392 1392" svg:d="M1253 1392v-319h-697v319zM0 1073v-1073h1392v1073z">
            <text:p/>
          </draw:path>
          <draw:path draw:style-name="gr4" draw:text-style-name="P4" draw:layer="layout" svg:width="1.391cm" svg:height="1.391cm" svg:x="25.954cm" svg:y="8.31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g>
              <draw:path draw:style-name="gr5" draw:text-style-name="P3" draw:layer="layout" svg:width="1.672cm" svg:height="1.528cm" draw:transform="rotate (-1.5707963267949) translate (53.0485837995934cm 8.060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53.0485837995934cm 8.060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53.7024534510632cm 8.434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53.7024534510632cm 8.434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52.8995090574255cm 8.539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52.8995090574255cm 8.539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52.7441657321446cm 8.944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52.7441657321446cm 8.944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52.8180174769504cm 8.607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52.8180174769504cm 8.607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52.8714963266373cm 8.607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52.8714963266373cm 8.607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52.9682675784517cm 9.026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52.9682675784517cm 9.026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53.4752010727878cm 9.198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53.4752010727878cm 9.198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53.7251781475438cm 10.102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53.7251781475438cm 10.102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1.1066942869684cm 8.086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1.1066942869684cm 8.086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3.8397965244488cm 8.086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3.8397965244488cm 8.08612633966226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53.0485837995934cm 8.060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53.0485837995934cm 8.060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53.7024534510632cm 8.434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53.7024534510632cm 8.434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52.8995090574255cm 8.539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52.8995090574255cm 8.539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52.7441657321446cm 8.944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52.7441657321446cm 8.944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52.8180174769504cm 8.607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52.8180174769504cm 8.607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52.8714963266373cm 8.607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52.8714963266373cm 8.607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52.9682675784517cm 9.026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52.9682675784517cm 9.026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53.4752010727878cm 9.198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53.4752010727878cm 9.198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53.7251781475438cm 10.102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53.7251781475438cm 10.102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1.1066942869684cm 8.086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1.1066942869684cm 8.086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3.8397965244488cm 8.086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3.8397965244488cm 8.08612633966226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1.5707963267949) translate (34.4638442225476cm 15.577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638442225476cm 15.4371837215168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4638442225476cm 16.106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638442225476cm 15.9661837215168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34.4378442225476cm 9.942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378442225476cm 9.80218372151679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4378442225476cm 10.471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378442225476cm 10.3311837215168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34.4638442225476cm 12.746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638442225476cm 12.6061837215168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4638442225476cm 13.275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638442225476cm 13.1351837215168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4.2731557774524cm 10.575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2731557774524cm 10.715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44.2731557774524cm 10.046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2731557774524cm 10.186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4.2991557774524cm 16.210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2991557774524cm 16.350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44.2991557774524cm 15.681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2991557774524cm 15.821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4.2731557774524cm 13.406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2731557774524cm 13.546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44.2731557774524cm 12.877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2731557774524cm 13.017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line draw:style-name="gr7" draw:text-style-name="P4" draw:layer="layout" svg:x1="44.544cm" svg:y1="20.267cm" svg:x2="44.502cm" svg:y2="18.366cm">
          <text:p/>
        </draw:line>
        <draw:g>
          <draw:polygon draw:style-name="gr17" draw:text-style-name="P10" draw:layer="layout" svg:width="0.453cm" svg:height="0.582cm" svg:x="44.291cm" svg:y="17.82cm" svg:viewBox="0 0 454 583" draw:points="0,583 454,583 225,0">
            <text:p/>
          </draw:polygon>
          <draw:polygon draw:style-name="gr6" draw:text-style-name="P4" draw:layer="layout" svg:width="0.453cm" svg:height="0.582cm" svg:x="44.291cm" svg:y="17.82cm" svg:viewBox="0 0 454 583" draw:points="0,583 454,583 225,0">
            <text:p/>
          </draw:polygon>
        </draw:g>
        <draw:custom-shape draw:style-name="gr16" draw:text-style-name="P9" draw:layer="layout" svg:width="0.725cm" svg:height="0.423cm" svg:x="54.994cm" svg:y="17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5" draw:text-style-name="P3" draw:layer="layout" svg:width="0.281cm" svg:height="0.14cm" draw:transform="rotate (-1.5707963267949) translate (45.4928442225476cm 10.293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4928442225476cm 10.152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4928442225476cm 9.764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4928442225476cm 9.623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45.4668442225476cm 15.928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4668442225476cm 15.787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4668442225476cm 15.399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4668442225476cm 15.258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45.4928442225476cm 13.124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4928442225476cm 12.983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4928442225476cm 12.595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4928442225476cm 12.454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5.2981557774524cm 10.369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5.2981557774524cm 10.509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5.2981557774524cm 9.840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5.2981557774524cm 9.980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5.2651557774524cm 15.975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5.2651557774524cm 16.115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5.2651557774524cm 15.446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5.2651557774524cm 15.586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5.2691557774524cm 13.200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5.2691557774524cm 13.340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5.2691557774524cm 12.671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5.2691557774524cm 12.811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custom-shape draw:style-name="gr16" draw:text-style-name="P9" draw:layer="layout" svg:width="0.725cm" svg:height="0.423cm" svg:x="56.082cm" svg:y="17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56.223cm" svg:y="17.876cm" svg:viewBox="0 0 454 583" draw:points="0,583 454,583 225,0">
            <text:p/>
          </draw:polygon>
          <draw:polygon draw:style-name="gr6" draw:text-style-name="P4" draw:layer="layout" svg:width="0.453cm" svg:height="0.582cm" svg:x="56.223cm" svg:y="17.876cm" svg:viewBox="0 0 454 583" draw:points="0,583 454,583 225,0">
            <text:p/>
          </draw:polygon>
        </draw:g>
        <draw:g>
          <draw:polygon draw:style-name="gr17" draw:text-style-name="P10" draw:layer="layout" svg:width="0.453cm" svg:height="0.582cm" svg:x="55.127cm" svg:y="17.876cm" svg:viewBox="0 0 454 583" draw:points="0,583 454,583 225,0">
            <text:p/>
          </draw:polygon>
          <draw:polygon draw:style-name="gr6" draw:text-style-name="P4" draw:layer="layout" svg:width="0.453cm" svg:height="0.582cm" svg:x="55.127cm" svg:y="17.876cm" svg:viewBox="0 0 454 583" draw:points="0,583 454,583 225,0">
            <text:p/>
          </draw:polygon>
        </draw:g>
        <draw:g>
          <draw:g>
            <draw:g>
              <draw:path draw:style-name="gr5" draw:text-style-name="P3" draw:layer="layout" svg:width="1.672cm" svg:height="1.528cm" draw:transform="rotate (-1.5707963267949) translate (49.1135837995934cm 8.022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49.1135837995934cm 8.022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49.7674534510632cm 8.396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49.7674534510632cm 8.396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48.9645090574255cm 8.501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48.9645090574255cm 8.501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48.8091657321446cm 8.906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48.8091657321446cm 8.906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48.8830174769504cm 8.569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48.8830174769504cm 8.569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48.9364963266373cm 8.569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48.9364963266373cm 8.569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49.0332675784517cm 8.988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49.0332675784517cm 8.988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49.5402010727878cm 9.160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49.5402010727878cm 9.160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49.7901781475438cm 10.064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49.7901781475438cm 10.064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7.1716942869684cm 8.048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7.1716942869684cm 8.048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9.9047965244488cm 8.048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9.9047965244488cm 8.04812633966226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49.1135837995934cm 8.022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49.1135837995934cm 8.022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49.7674534510632cm 8.396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49.7674534510632cm 8.396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48.9645090574255cm 8.501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48.9645090574255cm 8.501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48.8091657321446cm 8.906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48.8091657321446cm 8.906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48.8830174769504cm 8.569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48.8830174769504cm 8.569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48.9364963266373cm 8.569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48.9364963266373cm 8.569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49.0332675784517cm 8.988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49.0332675784517cm 8.988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49.5402010727878cm 9.160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49.5402010727878cm 9.160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49.7901781475438cm 10.064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49.7901781475438cm 10.064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7.1716942869684cm 8.048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7.1716942869684cm 8.048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9.9047965244488cm 8.048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9.9047965244488cm 8.04812633966226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53.0825837995934cm 12.0429940516821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53.0825837995934cm 12.0429940516821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53.7364534510632cm 12.4161263396623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53.7364534510632cm 12.4161263396623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52.9335090574255cm 12.5217563904225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52.9335090574255cm 12.5217563904225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52.7781657321446cm 12.9262880801259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52.7781657321446cm 12.9262880801259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52.8520174769504cm 12.5896258883063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52.8520174769504cm 12.5896258883063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52.9054963266373cm 12.58962588830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52.9054963266373cm 12.58962588830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53.0022675784517cm 13.008402963068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53.0022675784517cm 13.008402963068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53.5092010727878cm 13.1801263396623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53.5092010727878cm 13.1801263396623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53.7591781475438cm 14.084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53.7591781475438cm 14.084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1.1406942869684cm 12.068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1.1406942869684cm 12.068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3.8737965244488cm 12.0681263396623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3.8737965244488cm 12.0681263396623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53.0825837995934cm 12.0429940516821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53.0825837995934cm 12.0429940516821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53.7364534510632cm 12.4161263396623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53.7364534510632cm 12.4161263396623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52.9335090574255cm 12.5217563904225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52.9335090574255cm 12.5217563904225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52.7781657321446cm 12.9262880801259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52.7781657321446cm 12.9262880801259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52.8520174769504cm 12.5896258883063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52.8520174769504cm 12.5896258883063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52.9054963266373cm 12.58962588830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52.9054963266373cm 12.58962588830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53.0022675784517cm 13.008402963068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53.0022675784517cm 13.008402963068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53.5092010727878cm 13.1801263396623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53.5092010727878cm 13.1801263396623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53.7591781475438cm 14.084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53.7591781475438cm 14.084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1.1406942869684cm 12.068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1.1406942869684cm 12.068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3.8737965244488cm 12.0681263396623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3.8737965244488cm 12.0681263396623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40.9195837995934cm 9.374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40.9195837995934cm 9.374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41.5734534510632cm 9.748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41.5734534510632cm 9.748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40.7705090574255cm 9.853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40.7705090574255cm 9.853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40.6151657321446cm 10.2582880801259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40.6151657321446cm 10.2582880801259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40.6890174769504cm 9.921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40.6890174769504cm 9.921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40.7424963266373cm 9.921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40.7424963266373cm 9.921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40.8392675784517cm 10.340402963068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40.8392675784517cm 10.340402963068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41.3462010727878cm 10.5121263396623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41.3462010727878cm 10.5121263396623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41.5961781475438cm 11.416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41.5961781475438cm 11.416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8.9776942869684cm 9.400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8.9776942869684cm 9.400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1.7107965244488cm 9.400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1.7107965244488cm 9.40012633966226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40.9195837995934cm 9.374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40.9195837995934cm 9.374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41.5734534510632cm 9.748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41.5734534510632cm 9.748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40.7705090574255cm 9.853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40.7705090574255cm 9.853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40.6151657321446cm 10.2582880801259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40.6151657321446cm 10.2582880801259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40.6890174769504cm 9.921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40.6890174769504cm 9.921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40.7424963266373cm 9.921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40.7424963266373cm 9.921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40.8392675784517cm 10.340402963068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40.8392675784517cm 10.340402963068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41.3462010727878cm 10.5121263396623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41.3462010727878cm 10.5121263396623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41.5961781475438cm 11.416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41.5961781475438cm 11.416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8.9776942869684cm 9.400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8.9776942869684cm 9.400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1.7107965244488cm 9.400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1.7107965244488cm 9.40012633966226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1.5707963267949) translate (56.5248442225476cm 10.035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6.5248442225476cm 9.89481627848321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6.5248442225476cm 9.506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6.5248442225476cm 9.365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56.5578442225476cm 15.641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6.5578442225476cm 15.500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6.5578442225476cm 15.112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6.5578442225476cm 14.971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56.5538442225476cm 12.866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6.5538442225476cm 12.725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6.5538442225476cm 12.337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6.5538442225476cm 12.196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63.452cm" svg:y="17.477cm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svg:x="63.312cm" svg:y="17.477cm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svg:x="63.981cm" svg:y="17.477cm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svg:x="63.841cm" svg:y="17.477cm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67.1231557774524cm 16.385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67.1231557774524cm 16.525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67.1231557774524cm 15.856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67.1231557774524cm 15.996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67.1601557774524cm 12.883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67.1601557774524cm 13.023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67.1601557774524cm 12.354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67.1601557774524cm 12.494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svg:x="58.027cm" svg:y="12.076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svg:x="58.027cm" svg:y="12.076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svg:x="58.4cm" svg:y="11.423cm" svg:viewBox="0 0 1670 2599" draw:points="1670,2599 0,2599 0,0 1670,0">
                <text:p/>
              </draw:polygon>
              <draw:polygon draw:style-name="gr14" draw:text-style-name="P4" draw:layer="layout" svg:width="1.669cm" svg:height="2.598cm" svg:x="58.4cm" svg:y="11.423cm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svg:x="58.506cm" svg:y="12.225cm" svg:viewBox="0 0 461 1165" draw:points="0,0 461,0 461,1165 0,1165">
                <text:p/>
              </draw:polygon>
              <draw:polygon draw:style-name="gr14" draw:text-style-name="P4" draw:layer="layout" svg:width="0.46cm" svg:height="1.164cm" svg:x="58.506cm" svg:y="12.225cm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svg:x="58.91cm" svg:y="12.381cm" svg:viewBox="0 0 12 35" draw:points="0,35 0,0 12,0 12,35">
                <text:p/>
              </draw:polygon>
              <draw:polygon draw:style-name="gr14" draw:text-style-name="P4" draw:layer="layout" svg:width="0.011cm" svg:height="0.034cm" svg:x="58.91cm" svg:y="12.381cm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svg:x="58.574cm" svg:y="12.307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svg:x="58.574cm" svg:y="12.307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svg:x="58.574cm" svg:y="12.254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svg:x="58.574cm" svg:y="12.254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svg:x="58.992cm" svg:y="12.157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svg:x="58.992cm" svg:y="12.157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svg:x="59.164cm" svg:y="11.65cm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svg:x="59.164cm" svg:y="11.65cm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svg:x="60.068cm" svg:y="11.4cm" svg:viewBox="0 0 141 2620" draw:points="0,2620 0,0 141,0 141,2620">
                <text:p/>
              </draw:polygon>
              <draw:polygon draw:style-name="gr14" draw:text-style-name="P4" draw:layer="layout" svg:width="0.14cm" svg:height="2.619cm" svg:x="60.068cm" svg:y="11.4cm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svg:x="58.052cm" svg:y="14.018cm" svg:viewBox="0 0 2018 130" draw:points="2018,130 0,130 0,0 2018,0">
                <text:p/>
              </draw:polygon>
              <draw:polygon draw:style-name="gr14" draw:text-style-name="P4" draw:layer="layout" svg:width="2.017cm" svg:height="0.129cm" svg:x="58.052cm" svg:y="14.018cm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svg:x="58.052cm" svg:y="11.285cm" svg:viewBox="0 0 2018 130" draw:points="2018,130 0,130 0,0 2018,0">
                <text:p/>
              </draw:polygon>
              <draw:polygon draw:style-name="gr14" draw:text-style-name="P4" draw:layer="layout" svg:width="2.017cm" svg:height="0.129cm" svg:x="58.052cm" svg:y="11.285cm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svg:x="58.027cm" svg:y="12.076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svg:x="58.027cm" svg:y="12.076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svg:x="58.4cm" svg:y="11.423cm" svg:viewBox="0 0 1670 2599" draw:points="1670,2599 0,2599 0,0 1670,0">
                <text:p/>
              </draw:polygon>
              <draw:polygon draw:style-name="gr14" draw:text-style-name="P4" draw:layer="layout" svg:width="1.669cm" svg:height="2.598cm" svg:x="58.4cm" svg:y="11.423cm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svg:x="58.506cm" svg:y="12.225cm" svg:viewBox="0 0 461 1165" draw:points="0,0 461,0 461,1165 0,1165">
                <text:p/>
              </draw:polygon>
              <draw:polygon draw:style-name="gr14" draw:text-style-name="P4" draw:layer="layout" svg:width="0.46cm" svg:height="1.164cm" svg:x="58.506cm" svg:y="12.225cm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svg:x="58.91cm" svg:y="12.381cm" svg:viewBox="0 0 12 35" draw:points="0,35 0,0 12,0 12,35">
                <text:p/>
              </draw:polygon>
              <draw:polygon draw:style-name="gr14" draw:text-style-name="P4" draw:layer="layout" svg:width="0.011cm" svg:height="0.034cm" svg:x="58.91cm" svg:y="12.381cm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svg:x="58.574cm" svg:y="12.307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svg:x="58.574cm" svg:y="12.307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svg:x="58.574cm" svg:y="12.254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svg:x="58.574cm" svg:y="12.254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svg:x="58.992cm" svg:y="12.157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svg:x="58.992cm" svg:y="12.157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svg:x="59.164cm" svg:y="11.65cm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svg:x="59.164cm" svg:y="11.65cm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svg:x="60.068cm" svg:y="11.4cm" svg:viewBox="0 0 141 2620" draw:points="0,2620 0,0 141,0 141,2620">
                <text:p/>
              </draw:polygon>
              <draw:polygon draw:style-name="gr14" draw:text-style-name="P4" draw:layer="layout" svg:width="0.14cm" svg:height="2.619cm" svg:x="60.068cm" svg:y="11.4cm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svg:x="58.052cm" svg:y="14.018cm" svg:viewBox="0 0 2018 130" draw:points="2018,130 0,130 0,0 2018,0">
                <text:p/>
              </draw:polygon>
              <draw:polygon draw:style-name="gr14" draw:text-style-name="P4" draw:layer="layout" svg:width="2.017cm" svg:height="0.129cm" svg:x="58.052cm" svg:y="14.018cm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svg:x="58.052cm" svg:y="11.285cm" svg:viewBox="0 0 2018 130" draw:points="2018,130 0,130 0,0 2018,0">
                <text:p/>
              </draw:polygon>
              <draw:polygon draw:style-name="gr14" draw:text-style-name="P4" draw:layer="layout" svg:width="2.017cm" svg:height="0.129cm" svg:x="58.052cm" svg:y="11.285cm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svg:x="64.029cm" svg:y="11.989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64.029cm" svg:y="11.989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63.659cm" svg:y="11.336cm" svg:viewBox="0 0 1670 2599" draw:points="0,2599 1670,2599 1670,0 0,0">
                <text:p/>
              </draw:polygon>
              <draw:polygon draw:style-name="gr14" draw:text-style-name="P4" draw:layer="layout" svg:width="1.669cm" svg:height="2.598cm" svg:x="63.659cm" svg:y="11.336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64.762cm" svg:y="12.138cm" svg:viewBox="0 0 461 1165" draw:points="461,0 0,0 0,1165 461,1165">
                <text:p/>
              </draw:polygon>
              <draw:polygon draw:style-name="gr14" draw:text-style-name="P4" draw:layer="layout" svg:width="0.46cm" svg:height="1.164cm" svg:x="64.762cm" svg:y="12.138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64.807cm" svg:y="12.294cm" svg:viewBox="0 0 12 35" draw:points="12,35 12,0 0,0 0,35">
                <text:p/>
              </draw:polygon>
              <draw:polygon draw:style-name="gr14" draw:text-style-name="P4" draw:layer="layout" svg:width="0.011cm" svg:height="0.034cm" svg:x="64.807cm" svg:y="12.294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64.798cm" svg:y="12.22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64.798cm" svg:y="12.22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64.798cm" svg:y="12.167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64.798cm" svg:y="12.167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64.179cm" svg:y="12.07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64.179cm" svg:y="12.07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63.659cm" svg:y="11.563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63.659cm" svg:y="11.563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63.52cm" svg:y="11.313cm" svg:viewBox="0 0 141 2620" draw:points="141,2620 141,0 0,0 0,2620">
                <text:p/>
              </draw:polygon>
              <draw:polygon draw:style-name="gr14" draw:text-style-name="P4" draw:layer="layout" svg:width="0.14cm" svg:height="2.619cm" svg:x="63.52cm" svg:y="11.313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63.659cm" svg:y="13.931cm" svg:viewBox="0 0 2018 130" draw:points="0,130 2018,130 2018,0 0,0">
                <text:p/>
              </draw:polygon>
              <draw:polygon draw:style-name="gr14" draw:text-style-name="P4" draw:layer="layout" svg:width="2.017cm" svg:height="0.129cm" svg:x="63.659cm" svg:y="13.931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63.659cm" svg:y="11.198cm" svg:viewBox="0 0 2018 130" draw:points="0,130 2018,130 2018,0 0,0">
                <text:p/>
              </draw:polygon>
              <draw:polygon draw:style-name="gr14" draw:text-style-name="P4" draw:layer="layout" svg:width="2.017cm" svg:height="0.129cm" svg:x="63.659cm" svg:y="11.198cm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svg:x="64.029cm" svg:y="11.989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64.029cm" svg:y="11.989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63.659cm" svg:y="11.336cm" svg:viewBox="0 0 1670 2599" draw:points="0,2599 1670,2599 1670,0 0,0">
                <text:p/>
              </draw:polygon>
              <draw:polygon draw:style-name="gr14" draw:text-style-name="P4" draw:layer="layout" svg:width="1.669cm" svg:height="2.598cm" svg:x="63.659cm" svg:y="11.336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64.762cm" svg:y="12.138cm" svg:viewBox="0 0 461 1165" draw:points="461,0 0,0 0,1165 461,1165">
                <text:p/>
              </draw:polygon>
              <draw:polygon draw:style-name="gr14" draw:text-style-name="P4" draw:layer="layout" svg:width="0.46cm" svg:height="1.164cm" svg:x="64.762cm" svg:y="12.138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64.807cm" svg:y="12.294cm" svg:viewBox="0 0 12 35" draw:points="12,35 12,0 0,0 0,35">
                <text:p/>
              </draw:polygon>
              <draw:polygon draw:style-name="gr14" draw:text-style-name="P4" draw:layer="layout" svg:width="0.011cm" svg:height="0.034cm" svg:x="64.807cm" svg:y="12.294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64.798cm" svg:y="12.22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64.798cm" svg:y="12.22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64.798cm" svg:y="12.167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64.798cm" svg:y="12.167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64.179cm" svg:y="12.07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64.179cm" svg:y="12.07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63.659cm" svg:y="11.563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63.659cm" svg:y="11.563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63.52cm" svg:y="11.313cm" svg:viewBox="0 0 141 2620" draw:points="141,2620 141,0 0,0 0,2620">
                <text:p/>
              </draw:polygon>
              <draw:polygon draw:style-name="gr14" draw:text-style-name="P4" draw:layer="layout" svg:width="0.14cm" svg:height="2.619cm" svg:x="63.52cm" svg:y="11.313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63.659cm" svg:y="13.931cm" svg:viewBox="0 0 2018 130" draw:points="0,130 2018,130 2018,0 0,0">
                <text:p/>
              </draw:polygon>
              <draw:polygon draw:style-name="gr14" draw:text-style-name="P4" draw:layer="layout" svg:width="2.017cm" svg:height="0.129cm" svg:x="63.659cm" svg:y="13.931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63.659cm" svg:y="11.198cm" svg:viewBox="0 0 2018 130" draw:points="0,130 2018,130 2018,0 0,0">
                <text:p/>
              </draw:polygon>
              <draw:polygon draw:style-name="gr14" draw:text-style-name="P4" draw:layer="layout" svg:width="2.017cm" svg:height="0.129cm" svg:x="63.659cm" svg:y="11.198cm" svg:viewBox="0 0 2018 130" draw:points="0,130 2018,130 2018,0 0,0">
                <text:p/>
              </draw:polygon>
            </draw:g>
          </draw:g>
        </draw:g>
        <draw:g>
          <draw:path draw:style-name="gr3" draw:text-style-name="P3" draw:layer="layout" svg:width="1.391cm" svg:height="1.391cm" svg:x="63.183cm" svg:y="14.748cm" svg:viewBox="0 0 1392 1392" svg:d="M1253 1392v-319h-697v319zM0 1073v-1073h1392v1073z">
            <text:p/>
          </draw:path>
          <draw:path draw:style-name="gr4" draw:text-style-name="P4" draw:layer="layout" svg:width="1.391cm" svg:height="1.391cm" svg:x="63.183cm" svg:y="14.748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custom-shape draw:style-name="gr16" draw:text-style-name="P9" draw:layer="layout" svg:width="0.725cm" svg:height="0.423cm" svg:x="61.638cm" svg:y="1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61.768cm" svg:y="17.841cm" svg:viewBox="0 0 454 583" draw:points="0,583 454,583 225,0">
            <text:p/>
          </draw:polygon>
          <draw:polygon draw:style-name="gr6" draw:text-style-name="P4" draw:layer="layout" svg:width="0.453cm" svg:height="0.582cm" svg:x="61.768cm" svg:y="17.841cm" svg:viewBox="0 0 454 583" draw:points="0,583 454,583 225,0">
            <text:p/>
          </draw:polygon>
        </draw:g>
        <draw:frame draw:style-name="gr8" draw:text-style-name="P6" draw:layer="layout" svg:width="1.971cm" svg:height="1.473cm" svg:x="48.096cm" svg:y="47.756cm">
          <draw:text-box>
            <text:p text:style-name="P5"><text:span text:style-name="T1">2.2.1</text:span></text:p>
            <text:p text:style-name="P5"><text:span text:style-name="T1">2.2.2</text:span></text:p>
          </draw:text-box>
        </draw:frame>
        <draw:frame draw:style-name="gr8" draw:text-style-name="P6" draw:layer="layout" svg:width="1.971cm" svg:height="1.473cm" svg:x="48.065cm" svg:y="44.505cm">
          <draw:text-box>
            <text:p text:style-name="P5"><text:span text:style-name="T1">2.3.1</text:span></text:p>
            <text:p text:style-name="P5"><text:span text:style-name="T1">2.3.2</text:span></text:p>
          </draw:text-box>
        </draw:frame>
        <draw:frame draw:style-name="gr8" draw:text-style-name="P6" draw:layer="layout" svg:width="1.971cm" svg:height="1.473cm" svg:x="48.153cm" svg:y="41.823cm">
          <draw:text-box>
            <text:p text:style-name="P5"><text:span text:style-name="T1">2.4.1</text:span></text:p>
            <text:p text:style-name="P5"><text:span text:style-name="T1">2.4.2</text:span></text:p>
          </draw:text-box>
        </draw:frame>
        <draw:frame draw:style-name="gr8" draw:text-style-name="P6" draw:layer="layout" svg:width="1.971cm" svg:height="1.473cm" svg:x="44.158cm" svg:y="41.777cm">
          <draw:text-box>
            <text:p text:style-name="P5"><text:span text:style-name="T1">2.5.1</text:span></text:p>
            <text:p text:style-name="P5"><text:span text:style-name="T1">2.5.2</text:span></text:p>
          </draw:text-box>
        </draw:frame>
        <draw:frame draw:style-name="gr8" draw:text-style-name="P6" draw:layer="layout" svg:width="1.971cm" svg:height="1.473cm" svg:x="37.583cm" svg:y="41.975cm">
          <draw:text-box>
            <text:p text:style-name="P5"><text:span text:style-name="T1">2.6.1</text:span></text:p>
            <text:p text:style-name="P5"><text:span text:style-name="T1">2.6.2</text:span></text:p>
          </draw:text-box>
        </draw:frame>
        <draw:frame draw:style-name="gr8" draw:text-style-name="P6" draw:layer="layout" svg:width="1.971cm" svg:height="1.473cm" svg:x="34.153cm" svg:y="48.489cm">
          <draw:text-box>
            <text:p text:style-name="P5"><text:span text:style-name="T1">2.7.1</text:span></text:p>
            <text:p text:style-name="P5"><text:span text:style-name="T1">2.7.2</text:span></text:p>
          </draw:text-box>
        </draw:frame>
        <draw:frame draw:style-name="gr8" draw:text-style-name="P6" draw:layer="layout" svg:width="1.971cm" svg:height="1.473cm" svg:x="31.381cm" svg:y="50.422cm">
          <draw:text-box>
            <text:p text:style-name="P5"><text:span text:style-name="T1">3.1.1</text:span></text:p>
            <text:p text:style-name="P5"><text:span text:style-name="T1">3.1.2</text:span></text:p>
          </draw:text-box>
        </draw:frame>
        <draw:frame draw:style-name="gr8" draw:text-style-name="P6" draw:layer="layout" svg:width="1.971cm" svg:height="1.473cm" svg:x="31.419cm" svg:y="47.096cm">
          <draw:text-box>
            <text:p text:style-name="P5"><text:span text:style-name="T1">3.2.1</text:span></text:p>
            <text:p text:style-name="P5"><text:span text:style-name="T1">3.2.2</text:span></text:p>
          </draw:text-box>
        </draw:frame>
        <draw:frame draw:style-name="gr8" draw:text-style-name="P6" draw:layer="layout" svg:width="1.971cm" svg:height="1.473cm" svg:x="31.57cm" svg:y="42.937cm">
          <draw:text-box>
            <text:p text:style-name="P5"><text:span text:style-name="T1">3.3.1</text:span></text:p>
            <text:p text:style-name="P5"><text:span text:style-name="T1">3.3.2</text:span></text:p>
          </draw:text-box>
        </draw:frame>
        <draw:frame draw:style-name="gr8" draw:text-style-name="P6" draw:layer="layout" svg:width="1.971cm" svg:height="1.473cm" svg:x="29.945cm" svg:y="41.728cm">
          <draw:text-box>
            <text:p text:style-name="P5"><text:span text:style-name="T1">3.4.1</text:span></text:p>
            <text:p text:style-name="P5"><text:span text:style-name="T1">3.4.2</text:span></text:p>
          </draw:text-box>
        </draw:frame>
        <draw:frame draw:style-name="gr8" draw:text-style-name="P6" draw:layer="layout" svg:width="1.971cm" svg:height="1.473cm" svg:x="26.43cm" svg:y="41.841cm">
          <draw:text-box>
            <text:p text:style-name="P5"><text:span text:style-name="T1">3.5.1</text:span></text:p>
            <text:p text:style-name="P5"><text:span text:style-name="T1">3.5.2</text:span></text:p>
          </draw:text-box>
        </draw:frame>
        <draw:frame draw:style-name="gr8" draw:text-style-name="P6" draw:layer="layout" svg:width="1.971cm" svg:height="1.473cm" svg:x="22.121cm" svg:y="41.917cm">
          <draw:text-box>
            <text:p text:style-name="P5"><text:span text:style-name="T1">3.6.1</text:span></text:p>
            <text:p text:style-name="P5"><text:span text:style-name="T1">3.6.2</text:span></text:p>
          </draw:text-box>
        </draw:frame>
        <draw:frame draw:style-name="gr8" draw:text-style-name="P6" draw:layer="layout" svg:width="1.971cm" svg:height="1.473cm" svg:x="18.303cm" svg:y="41.879cm">
          <draw:text-box>
            <text:p text:style-name="P5"><text:span text:style-name="T1">3.7.1</text:span></text:p>
            <text:p text:style-name="P5"><text:span text:style-name="T1">3.7.2</text:span></text:p>
          </draw:text-box>
        </draw:frame>
        <draw:frame draw:style-name="gr8" draw:text-style-name="P6" draw:layer="layout" svg:width="1.971cm" svg:height="1.473cm" svg:x="18.485cm" svg:y="24.55cm">
          <draw:text-box>
            <text:p text:style-name="P5"><text:span text:style-name="T1">5.1.1</text:span></text:p>
            <text:p text:style-name="P5"><text:span text:style-name="T1">5.1.2</text:span></text:p>
          </draw:text-box>
        </draw:frame>
        <draw:frame draw:style-name="gr8" draw:text-style-name="P6" draw:layer="layout" svg:width="1.971cm" svg:height="1.473cm" svg:x="22.097cm" svg:y="39.166cm">
          <draw:text-box>
            <text:p text:style-name="P5"><text:span text:style-name="T1">4.2.1</text:span></text:p>
            <text:p text:style-name="P5"><text:span text:style-name="T1">4.2.2</text:span></text:p>
          </draw:text-box>
        </draw:frame>
        <draw:frame draw:style-name="gr8" draw:text-style-name="P6" draw:layer="layout" svg:width="1.971cm" svg:height="1.473cm" svg:x="26.33cm" svg:y="39.262cm">
          <draw:text-box>
            <text:p text:style-name="P5"><text:span text:style-name="T1">4.3.1</text:span></text:p>
            <text:p text:style-name="P5"><text:span text:style-name="T1">4.3.2</text:span></text:p>
          </draw:text-box>
        </draw:frame>
        <draw:frame draw:style-name="gr8" draw:text-style-name="P6" draw:layer="layout" svg:width="1.971cm" svg:height="1.473cm" svg:x="29.938cm" svg:y="39.214cm">
          <draw:text-box>
            <text:p text:style-name="P5"><text:span text:style-name="T1">4.4.1</text:span></text:p>
            <text:p text:style-name="P5"><text:span text:style-name="T1">4.4.2</text:span></text:p>
          </draw:text-box>
        </draw:frame>
        <draw:frame draw:style-name="gr8" draw:text-style-name="P6" draw:layer="layout" svg:width="1.971cm" svg:height="1.473cm" svg:x="31.477cm" svg:y="37.097cm">
          <draw:text-box>
            <text:p text:style-name="P5"><text:span text:style-name="T1">4.5.1</text:span></text:p>
            <text:p text:style-name="P5"><text:span text:style-name="T1">4.5.2</text:span></text:p>
          </draw:text-box>
        </draw:frame>
        <draw:frame draw:style-name="gr8" draw:text-style-name="P6" draw:layer="layout" svg:width="1.971cm" svg:height="1.473cm" svg:x="31.477cm" svg:y="33.345cm">
          <draw:text-box>
            <text:p text:style-name="P5"><text:span text:style-name="T1">4.6.1</text:span></text:p>
            <text:p text:style-name="P5"><text:span text:style-name="T1">4.6.2</text:span></text:p>
          </draw:text-box>
        </draw:frame>
        <draw:frame draw:style-name="gr8" draw:text-style-name="P6" draw:layer="layout" svg:width="1.971cm" svg:height="1.473cm" svg:x="31.477cm" svg:y="28.534cm">
          <draw:text-box>
            <text:p text:style-name="P5"><text:span text:style-name="T1">4.7.1</text:span></text:p>
            <text:p text:style-name="P5"><text:span text:style-name="T1">4.7.2</text:span></text:p>
          </draw:text-box>
        </draw:frame>
        <draw:frame draw:style-name="gr8" draw:text-style-name="P6" draw:layer="layout" svg:width="1.971cm" svg:height="1.473cm" svg:x="30.178cm" svg:y="27.043cm">
          <draw:text-box>
            <text:p text:style-name="P5"><text:span text:style-name="T1">4.8.1</text:span></text:p>
            <text:p text:style-name="P5"><text:span text:style-name="T1">4.8.2</text:span></text:p>
          </draw:text-box>
        </draw:frame>
        <draw:frame draw:style-name="gr8" draw:text-style-name="P6" draw:layer="layout" svg:width="1.971cm" svg:height="1.473cm" svg:x="18.537cm" svg:y="27.091cm">
          <draw:text-box>
            <text:p text:style-name="P5"><text:span text:style-name="T1">4.11.1</text:span></text:p>
            <text:p text:style-name="P5"><text:span text:style-name="T1">4.11.2</text:span></text:p>
          </draw:text-box>
        </draw:frame>
        <draw:frame draw:style-name="gr8" draw:text-style-name="P6" draw:layer="layout" svg:width="1.971cm" svg:height="1.473cm" svg:x="26.522cm" svg:y="27.188cm">
          <draw:text-box>
            <text:p text:style-name="P5"><text:span text:style-name="T1">4.9.1</text:span></text:p>
            <text:p text:style-name="P5"><text:span text:style-name="T1">4.9.2</text:span></text:p>
          </draw:text-box>
        </draw:frame>
        <draw:frame draw:style-name="gr8" draw:text-style-name="P6" draw:layer="layout" svg:width="1.971cm" svg:height="1.473cm" svg:x="22.192cm" svg:y="27.043cm">
          <draw:text-box>
            <text:p text:style-name="P5"><text:span text:style-name="T1">4.10.1</text:span></text:p>
            <text:p text:style-name="P5"><text:span text:style-name="T1">4.10.2</text:span></text:p>
          </draw:text-box>
        </draw:frame>
        <draw:frame draw:style-name="gr8" draw:text-style-name="P6" draw:layer="layout" svg:width="1.971cm" svg:height="1.473cm" svg:x="22.189cm" svg:y="24.418cm">
          <draw:text-box>
            <text:p text:style-name="P5"><text:span text:style-name="T1">5.2.1</text:span></text:p>
            <text:p text:style-name="P5"><text:span text:style-name="T1">5.2.2</text:span></text:p>
          </draw:text-box>
        </draw:frame>
        <draw:frame draw:style-name="gr8" draw:text-style-name="P6" draw:layer="layout" svg:width="1.971cm" svg:height="1.473cm" svg:x="26.643cm" svg:y="24.418cm">
          <draw:text-box>
            <text:p text:style-name="P5"><text:span text:style-name="T1">5.3.1</text:span></text:p>
            <text:p text:style-name="P5"><text:span text:style-name="T1">5.3.2</text:span></text:p>
          </draw:text-box>
        </draw:frame>
        <draw:frame draw:style-name="gr8" draw:text-style-name="P6" draw:layer="layout" svg:width="1.971cm" svg:height="1.473cm" svg:x="30.083cm" svg:y="24.418cm">
          <draw:text-box>
            <text:p text:style-name="P5"><text:span text:style-name="T1">5.4.1</text:span></text:p>
            <text:p text:style-name="P5"><text:span text:style-name="T1">5.4.2</text:span></text:p>
          </draw:text-box>
        </draw:frame>
        <draw:frame draw:style-name="gr8" draw:text-style-name="P6" draw:layer="layout" svg:width="1.971cm" svg:height="1.473cm" svg:x="31.45cm" svg:y="22.743cm">
          <draw:text-box>
            <text:p text:style-name="P5"><text:span text:style-name="T1">5.5.1</text:span></text:p>
            <text:p text:style-name="P5"><text:span text:style-name="T1">5.5.2</text:span></text:p>
          </draw:text-box>
        </draw:frame>
        <draw:frame draw:style-name="gr8" draw:text-style-name="P6" draw:layer="layout" svg:width="1.971cm" svg:height="1.473cm" svg:x="25.276cm" svg:y="18.642cm">
          <draw:text-box>
            <text:p text:style-name="P5"><text:span text:style-name="T1">5.6.1</text:span></text:p>
            <text:p text:style-name="P5"><text:span text:style-name="T1">5.6.2</text:span></text:p>
          </draw:text-box>
        </draw:frame>
        <draw:frame draw:style-name="gr8" draw:text-style-name="P6" draw:layer="layout" svg:width="1.971cm" svg:height="1.473cm" svg:x="21.483cm" svg:y="18.554cm">
          <draw:text-box>
            <text:p text:style-name="P5"><text:span text:style-name="T1">5.7.1</text:span></text:p>
            <text:p text:style-name="P5"><text:span text:style-name="T1">5.7.2</text:span></text:p>
          </draw:text-box>
        </draw:frame>
        <draw:frame draw:style-name="gr8" draw:text-style-name="P6" draw:layer="layout" svg:width="1.971cm" svg:height="1.473cm" svg:x="18.595cm" svg:y="16.084cm">
          <draw:text-box>
            <text:p text:style-name="P5"><text:span text:style-name="T1">6.1.1</text:span></text:p>
            <text:p text:style-name="P5"><text:span text:style-name="T1">6.1.2</text:span></text:p>
          </draw:text-box>
        </draw:frame>
        <draw:frame draw:style-name="gr8" draw:text-style-name="P6" draw:layer="layout" svg:width="1.971cm" svg:height="1.473cm" svg:x="22.63cm" svg:y="16.018cm">
          <draw:text-box>
            <text:p text:style-name="P5"><text:span text:style-name="T1">6.2.1</text:span></text:p>
            <text:p text:style-name="P5"><text:span text:style-name="T1">6.2.2</text:span></text:p>
          </draw:text-box>
        </draw:frame>
        <draw:frame draw:style-name="gr8" draw:text-style-name="P6" draw:layer="layout" svg:width="1.971cm" svg:height="1.473cm" svg:x="26.202cm" svg:y="16.118cm">
          <draw:text-box>
            <text:p text:style-name="P5"><text:span text:style-name="T1">6.3.1</text:span></text:p>
            <text:p text:style-name="P5"><text:span text:style-name="T1">6.3.2</text:span></text:p>
          </draw:text-box>
        </draw:frame>
        <draw:frame draw:style-name="gr8" draw:text-style-name="P6" draw:layer="layout" svg:width="1.971cm" svg:height="1.473cm" svg:x="31.46cm" svg:y="15.291cm">
          <draw:text-box>
            <text:p text:style-name="P5"><text:span text:style-name="T1">6.4.1</text:span></text:p>
            <text:p text:style-name="P5"><text:span text:style-name="T1">6.4.2</text:span></text:p>
          </draw:text-box>
        </draw:frame>
        <draw:frame draw:style-name="gr8" draw:text-style-name="P6" draw:layer="layout" svg:width="1.971cm" svg:height="1.473cm" svg:x="31.659cm" svg:y="9.668cm">
          <draw:text-box>
            <text:p text:style-name="P5"><text:span text:style-name="T1">6.6.1</text:span></text:p>
            <text:p text:style-name="P5"><text:span text:style-name="T1">6.6.2</text:span></text:p>
          </draw:text-box>
        </draw:frame>
        <draw:frame draw:style-name="gr8" draw:text-style-name="P6" draw:layer="layout" svg:width="1.971cm" svg:height="1.473cm" svg:x="31.56cm" svg:y="6.89cm">
          <draw:text-box>
            <text:p text:style-name="P5"><text:span text:style-name="T1">6.7.1</text:span></text:p>
            <text:p text:style-name="P5"><text:span text:style-name="T1">6.7.2</text:span></text:p>
          </draw:text-box>
        </draw:frame>
        <draw:frame draw:style-name="gr8" draw:text-style-name="P6" draw:layer="layout" svg:width="1.971cm" svg:height="1.473cm" svg:x="31.659cm" svg:y="12.413cm">
          <draw:text-box>
            <text:p text:style-name="P5"><text:span text:style-name="T1">6.5.1</text:span></text:p>
            <text:p text:style-name="P5"><text:span text:style-name="T1">6.5.2</text:span></text:p>
          </draw:text-box>
        </draw:frame>
        <draw:frame draw:style-name="gr8" draw:text-style-name="P6" draw:layer="layout" svg:width="1.971cm" svg:height="1.473cm" svg:x="34.245cm" svg:y="9.615cm">
          <draw:text-box>
            <text:p text:style-name="P5"><text:span text:style-name="T1">7.1.1</text:span></text:p>
            <text:p text:style-name="P5"><text:span text:style-name="T1">7.1.2</text:span></text:p>
          </draw:text-box>
        </draw:frame>
        <draw:frame draw:style-name="gr8" draw:text-style-name="P6" draw:layer="layout" svg:width="1.971cm" svg:height="1.473cm" svg:x="34.207cm" svg:y="12.412cm">
          <draw:text-box>
            <text:p text:style-name="P5"><text:span text:style-name="T1">7.2.1</text:span></text:p>
            <text:p text:style-name="P5"><text:span text:style-name="T1">7.2.2</text:span></text:p>
          </draw:text-box>
        </draw:frame>
        <draw:frame draw:style-name="gr8" draw:text-style-name="P6" draw:layer="layout" svg:width="1.971cm" svg:height="1.473cm" svg:x="34.32cm" svg:y="15.209cm">
          <draw:text-box>
            <text:p text:style-name="P5"><text:span text:style-name="T1">7.3.1</text:span></text:p>
            <text:p text:style-name="P5"><text:span text:style-name="T1">7.3.2</text:span></text:p>
          </draw:text-box>
        </draw:frame>
        <draw:frame draw:style-name="gr8" draw:text-style-name="P6" draw:layer="layout" svg:width="1.971cm" svg:height="1.473cm" svg:x="42.522cm" svg:y="15.058cm">
          <draw:text-box>
            <text:p text:style-name="P5"><text:span text:style-name="T1">7.4.1</text:span></text:p>
            <text:p text:style-name="P5"><text:span text:style-name="T1">7.4.2</text:span></text:p>
          </draw:text-box>
        </draw:frame>
        <draw:frame draw:style-name="gr8" draw:text-style-name="P6" draw:layer="layout" svg:width="1.971cm" svg:height="1.473cm" svg:x="42.485cm" svg:y="12.299cm">
          <draw:text-box>
            <text:p text:style-name="P5"><text:span text:style-name="T1">7.5.1</text:span></text:p>
            <text:p text:style-name="P5"><text:span text:style-name="T1">7.5.2</text:span></text:p>
          </draw:text-box>
        </draw:frame>
        <draw:frame draw:style-name="gr8" draw:text-style-name="P6" draw:layer="layout" svg:width="1.971cm" svg:height="1.473cm" svg:x="42.598cm" svg:y="9.388cm">
          <draw:text-box>
            <text:p text:style-name="P5"><text:span text:style-name="T1">7.6.1</text:span></text:p>
            <text:p text:style-name="P5"><text:span text:style-name="T1">7.6.2</text:span></text:p>
          </draw:text-box>
        </draw:frame>
        <draw:frame draw:style-name="gr8" draw:text-style-name="P6" draw:layer="layout" svg:width="1.971cm" svg:height="1.473cm" svg:x="45.244cm" svg:y="9.388cm">
          <draw:text-box>
            <text:p text:style-name="P5"><text:span text:style-name="T1">8.1.1</text:span></text:p>
            <text:p text:style-name="P5"><text:span text:style-name="T1">8.1.2</text:span></text:p>
          </draw:text-box>
        </draw:frame>
        <draw:frame draw:style-name="gr8" draw:text-style-name="P6" draw:layer="layout" svg:width="1.971cm" svg:height="1.473cm" svg:x="45.206cm" svg:y="15.057cm">
          <draw:text-box>
            <text:p text:style-name="P5"><text:span text:style-name="T1">8.3.1</text:span></text:p>
            <text:p text:style-name="P5"><text:span text:style-name="T1">8.3.2</text:span></text:p>
          </draw:text-box>
        </draw:frame>
        <draw:frame draw:style-name="gr8" draw:text-style-name="P6" draw:layer="layout" svg:width="1.971cm" svg:height="1.473cm" svg:x="53.597cm" svg:y="12.109cm">
          <draw:text-box>
            <text:p text:style-name="P5"><text:span text:style-name="T1">8.5.1</text:span></text:p>
            <text:p text:style-name="P5"><text:span text:style-name="T1">8.5.2</text:span></text:p>
          </draw:text-box>
        </draw:frame>
        <draw:frame draw:style-name="gr8" draw:text-style-name="P6" draw:layer="layout" svg:width="1.971cm" svg:height="1.473cm" svg:x="53.56cm" svg:y="9.275cm">
          <draw:text-box>
            <text:p text:style-name="P5"><text:span text:style-name="T1">8.6.1</text:span></text:p>
            <text:p text:style-name="P5"><text:span text:style-name="T1">8.6.2</text:span></text:p>
          </draw:text-box>
        </draw:frame>
        <draw:frame draw:style-name="gr8" draw:text-style-name="P6" draw:layer="layout" svg:width="1.971cm" svg:height="1.473cm" svg:x="45.207cm" svg:y="12.223cm">
          <draw:text-box>
            <text:p text:style-name="P5"><text:span text:style-name="T1">8.2.1</text:span></text:p>
            <text:p text:style-name="P5"><text:span text:style-name="T1">8.2.2</text:span></text:p>
          </draw:text-box>
        </draw:frame>
        <draw:frame draw:style-name="gr8" draw:text-style-name="P6" draw:layer="layout" svg:width="1.971cm" svg:height="1.473cm" svg:x="53.522cm" svg:y="14.755cm">
          <draw:text-box>
            <text:p text:style-name="P5"><text:span text:style-name="T1">8.4.1</text:span></text:p>
            <text:p text:style-name="P5"><text:span text:style-name="T1">8.4.2</text:span></text:p>
          </draw:text-box>
        </draw:frame>
        <draw:frame draw:style-name="gr8" draw:text-style-name="P6" draw:layer="layout" svg:width="1.971cm" svg:height="1.473cm" svg:x="56.281cm" svg:y="9.162cm">
          <draw:text-box>
            <text:p text:style-name="P5"><text:span text:style-name="T1">9.1.1</text:span></text:p>
            <text:p text:style-name="P5"><text:span text:style-name="T1">9.1.2</text:span></text:p>
          </draw:text-box>
        </draw:frame>
        <draw:frame draw:style-name="gr8" draw:text-style-name="P6" draw:layer="layout" svg:width="1.971cm" svg:height="1.473cm" svg:x="56.319cm" svg:y="11.959cm">
          <draw:text-box>
            <text:p text:style-name="P5"><text:span text:style-name="T1">9.2.1</text:span></text:p>
            <text:p text:style-name="P5"><text:span text:style-name="T1">9.2.2</text:span></text:p>
          </draw:text-box>
        </draw:frame>
        <draw:frame draw:style-name="gr8" draw:text-style-name="P6" draw:layer="layout" svg:width="1.971cm" svg:height="1.473cm" svg:x="56.244cm" svg:y="14.756cm">
          <draw:text-box>
            <text:p text:style-name="P5"><text:span text:style-name="T1">9.3.1</text:span></text:p>
            <text:p text:style-name="P5"><text:span text:style-name="T1">9.3.2</text:span></text:p>
          </draw:text-box>
        </draw:frame>
        <draw:frame draw:style-name="gr8" draw:text-style-name="P6" draw:layer="layout" svg:width="1.971cm" svg:height="1.473cm" svg:x="62.934cm" svg:y="16.078cm">
          <draw:text-box>
            <text:p text:style-name="P5"><text:span text:style-name="T1">9.4.1</text:span></text:p>
            <text:p text:style-name="P5"><text:span text:style-name="T1">9.4.2</text:span></text:p>
          </draw:text-box>
        </draw:frame>
        <draw:frame draw:style-name="gr8" draw:text-style-name="P6" draw:layer="layout" svg:width="1.971cm" svg:height="1.473cm" svg:x="65.542cm" svg:y="11.77cm">
          <draw:text-box>
            <text:p text:style-name="P5"><text:span text:style-name="T1">9.6.1</text:span></text:p>
            <text:p text:style-name="P5"><text:span text:style-name="T1">9.6.2</text:span></text:p>
          </draw:text-box>
        </draw:frame>
        <draw:frame draw:style-name="gr8" draw:text-style-name="P6" draw:layer="layout" svg:width="1.971cm" svg:height="1.473cm" svg:x="65.429cm" svg:y="15.209cm">
          <draw:text-box>
            <text:p text:style-name="P5"><text:span text:style-name="T1">9.5.1</text:span></text:p>
            <text:p text:style-name="P5"><text:span text:style-name="T1">9.5.2</text:span></text:p>
          </draw:text-box>
        </draw:frame>
        <draw:frame draw:style-name="gr8" draw:text-style-name="P6" draw:layer="layout" svg:width="1.971cm" svg:height="1.473cm" svg:x="18.275cm" svg:y="39.225cm">
          <draw:text-box>
            <text:p text:style-name="P5"><text:span text:style-name="T1">4.1.1</text:span></text:p>
            <text:p text:style-name="P5"><text:span text:style-name="T1">4.1.2</text:span></text:p>
          </draw:text-box>
        </draw:frame>
        <draw:line draw:style-name="gr7" draw:text-style-name="P4" draw:layer="layout" svg:x1="61.59cm" svg:y1="46.949cm" svg:x2="65.882cm" svg:y2="50.535cm">
          <text:p/>
        </draw:line>
        <draw:g>
          <draw:g>
            <draw:polygon draw:style-name="gr5" draw:text-style-name="P3" draw:layer="layout" svg:width="2.723cm" svg:height="4.171cm" svg:x="59.291cm" svg:y="43.338cm" svg:viewBox="0 0 2724 4172" draw:points="0,4172 2724,4172 2724,0 0,0">
              <text:p/>
            </draw:polygon>
            <draw:polygon draw:style-name="gr14" draw:text-style-name="P4" draw:layer="layout" svg:width="2.723cm" svg:height="4.171cm" svg:x="59.291cm" svg:y="43.338cm" svg:viewBox="0 0 2724 4172" draw:points="0,4172 2724,4172 2724,0 0,0">
              <text:p/>
            </draw:polygon>
          </draw:g>
          <draw:frame draw:style-name="gr19" draw:text-style-name="P8" draw:layer="layout" svg:width="2.722cm" svg:height="4.17cm" svg:x="59.291cm" svg:y="43.338cm">
            <draw:text-box>
              <text:p text:style-name="P5"><text:span text:style-name="T2">К</text:span></text:p>
            </draw:text-box>
          </draw:frame>
        </draw:g>
        <draw:g>
          <draw:path draw:style-name="gr5" draw:text-style-name="P3" draw:layer="layout" svg:width="1.739cm" svg:height="1.741cm" svg:x="65.429cm" svg:y="49.84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  <draw:path draw:style-name="gr14" draw:text-style-name="P4" draw:layer="layout" svg:width="1.739cm" svg:height="1.741cm" svg:x="65.429cm" svg:y="49.84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</draw:g>
        <draw:custom-shape draw:style-name="gr20" draw:text-style-name="P12" draw:layer="layout" svg:width="0.725cm" svg:height="0.423cm" svg:x="51.925cm" svg:y="41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725cm" svg:height="0.423cm" draw:transform="rotate (1.5707963267949) translate (50.466cm 46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50.0684582670823cm 46.293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50.0684582670823cm 46.2931686588983cm)" svg:viewBox="0 0 454 583" draw:points="0,583 454,583 225,0">
            <text:p/>
          </draw:polygon>
        </draw:g>
        <draw:g>
          <draw:polygon draw:style-name="gr17" draw:text-style-name="P10" draw:layer="layout" svg:width="0.453cm" svg:height="0.582cm" svg:x="52.065cm" svg:y="40.952cm" svg:viewBox="0 0 454 583" draw:points="0,583 454,583 225,0">
            <text:p/>
          </draw:polygon>
          <draw:polygon draw:style-name="gr6" draw:text-style-name="P4" draw:layer="layout" svg:width="0.453cm" svg:height="0.582cm" svg:x="52.065cm" svg:y="40.952cm" svg:viewBox="0 0 454 583" draw:points="0,583 454,583 225,0">
            <text:p/>
          </draw:polygon>
        </draw:g>
        <draw:custom-shape draw:style-name="gr16" draw:text-style-name="P9" draw:layer="layout" svg:width="0.725cm" svg:height="0.423cm" svg:x="45.029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45.195cm" svg:y="17.855cm" svg:viewBox="0 0 454 583" draw:points="0,583 454,583 225,0">
            <text:p/>
          </draw:polygon>
          <draw:polygon draw:style-name="gr6" draw:text-style-name="P4" draw:layer="layout" svg:width="0.453cm" svg:height="0.582cm" svg:x="45.195cm" svg:y="17.855cm" svg:viewBox="0 0 454 583" draw:points="0,583 454,583 225,0">
            <text:p/>
          </draw:polygon>
        </draw:g>
      </draw:page>
      <draw:page draw:name="page2" draw:style-name="dp1" draw:master-page-name="PM0">
        <draw:frame draw:style-name="gr1" draw:text-style-name="P1" draw:layer="layout" svg:width="51.647cm" svg:height="49.354cm" svg:x="16.057cm" svg:y="4.939cm">
          <draw:image xlink:href="Pictures/1000000000000270000002C23654D158481D3ED5.png" xlink:type="simple" xlink:show="embed" xlink:actuate="onLoad" draw:mime-type="image/png">
            <text:p/>
          </draw:image>
        </draw:frame>
        <draw:polygon draw:style-name="gr2" draw:text-style-name="P2" draw:layer="layout" svg:width="11.157cm" svg:height="10.54cm" svg:x="55.385cm" svg:y="41.339cm" svg:viewBox="0 0 11158 10541" draw:points="0,10541 11158,10541 11158,0 0,0">
          <text:p/>
        </draw:polygon>
        <draw:g>
          <draw:path draw:style-name="gr3" draw:text-style-name="P3" draw:layer="layout" svg:width="1.391cm" svg:height="1.391cm" svg:x="24.004cm" svg:y="30.347cm" svg:viewBox="0 0 1392 1392" svg:d="M1253 1392v-319h-697v319zM0 1073v-1073h1392v1073z">
            <text:p/>
          </draw:path>
          <draw:path draw:style-name="gr4" draw:text-style-name="P4" draw:layer="layout" svg:width="1.391cm" svg:height="1.391cm" svg:x="24.004cm" svg:y="30.347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g>
          <draw:g>
            <draw:path draw:style-name="gr5" draw:text-style-name="P3" draw:layer="layout" svg:width="0.281cm" svg:height="0.14cm" draw:transform="rotate (-3.14159265358979) translate (41.8653591785565cm 41.786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42.0053591785565cm 41.786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41.3363591785565cm 41.786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41.4763591785565cm 41.786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4.0464816278076cm 48.589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4.0464816278076cm 48.730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44.0464816278076cm 49.118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4.0464816278076cm 49.259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3.9614816278076cm 42.995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3.9614816278076cm 43.136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43.9614816278076cm 43.524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3.9614816278076cm 43.665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34.4675183721924cm 50.046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34.4675183721924cm 49.905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4675183721924cm 49.517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34.4675183721924cm 49.376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7" draw:text-style-name="P4" draw:layer="layout" svg:x1="44.358cm" svg:y1="49.106cm" svg:x2="44.34cm" svg:y2="41.421cm">
          <text:p/>
        </draw:line>
        <draw:frame draw:style-name="gr8" draw:text-style-name="P6" draw:layer="layout" svg:width="1.971cm" svg:height="1.473cm" svg:x="52.768cm" svg:y="49.905cm">
          <draw:text-box>
            <text:p text:style-name="P5"><text:span text:style-name="T1">2.1.1</text:span></text:p>
            <text:p text:style-name="P5"><text:span text:style-name="T1">2.1.2</text:span></text:p>
          </draw:text-box>
        </draw:frame>
        <draw:polygon draw:style-name="gr9" draw:text-style-name="P7" draw:layer="layout" svg:width="32.651cm" svg:height="3.363cm" draw:transform="rotate (-3.14159265358979) translate (67.305558879541cm 21.7080306184001cm)" svg:viewBox="0 0 32652 3364" draw:points="0,3364 32652,3364 32652,0 0,0">
          <text:p/>
        </draw:polygon>
        <draw:polygon draw:style-name="gr9" draw:text-style-name="P7" draw:layer="layout" svg:width="4.611cm" svg:height="22.004cm" svg:x="34.035cm" svg:y="18.675cm" svg:viewBox="0 0 4612 22005" draw:points="0,22005 4612,22005 4612,0 0,0">
          <text:p/>
        </draw:polygon>
        <draw:polygon draw:style-name="gr9" draw:text-style-name="P7" draw:layer="layout" svg:width="31.593cm" svg:height="3.879cm" draw:transform="rotate (-3.14124358773939) translate (66.7852561979398cm 40.922601545492cm)" svg:viewBox="0 0 31594 3880" draw:points="0,3880 31594,3879 31594,0 0,1">
          <text:p/>
        </draw:polygon>
        <draw:line draw:style-name="gr10" draw:text-style-name="P4" draw:layer="layout" svg:x1="36.271cm" svg:y1="39.208cm" svg:x2="34.237cm" svg:y2="39.195cm">
          <text:p/>
        </draw:line>
        <draw:g>
          <draw:g>
            <draw:path draw:style-name="gr11" draw:text-style-name="P3" draw:layer="layout" svg:width="0.289cm" svg:height="1.651cm" draw:transform="rotate (-1.5707963267949) translate (58.4448783151326cm 40.9977909516381cm)" svg:viewBox="0 0 290 1652" svg:d="M290 0h-290v83h95zM192 83h98v-83zM290 1652h-290v-83h95zM192 1569h98v83z">
              <text:p/>
            </draw:path>
            <draw:path draw:style-name="gr12" draw:text-style-name="P4" draw:layer="layout" svg:width="0.289cm" svg:height="1.651cm" draw:transform="rotate (-1.5707963267949) translate (58.4448783151326cm 40.9977909516381cm)" svg:viewBox="0 0 290 1652" svg:d="M290 0h-290v83h95M192 83h98v-83M290 1652h-290v-83h95M192 1569h98v83">
              <text:p/>
            </draw:path>
          </draw:g>
          <draw:path draw:style-name="gr12" draw:text-style-name="P4" draw:layer="layout" svg:width="1.733cm" svg:height="1.485cm" draw:transform="rotate (-1.5707963267949) translate (58.3628627145086cm 39.266cm)" svg:viewBox="0 0 1734 1486" svg:d="M1734 1486c-304 0-604-69-867-200-263-129-482-317-634-543-153-225-233-482-233-743">
            <text:p/>
          </draw:path>
          <draw:g>
            <draw:polygon draw:style-name="gr11" draw:text-style-name="P3" draw:layer="layout" svg:width="1.733cm" svg:height="0.084cm" draw:transform="rotate (-1.5707963267949) translate (58.3628627145086cm 39.266cm)" svg:viewBox="0 0 1734 85" draw:points="0,85 1734,85 1734,0 0,0">
              <text:p/>
            </draw:polygon>
            <draw:polygon draw:style-name="gr12" draw:text-style-name="P4" draw:layer="layout" svg:width="1.733cm" svg:height="0.084cm" draw:transform="rotate (-1.5707963267949) translate (58.3628627145086cm 39.266cm)" svg:viewBox="0 0 1734 85" draw:points="0,85 1734,85 1734,0 0,0">
              <text:p/>
            </draw:polygon>
          </draw:g>
        </draw:g>
        <draw:line draw:style-name="gr10" draw:text-style-name="P4" draw:layer="layout" svg:x1="59.782cm" svg:y1="40.845cm" svg:x2="59.782cm" svg:y2="39.201cm">
          <text:p/>
        </draw:line>
        <draw:line draw:style-name="gr13" draw:text-style-name="P4" draw:layer="layout" svg:x1="59.994cm" svg:y1="46.468cm" svg:x2="64.982cm" svg:y2="49.847cm">
          <text:p/>
        </draw:line>
        <draw:line draw:style-name="gr7" draw:text-style-name="P4" draw:layer="layout" svg:x1="65.099cm" svg:y1="49.994cm" svg:x2="60.127cm" svg:y2="46.501cm">
          <text:p/>
        </draw:line>
        <draw:g>
          <draw:path draw:style-name="gr5" draw:text-style-name="P3" draw:layer="layout" svg:width="1.739cm" svg:height="1.741cm" svg:x="64.492cm" svg:y="49.294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  <draw:path draw:style-name="gr14" draw:text-style-name="P4" draw:layer="layout" svg:width="1.739cm" svg:height="1.741cm" svg:x="64.492cm" svg:y="49.294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</draw:g>
        <draw:g>
          <draw:g>
            <draw:path draw:style-name="gr11" draw:text-style-name="P3" draw:layer="layout" svg:width="0.289cm" svg:height="1.651cm" draw:transform="rotate (-1.5707963267949) translate (40.2288783151326cm 40.9397909516381cm)" svg:viewBox="0 0 290 1652" svg:d="M290 0h-290v83h95zM192 83h98v-83zM290 1652h-290v-83h95zM192 1569h98v83z">
              <text:p/>
            </draw:path>
            <draw:path draw:style-name="gr12" draw:text-style-name="P4" draw:layer="layout" svg:width="0.289cm" svg:height="1.651cm" draw:transform="rotate (-1.5707963267949) translate (40.2288783151326cm 40.9397909516381cm)" svg:viewBox="0 0 290 1652" svg:d="M290 0h-290v83h95M192 83h98v-83M290 1652h-290v-83h95M192 1569h98v83">
              <text:p/>
            </draw:path>
          </draw:g>
          <draw:path draw:style-name="gr12" draw:text-style-name="P4" draw:layer="layout" svg:width="1.733cm" svg:height="1.485cm" draw:transform="rotate (-1.5707963267949) translate (40.1468627145086cm 39.208cm)" svg:viewBox="0 0 1734 1486" svg:d="M1734 1486c-304 0-604-69-867-200-263-129-482-317-634-543-153-225-233-482-233-743">
            <text:p/>
          </draw:path>
          <draw:g>
            <draw:polygon draw:style-name="gr11" draw:text-style-name="P3" draw:layer="layout" svg:width="1.733cm" svg:height="0.084cm" draw:transform="rotate (-1.5707963267949) translate (40.1468627145086cm 39.208cm)" svg:viewBox="0 0 1734 85" draw:points="0,85 1734,85 1734,0 0,0">
              <text:p/>
            </draw:polygon>
            <draw:polygon draw:style-name="gr12" draw:text-style-name="P4" draw:layer="layout" svg:width="1.733cm" svg:height="0.084cm" draw:transform="rotate (-1.5707963267949) translate (40.1468627145086cm 39.208cm)" svg:viewBox="0 0 1734 85" draw:points="0,85 1734,85 1734,0 0,0">
              <text:p/>
            </draw:polygon>
          </draw:g>
        </draw:g>
        <draw:g>
          <draw:g>
            <draw:path draw:style-name="gr11" draw:text-style-name="P3" draw:layer="layout" svg:width="0.289cm" svg:height="1.651cm" draw:transform="rotate (-1.5707963267949) translate (41.0418783151326cm 18.001cm)" svg:viewBox="0 0 290 1652" svg:d="M0 0h290v83h-94zM98 83h-98v-83zM0 1652h290v-83h-94zM98 1569h-98v83z">
              <text:p/>
            </draw:path>
            <draw:path draw:style-name="gr12" draw:text-style-name="P4" draw:layer="layout" svg:width="0.289cm" svg:height="1.651cm" draw:transform="rotate (-1.5707963267949) translate (41.0418783151326cm 18.001cm)" svg:viewBox="0 0 290 1652" svg:d="M0 0h290v83h-94M98 83h-98v-83M0 1652h290v-83h-94M98 1569h-98v83">
              <text:p/>
            </draw:path>
          </draw:g>
          <draw:path draw:style-name="gr12" draw:text-style-name="P4" draw:layer="layout" svg:width="1.733cm" svg:height="1.485cm" draw:transform="rotate (-1.5707963267949) translate (40.9598627145086cm 18.2891060842434cm)" svg:viewBox="0 0 1734 1486" svg:d="M0 1486c304 0 604-69 866-200 264-129 483-317 634-543 154-225 234-482 234-743">
            <text:p/>
          </draw:path>
          <draw:g>
            <draw:polygon draw:style-name="gr11" draw:text-style-name="P3" draw:layer="layout" svg:width="1.733cm" svg:height="0.084cm" draw:transform="rotate (-1.5707963267949) translate (40.9598627145086cm 18.2891060842434cm)" svg:viewBox="0 0 1734 85" draw:points="1734,85 0,85 0,0 1734,0">
              <text:p/>
            </draw:polygon>
            <draw:polygon draw:style-name="gr12" draw:text-style-name="P4" draw:layer="layout" svg:width="1.733cm" svg:height="0.084cm" draw:transform="rotate (-1.5707963267949) translate (40.9598627145086cm 18.2891060842434cm)" svg:viewBox="0 0 1734 85" draw:points="1734,85 0,85 0,0 1734,0">
              <text:p/>
            </draw:polygon>
          </draw:g>
        </draw:g>
        <draw:g>
          <draw:g>
            <draw:path draw:style-name="gr11" draw:text-style-name="P3" draw:layer="layout" svg:width="0.289cm" svg:height="1.651cm" draw:transform="rotate (-1.5707963267949) translate (50.1458783151326cm 17.994cm)" svg:viewBox="0 0 290 1652" svg:d="M0 0h290v83h-94zM98 83h-98v-83zM0 1652h290v-83h-94zM98 1569h-98v83z">
              <text:p/>
            </draw:path>
            <draw:path draw:style-name="gr12" draw:text-style-name="P4" draw:layer="layout" svg:width="0.289cm" svg:height="1.651cm" draw:transform="rotate (-1.5707963267949) translate (50.1458783151326cm 17.994cm)" svg:viewBox="0 0 290 1652" svg:d="M0 0h290v83h-94M98 83h-98v-83M0 1652h290v-83h-94M98 1569h-98v83">
              <text:p/>
            </draw:path>
          </draw:g>
          <draw:path draw:style-name="gr12" draw:text-style-name="P4" draw:layer="layout" svg:width="1.733cm" svg:height="1.485cm" draw:transform="rotate (-1.5707963267949) translate (50.0638627145086cm 18.2821060842434cm)" svg:viewBox="0 0 1734 1486" svg:d="M0 1486c304 0 604-69 866-200 264-129 483-317 634-543 154-225 234-482 234-743">
            <text:p/>
          </draw:path>
          <draw:g>
            <draw:polygon draw:style-name="gr11" draw:text-style-name="P3" draw:layer="layout" svg:width="1.733cm" svg:height="0.084cm" draw:transform="rotate (-1.5707963267949) translate (50.0638627145086cm 18.2821060842434cm)" svg:viewBox="0 0 1734 85" draw:points="1734,85 0,85 0,0 1734,0">
              <text:p/>
            </draw:polygon>
            <draw:polygon draw:style-name="gr12" draw:text-style-name="P4" draw:layer="layout" svg:width="1.733cm" svg:height="0.084cm" draw:transform="rotate (-1.5707963267949) translate (50.0638627145086cm 18.2821060842434cm)" svg:viewBox="0 0 1734 85" draw:points="1734,85 0,85 0,0 1734,0">
              <text:p/>
            </draw:polygon>
          </draw:g>
        </draw:g>
        <draw:g>
          <draw:g>
            <draw:path draw:style-name="gr11" draw:text-style-name="P3" draw:layer="layout" svg:width="0.289cm" svg:height="1.651cm" draw:transform="rotate (-1.5707963267949) translate (60.9118783151326cm 18.001cm)" svg:viewBox="0 0 290 1652" svg:d="M0 0h290v83h-94zM98 83h-98v-83zM0 1652h290v-83h-94zM98 1569h-98v83z">
              <text:p/>
            </draw:path>
            <draw:path draw:style-name="gr12" draw:text-style-name="P4" draw:layer="layout" svg:width="0.289cm" svg:height="1.651cm" draw:transform="rotate (-1.5707963267949) translate (60.9118783151326cm 18.001cm)" svg:viewBox="0 0 290 1652" svg:d="M0 0h290v83h-94M98 83h-98v-83M0 1652h290v-83h-94M98 1569h-98v83">
              <text:p/>
            </draw:path>
          </draw:g>
          <draw:path draw:style-name="gr12" draw:text-style-name="P4" draw:layer="layout" svg:width="1.733cm" svg:height="1.485cm" draw:transform="rotate (-1.5707963267949) translate (60.8298627145086cm 18.2891060842434cm)" svg:viewBox="0 0 1734 1486" svg:d="M0 1486c304 0 604-69 866-200 264-129 483-317 634-543 154-225 234-482 234-743">
            <text:p/>
          </draw:path>
          <draw:g>
            <draw:polygon draw:style-name="gr11" draw:text-style-name="P3" draw:layer="layout" svg:width="1.733cm" svg:height="0.084cm" draw:transform="rotate (-1.5707963267949) translate (60.8298627145086cm 18.2891060842434cm)" svg:viewBox="0 0 1734 85" draw:points="1734,85 0,85 0,0 1734,0">
              <text:p/>
            </draw:polygon>
            <draw:polygon draw:style-name="gr12" draw:text-style-name="P4" draw:layer="layout" svg:width="1.733cm" svg:height="0.084cm" draw:transform="rotate (-1.5707963267949) translate (60.8298627145086cm 18.2891060842434cm)" svg:viewBox="0 0 1734 85" draw:points="1734,85 0,85 0,0 1734,0">
              <text:p/>
            </draw:polygon>
          </draw:g>
        </draw:g>
        <draw:line draw:style-name="gr10" draw:text-style-name="P4" draw:layer="layout" svg:x1="45.182cm" svg:y1="20.207cm" svg:x2="45.151cm" svg:y2="18.525cm">
          <text:p/>
        </draw:line>
        <draw:line draw:style-name="gr10" draw:text-style-name="P4" draw:layer="layout" svg:x1="36.358cm" svg:y1="39.224cm" svg:x2="59.781cm" svg:y2="39.083cm">
          <text:p/>
        </draw:line>
        <draw:line draw:style-name="gr10" draw:text-style-name="P4" draw:layer="layout" svg:x1="36.385cm" svg:y1="39.222cm" svg:x2="36.325cm" svg:y2="18.552cm">
          <text:p/>
        </draw:line>
        <draw:line draw:style-name="gr10" draw:text-style-name="P4" draw:layer="layout" svg:x1="36.373cm" svg:y1="20.359cm" svg:x2="61.311cm" svg:y2="20.409cm">
          <text:p/>
        </draw:line>
        <draw:line draw:style-name="gr10" draw:text-style-name="P4" draw:layer="layout" svg:x1="61.259cm" svg:y1="20.321cm" svg:x2="61.24cm" svg:y2="18.545cm">
          <text:p/>
        </draw:line>
        <draw:line draw:style-name="gr10" draw:text-style-name="P4" draw:layer="layout" svg:x1="55.887cm" svg:y1="20.244cm" svg:x2="55.852cm" svg:y2="18.438cm">
          <text:p/>
        </draw:line>
        <draw:line draw:style-name="gr10" draw:text-style-name="P4" draw:layer="layout" svg:x1="45.181cm" svg:y1="40.87cm" svg:x2="45.15cm" svg:y2="39.188cm">
          <text:p/>
        </draw:line>
        <draw:line draw:style-name="gr10" draw:text-style-name="P4" draw:layer="layout" svg:x1="54.911cm" svg:y1="20.196cm" svg:x2="54.905cm" svg:y2="18.406cm">
          <text:p/>
        </draw:line>
        <draw:line draw:style-name="gr10" draw:text-style-name="P4" draw:layer="layout" svg:x1="44.182cm" svg:y1="20.133cm" svg:x2="44.151cm" svg:y2="18.451cm">
          <text:p/>
        </draw:line>
        <draw:line draw:style-name="gr7" draw:text-style-name="P4" draw:layer="layout" svg:x1="36.342cm" svg:y1="20.307cm" svg:x2="61.215cm" svg:y2="20.385cm">
          <text:p/>
        </draw:line>
        <draw:line draw:style-name="gr10" draw:text-style-name="P4" draw:layer="layout" svg:x1="36.219cm" svg:y1="18.918cm" svg:x2="34.185cm" svg:y2="18.905cm">
          <text:p/>
        </draw:line>
        <draw:line draw:style-name="gr7" draw:text-style-name="P4" draw:layer="layout" svg:x1="45.151cm" svg:y1="20.267cm" svg:x2="45.168cm" svg:y2="18.357cm">
          <text:p/>
        </draw:line>
        <draw:line draw:style-name="gr7" draw:text-style-name="P4" draw:layer="layout" svg:x1="55.902cm" svg:y1="20.313cm" svg:x2="55.86cm" svg:y2="18.412cm">
          <text:p/>
        </draw:line>
        <draw:line draw:style-name="gr7" draw:text-style-name="P4" draw:layer="layout" svg:x1="61.241cm" svg:y1="20.374cm" svg:x2="61.218cm" svg:y2="18.492cm">
          <text:p/>
        </draw:line>
        <draw:line draw:style-name="gr10" draw:text-style-name="P4" draw:layer="layout" svg:x1="43.788cm" svg:y1="39.251cm" svg:x2="43.802cm" svg:y2="40.878cm">
          <text:p/>
        </draw:line>
        <draw:line draw:style-name="gr7" draw:text-style-name="P4" draw:layer="layout" svg:x1="36.354cm" svg:y1="39.212cm" svg:x2="59.73cm" svg:y2="39.109cm">
          <text:p/>
        </draw:line>
        <draw:line draw:style-name="gr7" draw:text-style-name="P4" draw:layer="layout" svg:x1="45.208cm" svg:y1="40.971cm" svg:x2="45.181cm" svg:y2="39.207cm">
          <text:p/>
        </draw:line>
        <draw:line draw:style-name="gr10" draw:text-style-name="P4" draw:layer="layout" svg:x1="34.806cm" svg:y1="39.184cm" svg:x2="34.806cm" svg:y2="40.878cm">
          <text:p/>
        </draw:line>
        <draw:line draw:style-name="gr10" draw:text-style-name="P4" draw:layer="layout" svg:x1="36.14cm" svg:y1="28.868cm" svg:x2="34.106cm" svg:y2="28.855cm">
          <text:p/>
        </draw:line>
        <draw:line draw:style-name="gr10" draw:text-style-name="P4" draw:layer="layout" svg:x1="34.107cm" svg:y1="29.732cm" svg:x2="36.369cm" svg:y2="29.761cm">
          <text:p/>
        </draw:line>
        <draw:line draw:style-name="gr7" draw:text-style-name="P4" draw:layer="layout" svg:x1="36.385cm" svg:y1="39.201cm" svg:x2="36.324cm" svg:y2="18.559cm">
          <text:p/>
        </draw:line>
        <draw:line draw:style-name="gr7" draw:text-style-name="P4" draw:layer="layout" svg:x1="36.321cm" svg:y1="18.932cm" svg:x2="34.058cm" svg:y2="18.932cm">
          <text:p/>
        </draw:line>
        <draw:g>
          <draw:polygon draw:style-name="gr17" draw:text-style-name="P10" draw:layer="layout" svg:width="0.453cm" svg:height="0.582cm" draw:transform="rotate (1.5707963267949) translate (33.5464582670823cm 19.130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464582670823cm 19.1301686588983cm)" svg:viewBox="0 0 454 583" draw:points="0,583 454,583 225,0">
            <text:p/>
          </draw:polygon>
        </draw:g>
        <draw:line draw:style-name="gr7" draw:text-style-name="P4" draw:layer="layout" svg:x1="36.257cm" svg:y1="29.754cm" svg:x2="33.994cm" svg:y2="29.754cm">
          <text:p/>
        </draw:line>
        <draw:line draw:style-name="gr7" draw:text-style-name="P4" draw:layer="layout" svg:x1="36.314cm" svg:y1="28.857cm" svg:x2="34.051cm" svg:y2="28.857cm">
          <text:p/>
        </draw:line>
        <draw:line draw:style-name="gr7" draw:text-style-name="P4" draw:layer="layout" svg:x1="36.373cm" svg:y1="39.222cm" svg:x2="34.11cm" svg:y2="39.222cm">
          <text:p/>
        </draw:line>
        <draw:line draw:style-name="gr7" draw:text-style-name="P4" draw:layer="layout" svg:x1="44.323cm" svg:y1="41.421cm" svg:x2="41.063cm" svg:y2="41.42cm">
          <text:p/>
        </draw:line>
        <draw:line draw:style-name="gr7" draw:text-style-name="P4" draw:layer="layout" svg:x1="34.925cm" svg:y1="41.421cm" svg:x2="34.55cm" svg:y2="41.432cm">
          <text:p/>
        </draw:line>
        <draw:line draw:style-name="gr7" draw:text-style-name="P4" draw:layer="layout" svg:x1="34.132cm" svg:y1="50.416cm" svg:x2="34.11cm" svg:y2="41.869cm">
          <text:p/>
        </draw:line>
        <draw:line draw:style-name="gr7" draw:text-style-name="P4" draw:layer="layout" svg:x1="33.527cm" svg:y1="40.557cm" svg:x2="33.506cm" svg:y2="33.626cm">
          <text:p/>
        </draw:line>
        <draw:custom-shape draw:style-name="gr16" draw:text-style-name="P9" draw:layer="layout" svg:width="0.725cm" svg:height="0.423cm" draw:transform="rotate (1.5707963267949) translate (33.345cm 39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33.081cm" svg:y1="18.704cm" svg:x2="33.542cm" svg:y2="18.694cm">
          <text:p/>
        </draw:line>
        <draw:line draw:style-name="gr7" draw:text-style-name="P4" draw:layer="layout" svg:x1="33.039cm" svg:y1="18.341cm" svg:x2="33.058cm" svg:y2="18.694cm">
          <text:p/>
        </draw:line>
        <draw:line draw:style-name="gr7" draw:text-style-name="P4" draw:layer="layout" svg:x1="33.043cm" svg:y1="40.935cm" svg:x2="19.432cm" svg:y2="40.937cm">
          <text:p/>
        </draw:line>
        <draw:line draw:style-name="gr7" draw:text-style-name="P4" draw:layer="layout" svg:x1="33.414cm" svg:y1="29.565cm" svg:x2="22.357cm" svg:y2="29.545cm">
          <text:p/>
        </draw:line>
        <draw:line draw:style-name="gr7" draw:text-style-name="P4" draw:layer="layout" svg:x1="33.554cm" svg:y1="29.031cm" svg:x2="18.867cm" svg:y2="28.99cm">
          <text:p/>
        </draw:line>
        <draw:line draw:style-name="gr7" draw:text-style-name="P4" draw:layer="layout" svg:x1="33.082cm" svg:y1="18.389cm" svg:x2="21.96cm" svg:y2="18.389cm">
          <text:p/>
        </draw:line>
        <draw:g>
          <draw:polygon draw:style-name="gr17" draw:text-style-name="P10" draw:layer="layout" svg:width="0.453cm" svg:height="0.582cm" svg:x="32.694cm" svg:y="17.799cm" svg:viewBox="0 0 454 583" draw:points="0,583 454,583 225,0">
            <text:p/>
          </draw:polygon>
          <draw:polygon draw:style-name="gr6" draw:text-style-name="P4" draw:layer="layout" svg:width="0.453cm" svg:height="0.582cm" svg:x="32.694cm" svg:y="17.799cm" svg:viewBox="0 0 454 583" draw:points="0,583 454,583 225,0">
            <text:p/>
          </draw:polygon>
        </draw:g>
        <draw:line draw:style-name="gr7" draw:text-style-name="P4" draw:layer="layout" svg:x1="28.252cm" svg:y1="17.874cm" svg:x2="18.902cm" svg:y2="17.826cm">
          <text:p/>
        </draw:line>
        <draw:line draw:style-name="gr7" draw:text-style-name="P4" draw:layer="layout" svg:x1="33.562cm" svg:y1="17.449cm" svg:x2="33.603cm" svg:y2="7.276cm">
          <text:p/>
        </draw:line>
        <draw:line draw:style-name="gr7" draw:text-style-name="P4" draw:layer="layout" svg:x1="33.039cm" svg:y1="17.547cm" svg:x2="33.025cm" svg:y2="17.935cm">
          <text:p/>
        </draw:line>
        <draw:line draw:style-name="gr7" draw:text-style-name="P4" draw:layer="layout" svg:x1="33.062cm" svg:y1="17.476cm" svg:x2="33.523cm" svg:y2="17.466cm">
          <text:p/>
        </draw:line>
        <draw:line draw:style-name="gr7" draw:text-style-name="P4" draw:layer="layout" svg:x1="34.093cm" svg:y1="17.478cm" svg:x2="34.074cm" svg:y2="9.808cm">
          <text:p/>
        </draw:line>
        <draw:line draw:style-name="gr7" draw:text-style-name="P4" draw:layer="layout" svg:x1="34.095cm" svg:y1="17.489cm" svg:x2="34.504cm" svg:y2="17.49cm">
          <text:p/>
        </draw:line>
        <draw:line draw:style-name="gr7" draw:text-style-name="P4" draw:layer="layout" svg:x1="34.504cm" svg:y1="17.489cm" svg:x2="34.504cm" svg:y2="17.878cm">
          <text:p/>
        </draw:line>
        <draw:line draw:style-name="gr7" draw:text-style-name="P4" draw:layer="layout" svg:x1="34.504cm" svg:y1="17.867cm" svg:x2="36.365cm" svg:y2="17.875cm">
          <text:p/>
        </draw:line>
        <draw:line draw:style-name="gr7" draw:text-style-name="P4" draw:layer="layout" svg:x1="61.172cm" svg:y1="17.853cm" svg:x2="66.68cm" svg:y2="17.853cm">
          <text:p/>
        </draw:line>
        <draw:line draw:style-name="gr7" draw:text-style-name="P4" draw:layer="layout" svg:x1="66.669cm" svg:y1="17.863cm" svg:x2="66.729cm" svg:y2="11.911cm">
          <text:p/>
        </draw:line>
        <draw:line draw:style-name="gr7" draw:text-style-name="P4" draw:layer="layout" svg:x1="33.088cm" svg:y1="40.561cm" svg:x2="33.536cm" svg:y2="40.553cm">
          <text:p/>
        </draw:line>
        <draw:line draw:style-name="gr7" draw:text-style-name="P4" draw:layer="layout" svg:x1="34.105cm" svg:y1="41.907cm" svg:x2="34.553cm" svg:y2="41.899cm">
          <text:p/>
        </draw:line>
        <draw:line draw:style-name="gr7" draw:text-style-name="P4" draw:layer="layout" svg:x1="33.073cm" svg:y1="40.935cm" svg:x2="33.088cm" svg:y2="40.561cm">
          <text:p/>
        </draw:line>
        <draw:line draw:style-name="gr7" draw:text-style-name="P4" draw:layer="layout" svg:x1="34.552cm" svg:y1="41.856cm" svg:x2="34.539cm" svg:y2="41.422cm">
          <text:p/>
        </draw:line>
        <draw:line draw:style-name="gr7" draw:text-style-name="P4" draw:layer="layout" svg:x1="44.886cm" svg:y1="17.889cm" svg:x2="44.873cm" svg:y2="9.546cm">
          <text:p/>
        </draw:line>
        <draw:line draw:style-name="gr7" draw:text-style-name="P4" draw:layer="layout" svg:x1="44.347cm" svg:y1="17.911cm" svg:x2="44.344cm" svg:y2="9.546cm">
          <text:p/>
        </draw:line>
        <draw:line draw:style-name="gr7" draw:text-style-name="P4" draw:layer="layout" svg:x1="55.636cm" svg:y1="17.998cm" svg:x2="55.62cm" svg:y2="9.393cm">
          <text:p/>
        </draw:line>
        <draw:line draw:style-name="gr7" draw:text-style-name="P4" draw:layer="layout" svg:x1="55.152cm" svg:y1="17.889cm" svg:x2="55.119cm" svg:y2="9.44cm">
          <text:p/>
        </draw:line>
        <draw:line draw:style-name="gr7" draw:text-style-name="P4" draw:layer="layout" svg:x1="54.926cm" svg:y1="20.313cm" svg:x2="54.929cm" svg:y2="18.391cm">
          <text:p/>
        </draw:line>
        <draw:line draw:style-name="gr7" draw:text-style-name="P4" draw:layer="layout" svg:x1="33.578cm" svg:y1="28.959cm" svg:x2="33.602cm" svg:y2="22.93cm">
          <text:p/>
        </draw:line>
        <draw:line draw:style-name="gr7" draw:text-style-name="P4" draw:layer="layout" svg:x1="33.088cm" svg:y1="41.881cm" svg:x2="33.536cm" svg:y2="41.873cm">
          <text:p/>
        </draw:line>
        <draw:custom-shape draw:style-name="gr16" draw:text-style-name="P9" draw:layer="layout" svg:width="0.725cm" svg:height="0.423cm" draw:transform="rotate (1.5707963267949) translate (33.33cm 42.5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33.5754582670823cm 42.470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754582670823cm 42.4701686588983cm)" svg:viewBox="0 0 454 583" draw:points="0,583 454,583 225,0">
            <text:p/>
          </draw:polygon>
        </draw:g>
        <draw:line draw:style-name="gr7" draw:text-style-name="P4" draw:layer="layout" svg:x1="33.073cm" svg:y1="41.873cm" svg:x2="33.064cm" svg:y2="41.407cm">
          <text:p/>
        </draw:line>
        <draw:line draw:style-name="gr7" draw:text-style-name="P4" draw:layer="layout" svg:x1="33.058cm" svg:y1="41.419cm" svg:x2="19.378cm" svg:y2="41.412cm">
          <text:p/>
        </draw:line>
        <draw:line draw:style-name="gr7" draw:text-style-name="P4" draw:layer="layout" svg:x1="33.523cm" svg:y1="51.567cm" svg:x2="33.505cm" svg:y2="45.308cm">
          <text:p/>
        </draw:line>
        <draw:custom-shape draw:style-name="gr16" draw:text-style-name="P9" draw:layer="layout" svg:width="0.725cm" svg:height="0.423cm" draw:transform="rotate (1.5707963267949) translate (33.267cm 45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33.4944582670823cm 45.541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4944582670823cm 45.5411686588983cm)" svg:viewBox="0 0 454 583" draw:points="0,583 454,583 225,0">
            <text:p/>
          </draw:polygon>
        </draw:g>
        <draw:g>
          <draw:g>
            <draw:g>
              <draw:path draw:style-name="gr5" draw:text-style-name="P3" draw:layer="layout" svg:width="1.672cm" svg:height="1.528cm" draw:transform="rotate (-3.14159265358979) translate (21.6778405736681cm 45.035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3.14159265358979) translate (21.6778405736681cm 45.035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22.0479728616482cm 45.6894141811951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3.14159265358979) translate (22.0479728616482cm 45.6894141811951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20.9446029124085cm 44.8864697875574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3.14159265358979) translate (20.9446029124085cm 44.8864697875574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20.9001346021118cm 44.7311264622765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3.14159265358979) translate (20.9001346021118cm 44.7311264622765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20.9084724102923cm 44.804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3.14159265358979) translate (20.9084724102923cm 44.804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20.9084724102923cm 44.858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3.14159265358979) translate (20.9084724102923cm 44.858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21.5282494850541cm 44.955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3.14159265358979) translate (21.5282494850541cm 44.955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22.0479728616482cm 45.4621618029197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3.14159265358979) translate (22.0479728616482cm 45.46216180291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22.186936331326cm 45.7121388776757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3.14159265358979) translate (22.186936331326cm 45.7121388776757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22.0479728616482cm 43.0936550171003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3.14159265358979) translate (22.0479728616482cm 43.0936550171003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22.0479728616482cm 45.8267572545807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3.14159265358979) translate (22.0479728616482cm 45.8267572545807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3.14159265358979) translate (21.6778405736681cm 45.035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3.14159265358979) translate (21.6778405736681cm 45.0355445297253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22.0479728616482cm 45.6894141811951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3.14159265358979) translate (22.0479728616482cm 45.6894141811951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20.9446029124085cm 44.8864697875574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3.14159265358979) translate (20.9446029124085cm 44.8864697875574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20.9001346021118cm 44.7311264622765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3.14159265358979) translate (20.9001346021118cm 44.7311264622765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20.9084724102923cm 44.804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3.14159265358979) translate (20.9084724102923cm 44.8049782070823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20.9084724102923cm 44.858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3.14159265358979) translate (20.9084724102923cm 44.8584570567692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21.5282494850541cm 44.955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3.14159265358979) translate (21.5282494850541cm 44.9552283085836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22.0479728616482cm 45.4621618029197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3.14159265358979) translate (22.0479728616482cm 45.4621618029197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22.186936331326cm 45.7121388776757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3.14159265358979) translate (22.186936331326cm 45.7121388776757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22.0479728616482cm 43.0936550171003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3.14159265358979) translate (22.0479728616482cm 43.0936550171003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22.0479728616482cm 45.8267572545807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3.14159265358979) translate (22.0479728616482cm 45.8267572545807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svg:x="41.131cm" svg:y="48.821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41.131cm" svg:y="48.821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40.761cm" svg:y="48.167cm" svg:viewBox="0 0 1670 2599" draw:points="0,2599 1670,2599 1670,0 0,0">
                <text:p/>
              </draw:polygon>
              <draw:polygon draw:style-name="gr14" draw:text-style-name="P4" draw:layer="layout" svg:width="1.669cm" svg:height="2.598cm" svg:x="40.761cm" svg:y="48.167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41.865cm" svg:y="48.97cm" svg:viewBox="0 0 461 1165" draw:points="461,0 0,0 0,1165 461,1165">
                <text:p/>
              </draw:polygon>
              <draw:polygon draw:style-name="gr14" draw:text-style-name="P4" draw:layer="layout" svg:width="0.46cm" svg:height="1.164cm" svg:x="41.865cm" svg:y="48.97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41.909cm" svg:y="49.126cm" svg:viewBox="0 0 12 35" draw:points="12,35 12,0 0,0 0,35">
                <text:p/>
              </draw:polygon>
              <draw:polygon draw:style-name="gr14" draw:text-style-name="P4" draw:layer="layout" svg:width="0.011cm" svg:height="0.034cm" svg:x="41.909cm" svg:y="49.126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41.901cm" svg:y="49.052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41.901cm" svg:y="49.052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41.901cm" svg:y="48.998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41.901cm" svg:y="48.998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41.281cm" svg:y="48.901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41.281cm" svg:y="48.901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40.761cm" svg:y="48.394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40.761cm" svg:y="48.394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40.622cm" svg:y="48.145cm" svg:viewBox="0 0 141 2620" draw:points="141,2620 141,0 0,0 0,2620">
                <text:p/>
              </draw:polygon>
              <draw:polygon draw:style-name="gr14" draw:text-style-name="P4" draw:layer="layout" svg:width="0.14cm" svg:height="2.619cm" svg:x="40.622cm" svg:y="48.145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40.761cm" svg:y="50.763cm" svg:viewBox="0 0 2018 130" draw:points="0,130 2018,130 2018,0 0,0">
                <text:p/>
              </draw:polygon>
              <draw:polygon draw:style-name="gr14" draw:text-style-name="P4" draw:layer="layout" svg:width="2.017cm" svg:height="0.129cm" svg:x="40.761cm" svg:y="50.763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40.761cm" svg:y="48.03cm" svg:viewBox="0 0 2018 130" draw:points="0,130 2018,130 2018,0 0,0">
                <text:p/>
              </draw:polygon>
              <draw:polygon draw:style-name="gr14" draw:text-style-name="P4" draw:layer="layout" svg:width="2.017cm" svg:height="0.129cm" svg:x="40.761cm" svg:y="48.03cm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svg:x="41.131cm" svg:y="48.821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41.131cm" svg:y="48.821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40.761cm" svg:y="48.167cm" svg:viewBox="0 0 1670 2599" draw:points="0,2599 1670,2599 1670,0 0,0">
                <text:p/>
              </draw:polygon>
              <draw:polygon draw:style-name="gr14" draw:text-style-name="P4" draw:layer="layout" svg:width="1.669cm" svg:height="2.598cm" svg:x="40.761cm" svg:y="48.167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41.865cm" svg:y="48.97cm" svg:viewBox="0 0 461 1165" draw:points="461,0 0,0 0,1165 461,1165">
                <text:p/>
              </draw:polygon>
              <draw:polygon draw:style-name="gr14" draw:text-style-name="P4" draw:layer="layout" svg:width="0.46cm" svg:height="1.164cm" svg:x="41.865cm" svg:y="48.97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41.909cm" svg:y="49.126cm" svg:viewBox="0 0 12 35" draw:points="12,35 12,0 0,0 0,35">
                <text:p/>
              </draw:polygon>
              <draw:polygon draw:style-name="gr14" draw:text-style-name="P4" draw:layer="layout" svg:width="0.011cm" svg:height="0.034cm" svg:x="41.909cm" svg:y="49.126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41.901cm" svg:y="49.052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41.901cm" svg:y="49.052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41.901cm" svg:y="48.998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41.901cm" svg:y="48.998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41.281cm" svg:y="48.901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41.281cm" svg:y="48.901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40.761cm" svg:y="48.394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40.761cm" svg:y="48.394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40.622cm" svg:y="48.145cm" svg:viewBox="0 0 141 2620" draw:points="141,2620 141,0 0,0 0,2620">
                <text:p/>
              </draw:polygon>
              <draw:polygon draw:style-name="gr14" draw:text-style-name="P4" draw:layer="layout" svg:width="0.14cm" svg:height="2.619cm" svg:x="40.622cm" svg:y="48.145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40.761cm" svg:y="50.763cm" svg:viewBox="0 0 2018 130" draw:points="0,130 2018,130 2018,0 0,0">
                <text:p/>
              </draw:polygon>
              <draw:polygon draw:style-name="gr14" draw:text-style-name="P4" draw:layer="layout" svg:width="2.017cm" svg:height="0.129cm" svg:x="40.761cm" svg:y="50.763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40.761cm" svg:y="48.03cm" svg:viewBox="0 0 2018 130" draw:points="0,130 2018,130 2018,0 0,0">
                <text:p/>
              </draw:polygon>
              <draw:polygon draw:style-name="gr14" draw:text-style-name="P4" draw:layer="layout" svg:width="2.017cm" svg:height="0.129cm" svg:x="40.761cm" svg:y="48.03cm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svg:x="41cm" svg:y="45.173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41cm" svg:y="45.173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40.63cm" svg:y="44.519cm" svg:viewBox="0 0 1670 2599" draw:points="0,2599 1670,2599 1670,0 0,0">
                <text:p/>
              </draw:polygon>
              <draw:polygon draw:style-name="gr14" draw:text-style-name="P4" draw:layer="layout" svg:width="1.669cm" svg:height="2.598cm" svg:x="40.63cm" svg:y="44.519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41.734cm" svg:y="45.322cm" svg:viewBox="0 0 461 1165" draw:points="461,0 0,0 0,1165 461,1165">
                <text:p/>
              </draw:polygon>
              <draw:polygon draw:style-name="gr14" draw:text-style-name="P4" draw:layer="layout" svg:width="0.46cm" svg:height="1.164cm" svg:x="41.734cm" svg:y="45.322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41.778cm" svg:y="45.478cm" svg:viewBox="0 0 12 35" draw:points="12,35 12,0 0,0 0,35">
                <text:p/>
              </draw:polygon>
              <draw:polygon draw:style-name="gr14" draw:text-style-name="P4" draw:layer="layout" svg:width="0.011cm" svg:height="0.034cm" svg:x="41.778cm" svg:y="45.478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41.77cm" svg:y="45.404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41.77cm" svg:y="45.404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41.77cm" svg:y="45.35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41.77cm" svg:y="45.35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41.15cm" svg:y="45.253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41.15cm" svg:y="45.253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40.63cm" svg:y="44.746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40.63cm" svg:y="44.746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40.491cm" svg:y="44.497cm" svg:viewBox="0 0 141 2620" draw:points="141,2620 141,0 0,0 0,2620">
                <text:p/>
              </draw:polygon>
              <draw:polygon draw:style-name="gr14" draw:text-style-name="P4" draw:layer="layout" svg:width="0.14cm" svg:height="2.619cm" svg:x="40.491cm" svg:y="44.497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40.63cm" svg:y="47.115cm" svg:viewBox="0 0 2018 130" draw:points="0,130 2018,130 2018,0 0,0">
                <text:p/>
              </draw:polygon>
              <draw:polygon draw:style-name="gr14" draw:text-style-name="P4" draw:layer="layout" svg:width="2.017cm" svg:height="0.129cm" svg:x="40.63cm" svg:y="47.115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40.63cm" svg:y="44.382cm" svg:viewBox="0 0 2018 130" draw:points="0,130 2018,130 2018,0 0,0">
                <text:p/>
              </draw:polygon>
              <draw:polygon draw:style-name="gr14" draw:text-style-name="P4" draw:layer="layout" svg:width="2.017cm" svg:height="0.129cm" svg:x="40.63cm" svg:y="44.382cm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svg:x="41cm" svg:y="45.173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svg:x="41cm" svg:y="45.173cm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svg:x="40.63cm" svg:y="44.519cm" svg:viewBox="0 0 1670 2599" draw:points="0,2599 1670,2599 1670,0 0,0">
                <text:p/>
              </draw:polygon>
              <draw:polygon draw:style-name="gr14" draw:text-style-name="P4" draw:layer="layout" svg:width="1.669cm" svg:height="2.598cm" svg:x="40.63cm" svg:y="44.519cm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svg:x="41.734cm" svg:y="45.322cm" svg:viewBox="0 0 461 1165" draw:points="461,0 0,0 0,1165 461,1165">
                <text:p/>
              </draw:polygon>
              <draw:polygon draw:style-name="gr14" draw:text-style-name="P4" draw:layer="layout" svg:width="0.46cm" svg:height="1.164cm" svg:x="41.734cm" svg:y="45.322cm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svg:x="41.778cm" svg:y="45.478cm" svg:viewBox="0 0 12 35" draw:points="12,35 12,0 0,0 0,35">
                <text:p/>
              </draw:polygon>
              <draw:polygon draw:style-name="gr14" draw:text-style-name="P4" draw:layer="layout" svg:width="0.011cm" svg:height="0.034cm" svg:x="41.778cm" svg:y="45.478cm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svg:x="41.77cm" svg:y="45.404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svg:x="41.77cm" svg:y="45.404cm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svg:x="41.77cm" svg:y="45.35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svg:x="41.77cm" svg:y="45.35cm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svg:x="41.15cm" svg:y="45.253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svg:x="41.15cm" svg:y="45.253cm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svg:x="40.63cm" svg:y="44.746cm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svg:x="40.63cm" svg:y="44.746cm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svg:x="40.491cm" svg:y="44.497cm" svg:viewBox="0 0 141 2620" draw:points="141,2620 141,0 0,0 0,2620">
                <text:p/>
              </draw:polygon>
              <draw:polygon draw:style-name="gr14" draw:text-style-name="P4" draw:layer="layout" svg:width="0.14cm" svg:height="2.619cm" svg:x="40.491cm" svg:y="44.497cm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svg:x="40.63cm" svg:y="47.115cm" svg:viewBox="0 0 2018 130" draw:points="0,130 2018,130 2018,0 0,0">
                <text:p/>
              </draw:polygon>
              <draw:polygon draw:style-name="gr14" draw:text-style-name="P4" draw:layer="layout" svg:width="2.017cm" svg:height="0.129cm" svg:x="40.63cm" svg:y="47.115cm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svg:x="40.63cm" svg:y="44.382cm" svg:viewBox="0 0 2018 130" draw:points="0,130 2018,130 2018,0 0,0">
                <text:p/>
              </draw:polygon>
              <draw:polygon draw:style-name="gr14" draw:text-style-name="P4" draw:layer="layout" svg:width="2.017cm" svg:height="0.129cm" svg:x="40.63cm" svg:y="44.382cm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86cm" svg:height="1.528cm" draw:transform="rotate (-3.14159265358979) translate (37.5550271796924cm 50.3265652515471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  <draw:path draw:style-name="gr14" draw:text-style-name="P4" draw:layer="layout" svg:width="1.686cm" svg:height="1.528cm" draw:transform="rotate (-3.14159265358979) translate (37.5550271796924cm 50.3265652515471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</draw:g>
            <draw:g>
              <draw:polygon draw:style-name="gr5" draw:text-style-name="P3" draw:layer="layout" svg:width="1.683cm" svg:height="2.598cm" draw:transform="rotate (-3.14159265358979) translate (37.9282128046039cm 50.9804349030172cm)" svg:viewBox="0 0 1684 2599" draw:points="0,2599 1684,2599 1684,0 0,0">
                <text:p/>
              </draw:polygon>
              <draw:polygon draw:style-name="gr14" draw:text-style-name="P4" draw:layer="layout" svg:width="1.683cm" svg:height="2.598cm" draw:transform="rotate (-3.14159265358979) translate (37.9282128046039cm 50.9804349030172cm)" svg:viewBox="0 0 1684 2599" draw:points="0,2599 1684,2599 1684,0 0,0">
                <text:p/>
              </draw:polygon>
            </draw:g>
            <draw:g>
              <draw:polygon draw:style-name="gr5" draw:text-style-name="P3" draw:layer="layout" svg:width="0.464cm" svg:height="1.164cm" draw:transform="rotate (-3.14159265358979) translate (36.8157408117866cm 50.1774905093792cm)" svg:viewBox="0 0 465 1165" draw:points="465,0 0,0 0,1165 465,1165">
                <text:p/>
              </draw:polygon>
              <draw:polygon draw:style-name="gr14" draw:text-style-name="P4" draw:layer="layout" svg:width="0.464cm" svg:height="1.164cm" draw:transform="rotate (-3.14159265358979) translate (36.8157408117866cm 50.1774905093792cm)" svg:viewBox="0 0 465 1165" draw:points="465,0 0,0 0,1165 465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36.7709056684991cm 50.0221471840983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3.14159265358979) translate (36.7709056684991cm 50.0221471840983cm)" svg:viewBox="0 0 12 35" draw:points="12,35 12,0 0,0 0,35">
                <text:p/>
              </draw:polygon>
            </draw:g>
            <draw:g>
              <draw:path draw:style-name="gr18" draw:text-style-name="P11" draw:layer="layout" svg:width="0.359cm" svg:height="1.053cm" draw:transform="rotate (-3.14159265358979) translate (36.7793122578656cm 50.0959989289042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  <draw:path draw:style-name="gr14" draw:text-style-name="P4" draw:layer="layout" svg:width="0.359cm" svg:height="1.053cm" draw:transform="rotate (-3.14159265358979) translate (36.7793122578656cm 50.0959989289042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</draw:g>
            <draw:g>
              <draw:path draw:style-name="gr18" draw:text-style-name="P11" draw:layer="layout" svg:width="0.359cm" svg:height="1.104cm" draw:transform="rotate (-3.14159265358979) translate (36.7793122578656cm 50.1494777785913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  <draw:path draw:style-name="gr14" draw:text-style-name="P4" draw:layer="layout" svg:width="0.359cm" svg:height="1.104cm" draw:transform="rotate (-3.14159265358979) translate (36.7793122578656cm 50.1494777785913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</draw:g>
            <draw:g>
              <draw:path draw:style-name="gr5" draw:text-style-name="P3" draw:layer="layout" svg:width="0.562cm" svg:height="1.305cm" draw:transform="rotate (-3.14159265358979) translate (37.4042020674329cm 50.24624903040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376 920c16-5 32-14 49-24 42-25 79-57 103-101s35-93 35-139c0-51-11-100-35-144s-61-77-103-102c-17-9-33-19-49-23z">
                <text:p/>
              </draw:path>
              <draw:path draw:style-name="gr14" draw:text-style-name="P4" draw:layer="layout" svg:width="0.562cm" svg:height="1.305cm" draw:transform="rotate (-3.14159265358979) translate (37.4042020674329cm 50.24624903040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234 401h71M234 512h71M234 623h71M234 737h71M234 850h71M234 964h71M234 341h71M234 456h71M234 568h71M234 681h71M234 795h71M234 906h71M264 1077h32M264 1022h32M264 283h32M264 227h32M309 58v1188M376 920c16-5 32-14 49-24 42-25 79-57 103-101s35-93 35-139c0-51-11-100-35-144s-61-77-103-102c-17-9-33-19-49-23z">
                <text:p/>
              </draw:path>
            </draw:g>
            <draw:g>
              <draw:path draw:style-name="gr5" draw:text-style-name="P3" draw:layer="layout" svg:width="0.912cm" svg:height="2.255cm" draw:transform="rotate (-3.14159265358979) translate (37.9282128046039cm 50.7531825247416cm)" svg:viewBox="0 0 913 2256" svg:d="M68 2212h705v-2166h-705zM773 2256h-773v-2256h773v46h-705v2166h705zM841 2256v-2256h-68v2256zM841 1221v-186h72v186z">
                <text:p/>
              </draw:path>
              <draw:path draw:style-name="gr14" draw:text-style-name="P4" draw:layer="layout" svg:width="0.912cm" svg:height="2.255cm" draw:transform="rotate (-3.14159265358979) translate (37.9282128046039cm 50.7531825247416cm)" svg:viewBox="0 0 913 2256" svg:d="M68 2212h705v-2166h-705zM773 2256h-773v-2256h773v46h-705v2166h705zM841 2256v-2256h-68v2256zM841 1221v-186h72v186z">
                <text:p/>
              </draw:path>
            </draw:g>
            <draw:g>
              <draw:polygon draw:style-name="gr5" draw:text-style-name="P3" draw:layer="layout" svg:width="0.141cm" svg:height="2.619cm" draw:transform="rotate (-3.14159265358979) translate (38.0683226273768cm 51.0031595994974cm)" svg:viewBox="0 0 142 2620" draw:points="142,2620 142,0 0,0 0,2620">
                <text:p/>
              </draw:polygon>
              <draw:polygon draw:style-name="gr14" draw:text-style-name="P4" draw:layer="layout" svg:width="0.141cm" svg:height="2.619cm" draw:transform="rotate (-3.14159265358979) translate (38.0683226273768cm 51.0031595994974cm)" svg:viewBox="0 0 142 2620" draw:points="142,2620 142,0 0,0 0,2620">
                <text:p/>
              </draw:polygon>
            </draw:g>
            <draw:g>
              <draw:polygon draw:style-name="gr5" draw:text-style-name="P3" draw:layer="layout" svg:width="2.034cm" svg:height="0.129cm" draw:transform="rotate (-3.14159265358979) translate (37.9282128046039cm 48.3846757389223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-3.14159265358979) translate (37.9282128046039cm 48.3846757389223cm)" svg:viewBox="0 0 2035 130" draw:points="0,130 2035,130 2035,0 0,0">
                <text:p/>
              </draw:polygon>
            </draw:g>
            <draw:g>
              <draw:polygon draw:style-name="gr5" draw:text-style-name="P3" draw:layer="layout" svg:width="2.034cm" svg:height="0.129cm" draw:transform="rotate (-3.14159265358979) translate (37.9282128046039cm 51.117777976402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-3.14159265358979) translate (37.9282128046039cm 51.1177779764024cm)" svg:viewBox="0 0 2035 130" draw:points="0,130 2035,130 2035,0 0,0">
                <text:p/>
              </draw:polygon>
            </draw:g>
          </draw:g>
          <draw:g>
            <draw:g>
              <draw:path draw:style-name="gr5" draw:text-style-name="P3" draw:layer="layout" svg:width="1.686cm" svg:height="1.528cm" draw:transform="rotate (-3.14159265358979) translate (37.5550271796924cm 50.3265652515471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  <draw:path draw:style-name="gr14" draw:text-style-name="P4" draw:layer="layout" svg:width="1.686cm" svg:height="1.528cm" draw:transform="rotate (-3.14159265358979) translate (37.5550271796924cm 50.3265652515471cm)" svg:viewBox="0 0 1687 1529" svg:d="M1401 1029c6-89 8-177 8-265s-2-173-8-261c-9-17-16-33-28-47-65-99-156-183-268-243-17-9-35-16-51-25h-456-5c-16 0-34-5-49-12-16-7-30-21-40-32-2-7-4-12-4-17h-82c-72 0-147 19-208 51-65 33-116 81-154 139-37 58-56 123-56 190 0 3 0 3 0 3v512 2c0 67 19 132 56 188 38 60 89 106 154 141 61 32 136 51 208 51h82c0-9 4-14 7-21 9-14 23-26 37-32 17-10 33-14 54-14h458c19-7 35-14 51-26 112-58 204-141 268-241 10-16 17-28 26-41zM1403 762c4 42 6 84 6 125 0 109-15 216-43 322-2 3-4 5-7 7-7 14-11 23-11 37 0 12 4 23 11 33 5 14 16 20 28 25 12 7 26 12 40 12 10 0 24-5 35-12 2 0 9-2 12-5 39-41 75-83 103-129 69-111 110-237 110-366 0-16-3-33-3-49 3-16 3-35 3-51 0-125-35-250-106-357-32-48-68-92-107-132-12-7-26-9-37-9-14 0-28 2-38 12-12 4-24 14-28 25-9 9-12 23-12 35s3 21 7 30c28 104 43 213 43 322 0 39-2 83-6 125zM490 95v2c0 17 3 33 14 49 10 12 19 25 37 32s34 12 52 12h5 630c19 0 35-5 51-12 18-7 29-20 41-32 9-16 14-32 14-49v-2c0-16-5-35-14-46-12-17-23-28-41-37-16-7-32-12-51-12h-630c-5 0-5 0-5 0-18 0-34 5-52 12-18 9-27 20-37 37-11 11-14 30-14 46zM493 1434c0 16 2 32 14 46 9 14 23 28 37 35 17 7 33 14 54 14h630c3 0 3 0 3 0 18 0 35-7 51-14 19-7 29-21 40-35 9-14 14-30 14-46v-2c0-19-5-33-14-49-11-14-21-26-40-32-16-10-33-14-51-14h-3-630c-21 0-37 4-54 14-16 6-28 18-37 32-12 16-14 30-14 49z">
                <text:p/>
              </draw:path>
            </draw:g>
            <draw:g>
              <draw:polygon draw:style-name="gr5" draw:text-style-name="P3" draw:layer="layout" svg:width="1.683cm" svg:height="2.598cm" draw:transform="rotate (-3.14159265358979) translate (37.9282128046039cm 50.9804349030172cm)" svg:viewBox="0 0 1684 2599" draw:points="0,2599 1684,2599 1684,0 0,0">
                <text:p/>
              </draw:polygon>
              <draw:polygon draw:style-name="gr14" draw:text-style-name="P4" draw:layer="layout" svg:width="1.683cm" svg:height="2.598cm" draw:transform="rotate (-3.14159265358979) translate (37.9282128046039cm 50.9804349030172cm)" svg:viewBox="0 0 1684 2599" draw:points="0,2599 1684,2599 1684,0 0,0">
                <text:p/>
              </draw:polygon>
            </draw:g>
            <draw:g>
              <draw:polygon draw:style-name="gr5" draw:text-style-name="P3" draw:layer="layout" svg:width="0.464cm" svg:height="1.164cm" draw:transform="rotate (-3.14159265358979) translate (36.8157408117866cm 50.1774905093792cm)" svg:viewBox="0 0 465 1165" draw:points="465,0 0,0 0,1165 465,1165">
                <text:p/>
              </draw:polygon>
              <draw:polygon draw:style-name="gr14" draw:text-style-name="P4" draw:layer="layout" svg:width="0.464cm" svg:height="1.164cm" draw:transform="rotate (-3.14159265358979) translate (36.8157408117866cm 50.1774905093792cm)" svg:viewBox="0 0 465 1165" draw:points="465,0 0,0 0,1165 465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36.7709056684991cm 50.0221471840983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3.14159265358979) translate (36.7709056684991cm 50.0221471840983cm)" svg:viewBox="0 0 12 35" draw:points="12,35 12,0 0,0 0,35">
                <text:p/>
              </draw:polygon>
            </draw:g>
            <draw:g>
              <draw:path draw:style-name="gr18" draw:text-style-name="P11" draw:layer="layout" svg:width="0.359cm" svg:height="1.053cm" draw:transform="rotate (-3.14159265358979) translate (36.7793122578656cm 50.0959989289042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  <draw:path draw:style-name="gr14" draw:text-style-name="P4" draw:layer="layout" svg:width="0.359cm" svg:height="1.053cm" draw:transform="rotate (-3.14159265358979) translate (36.7793122578656cm 50.0959989289042cm)" svg:viewBox="0 0 360 1054" svg:d="M42 982v-39h-42v39zM42 934v-40h-42v40zM42 887v-41h-42v41zM42 839v-42h-42v42zM42 521v-39h-42v39zM42 473v-40h-42v40zM42 426v-41h-42v41zM42 378v-42h-42v42zM131 1054v-63h-44v63zM131 982v-39h-44v39zM131 934v-40h-44v40zM131 887v-41h-44v41zM131 839v-42h-44v42zM131 788v-42h-44v42zM131 737v-40h-44v40zM131 688v-39h-44v39zM131 639v-41h-44v41zM131 591v-42h-44v42zM131 542v-39h-44v39zM131 493v-39h-44v39zM131 445v-40h-44v40zM192 982v-39h-50v39zM192 934v-40h-50v40zM192 887v-41h-50v41zM192 839v-42h-50v42zM192 788v-42h-50v42zM192 737v-40h-50v40zM192 688v-39h-50v39zM192 639v-41h-50v41zM192 591v-42h-50v42zM192 542v-39h-50v39zM192 493v-39h-50v39zM192 445v-40h-50v40zM248 982v-39h-47v39zM248 934v-40h-47v40zM248 887v-41h-47v41zM248 839v-42h-47v42zM248 788v-42h-47v42zM248 737v-40h-47v40zM248 688v-39h-47v39zM248 639v-41h-47v41zM248 591v-42h-47v42zM248 542v-39h-47v39zM248 493v-39h-47v39zM248 445v-40h-47v40zM303 982v-39h-46v39zM303 934v-40h-46v40zM303 887v-41h-46v41zM303 839v-42h-46v42zM303 788v-42h-46v42zM303 737v-40h-46v40zM303 688v-39h-46v39zM303 639v-41h-46v41zM303 591v-42h-46v42zM303 542v-39h-46v39zM303 493v-39h-46v39zM360 887v-338h-47v338zM360 146v-97h-47v97zM360 37v-37h-47v37zM303 37v-37h-46v37zM303 93v-42h-46v42zM303 146v-42h-46v42zM248 146v-42h-47v42zM192 146v-42h-50v42zM192 93v-42h-50v42zM192 37v-37h-50v37zM248 37v-37h-47v37zM248 93v-42h-47v42z">
                <text:p/>
              </draw:path>
            </draw:g>
            <draw:g>
              <draw:path draw:style-name="gr18" draw:text-style-name="P11" draw:layer="layout" svg:width="0.359cm" svg:height="1.104cm" draw:transform="rotate (-3.14159265358979) translate (36.7793122578656cm 50.1494777785913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  <draw:path draw:style-name="gr14" draw:text-style-name="P4" draw:layer="layout" svg:width="0.359cm" svg:height="1.104cm" draw:transform="rotate (-3.14159265358979) translate (36.7793122578656cm 50.1494777785913cm)" svg:viewBox="0 0 360 1105" svg:d="M42 1105v-39h-42v39zM192 1105v-63h-50v63zM248 1105v-63h-47v63zM303 1105v-63h-46v63zM360 1105v-63h-47v63zM360 1031v-40h-47v40zM360 982v-39h-47v39zM360 595v-39h-47v39zM360 544v-39h-47v39zM360 496v-40h-47v40zM360 447v-65h-47v65zM360 359v-42h-47v42zM360 310v-39h-47v39zM360 262v-40h-47v40zM360 37v-37h-99v37zM250 37v-37h-108v37zM131 37v-37h-44v37zM131 93v-42h-44v42zM131 146v-42h-44v42zM131 197v-42h-44v42zM131 262v-40h-44v40zM192 262v-40h-50v40zM303 310v-39h-46v39zM299 496v-114h-42v114zM243 447v-65h-101v65zM192 359v-42h-50v42zM192 310v-39h-50v39zM131 310v-39h-44v39zM131 447v-65h-44v65zM16 58v-30h-7v30zM16 107v-31h-7v31zM42 262v-40h-42v40zM42 310v-39h-42v39zM42 359v-42h-42v42zM42 660v-41h-42v41zM42 709v-42h-42v42zM42 757v-39h-42v39zM42 804v-37h-42v37zM131 359v-42h-44v42z">
                <text:p/>
              </draw:path>
            </draw:g>
            <draw:g>
              <draw:path draw:style-name="gr5" draw:text-style-name="P3" draw:layer="layout" svg:width="0.562cm" svg:height="1.305cm" draw:transform="rotate (-3.14159265358979) translate (37.4042020674329cm 50.24624903040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376 920c16-5 32-14 49-24 42-25 79-57 103-101s35-93 35-139c0-51-11-100-35-144s-61-77-103-102c-17-9-33-19-49-23z">
                <text:p/>
              </draw:path>
              <draw:path draw:style-name="gr14" draw:text-style-name="P4" draw:layer="layout" svg:width="0.562cm" svg:height="1.305cm" draw:transform="rotate (-3.14159265358979) translate (37.4042020674329cm 50.2462490304054cm)" svg:viewBox="0 0 563 1306" svg:d="M187 920v-533c-17 4-33 14-49 23-42 25-80 58-101 102-25 44-37 93-37 144 0 46 12 95 37 139 21 44 59 76 101 101 16 10 32 19 49 24zM187 250v804c0 12-2 23-2 37 0 44 14 93 42 134 21 31 44 58 76 79v2h73v-1306h-73c-32 21-55 49-76 79-28 41-42 90-42 134 0 14 2 26 2 37zM234 401h71M234 512h71M234 623h71M234 737h71M234 850h71M234 964h71M234 341h71M234 456h71M234 568h71M234 681h71M234 795h71M234 906h71M264 1077h32M264 1022h32M264 283h32M264 227h32M309 58v1188M376 920c16-5 32-14 49-24 42-25 79-57 103-101s35-93 35-139c0-51-11-100-35-144s-61-77-103-102c-17-9-33-19-49-23z">
                <text:p/>
              </draw:path>
            </draw:g>
            <draw:g>
              <draw:path draw:style-name="gr5" draw:text-style-name="P3" draw:layer="layout" svg:width="0.912cm" svg:height="2.255cm" draw:transform="rotate (-3.14159265358979) translate (37.9282128046039cm 50.7531825247416cm)" svg:viewBox="0 0 913 2256" svg:d="M68 2212h705v-2166h-705zM773 2256h-773v-2256h773v46h-705v2166h705zM841 2256v-2256h-68v2256zM841 1221v-186h72v186z">
                <text:p/>
              </draw:path>
              <draw:path draw:style-name="gr14" draw:text-style-name="P4" draw:layer="layout" svg:width="0.912cm" svg:height="2.255cm" draw:transform="rotate (-3.14159265358979) translate (37.9282128046039cm 50.7531825247416cm)" svg:viewBox="0 0 913 2256" svg:d="M68 2212h705v-2166h-705zM773 2256h-773v-2256h773v46h-705v2166h705zM841 2256v-2256h-68v2256zM841 1221v-186h72v186z">
                <text:p/>
              </draw:path>
            </draw:g>
            <draw:g>
              <draw:polygon draw:style-name="gr5" draw:text-style-name="P3" draw:layer="layout" svg:width="0.141cm" svg:height="2.619cm" draw:transform="rotate (-3.14159265358979) translate (38.0683226273768cm 51.0031595994974cm)" svg:viewBox="0 0 142 2620" draw:points="142,2620 142,0 0,0 0,2620">
                <text:p/>
              </draw:polygon>
              <draw:polygon draw:style-name="gr14" draw:text-style-name="P4" draw:layer="layout" svg:width="0.141cm" svg:height="2.619cm" draw:transform="rotate (-3.14159265358979) translate (38.0683226273768cm 51.0031595994974cm)" svg:viewBox="0 0 142 2620" draw:points="142,2620 142,0 0,0 0,2620">
                <text:p/>
              </draw:polygon>
            </draw:g>
            <draw:g>
              <draw:polygon draw:style-name="gr5" draw:text-style-name="P3" draw:layer="layout" svg:width="2.034cm" svg:height="0.129cm" draw:transform="rotate (-3.14159265358979) translate (37.9282128046039cm 48.3846757389223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-3.14159265358979) translate (37.9282128046039cm 48.3846757389223cm)" svg:viewBox="0 0 2035 130" draw:points="0,130 2035,130 2035,0 0,0">
                <text:p/>
              </draw:polygon>
            </draw:g>
            <draw:g>
              <draw:polygon draw:style-name="gr5" draw:text-style-name="P3" draw:layer="layout" svg:width="2.034cm" svg:height="0.129cm" draw:transform="rotate (-3.14159265358979) translate (37.9282128046039cm 51.1177779764024cm)" svg:viewBox="0 0 2035 130" draw:points="0,130 2035,130 2035,0 0,0">
                <text:p/>
              </draw:polygon>
              <draw:polygon draw:style-name="gr14" draw:text-style-name="P4" draw:layer="layout" svg:width="2.034cm" svg:height="0.129cm" draw:transform="rotate (-3.14159265358979) translate (37.9282128046039cm 51.1177779764024cm)" svg:viewBox="0 0 2035 130" draw:points="0,130 2035,130 2035,0 0,0">
                <text:p/>
              </draw:polygon>
            </draw:g>
          </draw:g>
        </draw:g>
        <draw:custom-shape draw:style-name="gr16" draw:text-style-name="P9" draw:layer="layout" svg:width="0.725cm" svg:height="0.423cm" svg:x="43.426cm" svg:y="4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5" draw:text-style-name="P3" draw:layer="layout" svg:width="0.281cm" svg:height="0.14cm" draw:transform="rotate (1.5707963267949) translate (44.0174816278076cm 45.905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4.0174816278076cm 46.046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44.0174816278076cm 46.434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44.0174816278076cm 46.575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0.2633591785565cm 41.771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0.4033591785565cm 41.771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19.7343591785565cm 41.771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19.8743591785565cm 41.771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line draw:style-name="gr7" draw:text-style-name="P4" draw:layer="layout" svg:x1="34.797cm" svg:y1="40.894cm" svg:x2="34.797cm" svg:y2="39.221cm">
          <text:p/>
        </draw:line>
        <draw:g>
          <draw:polygon draw:style-name="gr17" draw:text-style-name="P10" draw:layer="layout" svg:width="0.453cm" svg:height="0.582cm" draw:transform="rotate (-3.14159265358979) translate (35.0171686588983cm 41.4965417329177cm)" svg:viewBox="0 0 454 583" draw:points="0,583 454,583 225,0">
            <text:p/>
          </draw:polygon>
          <draw:polygon draw:style-name="gr6" draw:text-style-name="P4" draw:layer="layout" svg:width="0.453cm" svg:height="0.582cm" draw:transform="rotate (-3.14159265358979) translate (35.0171686588983cm 41.4965417329177cm)" svg:viewBox="0 0 454 583" draw:points="0,583 454,583 225,0">
            <text:p/>
          </draw:polygon>
        </draw:g>
        <draw:custom-shape draw:style-name="gr16" draw:text-style-name="P9" draw:layer="layout" svg:width="0.725cm" svg:height="0.423cm" draw:transform="rotate (1.5707963267949) translate (33.881cm 46.3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5" draw:text-style-name="P3" draw:layer="layout" svg:width="0.281cm" svg:height="0.14cm" draw:transform="rotate (1.5707963267949) translate (33.1894816278076cm 48.527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894816278076cm 48.668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894816278076cm 49.056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894816278076cm 49.197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3.6213591785565cm 41.755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3.7613591785565cm 41.755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3.0923591785565cm 41.755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3.2323591785565cm 41.755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7.9043591785565cm 41.752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8.0443591785565cm 41.752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7.3753591785565cm 41.752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7.5153591785565cm 41.752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31.4903591785565cm 41.79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31.6303591785565cm 41.799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30.9613591785565cm 41.79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31.1013591785565cm 41.799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0754816278076cm 46.056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0754816278076cm 46.197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0754816278076cm 46.585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0754816278076cm 46.726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1324816278076cm 50.926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324816278076cm 51.067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324816278076cm 51.455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324816278076cm 51.596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34.5085183721924cm 47.518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34.5085183721924cm 47.377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5085183721924cm 46.989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34.5085183721924cm 46.848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1563832682235cm 37.45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1563832682235cm 37.45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8102529196932cm 37.081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1.8102529196932cm 37.081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0073085260556cm 38.184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1.0073085260556cm 38.184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8519652007746cm 38.229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0.8519652007746cm 38.229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9258169455805cm 38.22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0.9258169455805cm 38.22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792957952674cm 38.22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0.9792957952674cm 38.22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760670470818cm 37.60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0760670470818cm 37.60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5830005414179cm 37.081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1.5830005414179cm 37.081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8329776161739cm 36.942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1.8329776161739cm 36.942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2144937555985cm 37.08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2144937555985cm 37.081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9475959930789cm 37.08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1.9475959930789cm 37.081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1563832682235cm 37.45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1563832682235cm 37.45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8102529196932cm 37.081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1.8102529196932cm 37.081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0073085260556cm 38.184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1.0073085260556cm 38.184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8519652007746cm 38.229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0.8519652007746cm 38.229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9258169455805cm 38.22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0.9258169455805cm 38.22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792957952674cm 38.22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0.9792957952674cm 38.22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760670470818cm 37.60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0760670470818cm 37.60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5830005414179cm 37.081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1.5830005414179cm 37.081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8329776161739cm 36.942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1.8329776161739cm 36.942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2144937555985cm 37.08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2144937555985cm 37.081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9475959930789cm 37.08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1.9475959930789cm 37.0812480645538cm)" svg:viewBox="0 0 2018 130" draw:points="0,130 2018,130 2018,0 0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svg:x="19.968cm" svg:y="40.5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827cm" svg:y="40.5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19.439cm" svg:y="40.5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298cm" svg:y="40.5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3.316cm" svg:y="40.52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175cm" svg:y="40.528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2.787cm" svg:y="40.528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2.646cm" svg:y="40.528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7.63cm" svg:y="40.577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7.489cm" svg:y="40.577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7.101cm" svg:y="40.577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6.96cm" svg:y="40.577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31.194cm" svg:y="40.612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31.053cm" svg:y="40.61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30.665cm" svg:y="40.612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30.524cm" svg:y="40.61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3.2413591785565cm 29.96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3.3813591785565cm 29.969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2.7123591785565cm 29.96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2.8523591785565cm 29.969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6.8843591785565cm 29.874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7.0243591785565cm 29.874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6.3553591785565cm 29.874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6.4953591785565cm 29.874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svg:x="20.03cm" svg:y="28.72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889cm" svg:y="28.72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19.501cm" svg:y="28.72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36cm" svg:y="28.72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3.79cm" svg:y="28.762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649cm" svg:y="28.762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3.261cm" svg:y="28.762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12cm" svg:y="28.762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8.112cm" svg:y="28.74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7.971cm" svg:y="28.74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7.583cm" svg:y="28.74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7.442cm" svg:y="28.74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31.676cm" svg:y="28.72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31.535cm" svg:y="28.72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31.147cm" svg:y="28.72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31.006cm" svg:y="28.72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024816278076cm 23.930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33.2024816278076cm 24.0703591785565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024816278076cm 23.401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33.2024816278076cm 23.5413591785565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26.6453591785565cm 18.70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6.7853591785565cm 18.709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6.1163591785565cm 18.709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6.2563591785565cm 18.709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4.7623832682235cm 37.42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4.7623832682235cm 37.42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5.4162529196932cm 37.050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5.4162529196932cm 37.050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4.6133085260556cm 38.153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4.6133085260556cm 38.153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4.4579652007746cm 38.198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4.4579652007746cm 38.198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4.5318169455805cm 38.18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4.5318169455805cm 38.18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4.5852957952674cm 38.18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4.5852957952674cm 38.18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4.6820670470818cm 37.56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4.6820670470818cm 37.56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5.1890005414179cm 37.050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5.1890005414179cm 37.050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5.4389776161739cm 36.911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5.4389776161739cm 36.911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8204937555985cm 37.05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8204937555985cm 37.050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5.5535959930789cm 37.05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5.5535959930789cm 37.050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4.7623832682235cm 37.42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4.7623832682235cm 37.42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5.4162529196932cm 37.050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5.4162529196932cm 37.050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4.6133085260556cm 38.153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4.6133085260556cm 38.153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4.4579652007746cm 38.198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4.4579652007746cm 38.198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4.5318169455805cm 38.18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4.5318169455805cm 38.18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4.5852957952674cm 38.18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4.5852957952674cm 38.18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4.6820670470818cm 37.56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4.6820670470818cm 37.56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5.1890005414179cm 37.050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5.1890005414179cm 37.050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5.4389776161739cm 36.911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5.4389776161739cm 36.911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8204937555985cm 37.05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8204937555985cm 37.050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5.5535959930789cm 37.05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5.5535959930789cm 37.050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1.5707963267949) translate (27.1166167317765cm 39.05938035253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1.5707963267949) translate (27.1166167317765cm 39.05938035253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1.5707963267949) translate (26.4627470803068cm 38.6862480645538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1.5707963267949) translate (26.4627470803068cm 38.6862480645538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1.5707963267949) translate (27.2656914739444cm 38.5806180137936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1.5707963267949) translate (27.2656914739444cm 38.5806180137936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27.4210347992254cm 38.1760863240902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1.5707963267949) translate (27.4210347992254cm 38.1760863240902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1.5707963267949) translate (27.3471830544196cm 38.512748515909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1.5707963267949) translate (27.3471830544196cm 38.512748515909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1.5707963267949) translate (27.2937042047326cm 38.5127485159098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1.5707963267949) translate (27.2937042047326cm 38.5127485159098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1.5707963267949) translate (27.1969329529182cm 38.093971441148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1.5707963267949) translate (27.1969329529182cm 38.093971441148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1.5707963267949) translate (26.6899994585821cm 37.9222480645538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1.5707963267949) translate (26.6899994585821cm 37.9222480645538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1.5707963267949) translate (26.4400223838261cm 37.0182845948761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1.5707963267949) translate (26.4400223838261cm 37.0182845948761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29.0585062444015cm 39.0342480645539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1.5707963267949) translate (29.0585062444015cm 39.0342480645539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26.3254040069211cm 39.034248064553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1.5707963267949) translate (26.3254040069211cm 39.0342480645538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1.5707963267949) translate (27.1166167317765cm 39.05938035253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1.5707963267949) translate (27.1166167317765cm 39.05938035253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1.5707963267949) translate (26.4627470803068cm 38.6862480645538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1.5707963267949) translate (26.4627470803068cm 38.6862480645538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1.5707963267949) translate (27.2656914739444cm 38.5806180137936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1.5707963267949) translate (27.2656914739444cm 38.5806180137936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27.4210347992254cm 38.1760863240902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1.5707963267949) translate (27.4210347992254cm 38.1760863240902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1.5707963267949) translate (27.3471830544196cm 38.512748515909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1.5707963267949) translate (27.3471830544196cm 38.512748515909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1.5707963267949) translate (27.2937042047326cm 38.5127485159098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1.5707963267949) translate (27.2937042047326cm 38.5127485159098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1.5707963267949) translate (27.1969329529182cm 38.093971441148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1.5707963267949) translate (27.1969329529182cm 38.093971441148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1.5707963267949) translate (26.6899994585821cm 37.9222480645538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1.5707963267949) translate (26.6899994585821cm 37.9222480645538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1.5707963267949) translate (26.4400223838261cm 37.0182845948761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1.5707963267949) translate (26.4400223838261cm 37.0182845948761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29.0585062444015cm 39.0342480645539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1.5707963267949) translate (29.0585062444015cm 39.0342480645539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26.3254040069211cm 39.034248064553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1.5707963267949) translate (26.3254040069211cm 39.0342480645538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1.5707963267949) translate (33.1205485605668cm 37.641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205485605668cm 37.782434873335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205485605668cm 38.170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205485605668cm 38.311434873335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polygon draw:style-name="gr17" draw:text-style-name="P10" draw:layer="layout" svg:width="0.453cm" svg:height="0.582cm" draw:transform="rotate (1.5707963267949) translate (33.5984582670823cm 39.420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984582670823cm 39.4201686588983cm)" svg:viewBox="0 0 454 583" draw:points="0,583 454,583 225,0">
            <text:p/>
          </draw:polygon>
        </draw:g>
        <draw:custom-shape draw:style-name="gr16" draw:text-style-name="P9" draw:layer="layout" svg:width="0.725cm" svg:height="0.423cm" draw:transform="rotate (1.5707963267949) translate (33.345cm 30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725cm" svg:height="0.423cm" draw:transform="rotate (1.5707963267949) translate (33.312cm 29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33.5154582670823cm 29.079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5154582670823cm 29.0791686588983cm)" svg:viewBox="0 0 454 583" draw:points="0,583 454,583 225,0">
            <text:p/>
          </draw:polygon>
        </draw:g>
        <draw:g>
          <draw:g>
            <draw:path draw:style-name="gr5" draw:text-style-name="P3" draw:layer="layout" svg:width="0.281cm" svg:height="0.14cm" draw:transform="rotate (1.5707963267949) translate (33.1975485605668cm 33.898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975485605668cm 34.039434873335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975485605668cm 34.427434873335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975485605668cm 34.568434873335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1743832682235cm 30.263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1.1743832682235cm 30.263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8282529196932cm 30.636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1.8282529196932cm 30.636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0253085260556cm 30.742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1.0253085260556cm 30.742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8699652007746cm 31.146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0.8699652007746cm 31.146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9438169455805cm 30.810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0.9438169455805cm 30.810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972957952674cm 30.810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0.9972957952674cm 30.810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940670470818cm 31.229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1.0940670470818cm 31.229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6010005414179cm 31.400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1.6010005414179cm 31.400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8509776161739cm 32.304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1.8509776161739cm 32.304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2324937555985cm 30.288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19.2324937555985cm 30.288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9655959930789cm 30.288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1.9655959930789cm 30.2887519354462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1743832682235cm 30.263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1.1743832682235cm 30.263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8282529196932cm 30.636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1.8282529196932cm 30.636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0253085260556cm 30.742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1.0253085260556cm 30.742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8699652007746cm 31.146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0.8699652007746cm 31.146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9438169455805cm 30.810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0.9438169455805cm 30.810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972957952674cm 30.810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0.9972957952674cm 30.810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940670470818cm 31.229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1.0940670470818cm 31.229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6010005414179cm 31.400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1.6010005414179cm 31.400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8509776161739cm 32.304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1.8509776161739cm 32.304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2324937555985cm 30.288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19.2324937555985cm 30.288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9655959930789cm 30.288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1.9655959930789cm 30.2887519354462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1.5707963267949) translate (49.7507459690225cm 50.1818089339559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1.5707963267949) translate (49.7507459690225cm 50.1818089339559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1.5707963267949) translate (49.0968763175528cm 49.8086766459757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1.5707963267949) translate (49.0968763175528cm 49.8086766459757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1.5707963267949) translate (49.8998207111904cm 49.7030465952155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1.5707963267949) translate (49.8998207111904cm 49.7030465952155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50.0551640364714cm 49.2985149055122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1.5707963267949) translate (50.0551640364714cm 49.2985149055122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1.5707963267949) translate (49.9813122916656cm 49.635177097331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1.5707963267949) translate (49.9813122916656cm 49.635177097331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1.5707963267949) translate (49.9278334419786cm 49.6351770973318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1.5707963267949) translate (49.9278334419786cm 49.6351770973318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1.5707963267949) translate (49.8310621901642cm 49.2164000225699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1.5707963267949) translate (49.8310621901642cm 49.2164000225699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1.5707963267949) translate (49.3241286958281cm 49.0446766459758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1.5707963267949) translate (49.3241286958281cm 49.0446766459758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1.5707963267949) translate (49.0741516210722cm 48.140713176298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1.5707963267949) translate (49.0741516210722cm 48.140713176298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51.6926354816476cm 50.156676645975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1.5707963267949) translate (51.6926354816476cm 50.1566766459758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48.9595332441671cm 50.156676645975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1.5707963267949) translate (48.9595332441671cm 50.1566766459758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1.5707963267949) translate (49.7507459690225cm 50.1818089339559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1.5707963267949) translate (49.7507459690225cm 50.1818089339559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1.5707963267949) translate (49.0968763175528cm 49.8086766459757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1.5707963267949) translate (49.0968763175528cm 49.8086766459757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1.5707963267949) translate (49.8998207111904cm 49.7030465952155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1.5707963267949) translate (49.8998207111904cm 49.7030465952155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50.0551640364714cm 49.2985149055122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1.5707963267949) translate (50.0551640364714cm 49.2985149055122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1.5707963267949) translate (49.9813122916656cm 49.635177097331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1.5707963267949) translate (49.9813122916656cm 49.635177097331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1.5707963267949) translate (49.9278334419786cm 49.6351770973318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1.5707963267949) translate (49.9278334419786cm 49.6351770973318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1.5707963267949) translate (49.8310621901642cm 49.2164000225699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1.5707963267949) translate (49.8310621901642cm 49.2164000225699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1.5707963267949) translate (49.3241286958281cm 49.0446766459758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1.5707963267949) translate (49.3241286958281cm 49.0446766459758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1.5707963267949) translate (49.0741516210722cm 48.140713176298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1.5707963267949) translate (49.0741516210722cm 48.140713176298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51.6926354816476cm 50.156676645975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1.5707963267949) translate (51.6926354816476cm 50.1566766459758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48.9595332441671cm 50.156676645975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1.5707963267949) translate (48.9595332441671cm 50.1566766459758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3.14159265358979) translate (29.9673591785565cm 29.930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30.1073591785565cm 29.930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9.4383591785565cm 29.930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9.5783591785565cm 29.930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3.14159265358979) translate (32.093380352534cm 37.8233832682235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3.14159265358979) translate (32.093380352534cm 37.8233832682235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31.7202480645538cm 38.477252919693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3.14159265358979) translate (31.7202480645538cm 38.477252919693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31.6146180137936cm 37.6743085260556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3.14159265358979) translate (31.6146180137936cm 37.6743085260556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31.2100863240902cm 37.5189652007747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3.14159265358979) translate (31.2100863240902cm 37.5189652007747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31.5467485159098cm 37.592816945580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3.14159265358979) translate (31.5467485159098cm 37.592816945580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31.5467485159098cm 37.6462957952674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3.14159265358979) translate (31.5467485159098cm 37.6462957952674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31.127971441148cm 37.7430670470818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3.14159265358979) translate (31.127971441148cm 37.7430670470818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30.9562480645538cm 38.2500005414179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3.14159265358979) translate (30.9562480645538cm 38.2500005414179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30.0522845948761cm 38.49997761617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3.14159265358979) translate (30.0522845948761cm 38.49997761617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2.0682480645539cm 35.8814937555985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2.0682480645539cm 35.8814937555985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2.0682480645538cm 38.6145959930789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2.0682480645538cm 38.6145959930789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3.14159265358979) translate (32.093380352534cm 37.8233832682235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3.14159265358979) translate (32.093380352534cm 37.8233832682235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31.7202480645538cm 38.477252919693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3.14159265358979) translate (31.7202480645538cm 38.477252919693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31.6146180137936cm 37.6743085260556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3.14159265358979) translate (31.6146180137936cm 37.6743085260556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31.2100863240902cm 37.5189652007747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3.14159265358979) translate (31.2100863240902cm 37.5189652007747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31.5467485159098cm 37.592816945580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3.14159265358979) translate (31.5467485159098cm 37.592816945580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31.5467485159098cm 37.6462957952674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3.14159265358979) translate (31.5467485159098cm 37.6462957952674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31.127971441148cm 37.7430670470818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3.14159265358979) translate (31.127971441148cm 37.7430670470818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30.9562480645538cm 38.2500005414179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3.14159265358979) translate (30.9562480645538cm 38.2500005414179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30.0522845948761cm 38.49997761617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3.14159265358979) translate (30.0522845948761cm 38.49997761617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2.0682480645539cm 35.8814937555985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2.0682480645539cm 35.8814937555985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2.0682480645538cm 38.6145959930789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2.0682480645538cm 38.6145959930789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3.14159265358979) translate (22.6993591785565cm 18.655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2.8393591785565cm 18.6555183721924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3.14159265358979) translate (22.1703591785565cm 18.6555183721924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3.14159265358979) translate (22.3103591785565cm 18.6555183721924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custom-shape draw:style-name="gr16" draw:text-style-name="P9" draw:layer="layout" svg:width="0.725cm" svg:height="0.423cm" svg:x="27.863cm" svg:y="17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28.005cm" svg:y="17.809cm" svg:viewBox="0 0 454 583" draw:points="0,583 454,583 225,0">
            <text:p/>
          </draw:polygon>
          <draw:polygon draw:style-name="gr6" draw:text-style-name="P4" draw:layer="layout" svg:width="0.453cm" svg:height="0.582cm" svg:x="28.005cm" svg:y="17.809cm" svg:viewBox="0 0 454 583" draw:points="0,583 454,583 225,0">
            <text:p/>
          </draw:polygon>
        </draw:g>
        <draw:custom-shape draw:style-name="gr16" draw:text-style-name="P9" draw:layer="layout" svg:width="0.725cm" svg:height="0.423cm" svg:x="27.304cm" svg:y="18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725cm" svg:height="0.423cm" draw:transform="rotate (1.5707963267949) translate (33.342cm 17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725cm" svg:height="0.423cm" svg:x="35.915cm" svg:y="17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725cm" svg:height="0.423cm" svg:x="43.802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36.093cm" svg:y="17.94cm" svg:viewBox="0 0 454 583" draw:points="0,583 454,583 225,0">
            <text:p/>
          </draw:polygon>
          <draw:polygon draw:style-name="gr6" draw:text-style-name="P4" draw:layer="layout" svg:width="0.453cm" svg:height="0.582cm" svg:x="36.093cm" svg:y="17.94cm" svg:viewBox="0 0 454 583" draw:points="0,583 454,583 225,0">
            <text:p/>
          </draw:polygon>
        </draw:g>
        <draw:g>
          <draw:g>
            <draw:path draw:style-name="gr5" draw:text-style-name="P3" draw:layer="layout" svg:width="0.281cm" svg:height="0.14cm" svg:x="19.73cm" svg:y="17.473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589cm" svg:y="17.473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19.201cm" svg:y="17.473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19.06cm" svg:y="17.473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3.754cm" svg:y="17.559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613cm" svg:y="17.559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3.225cm" svg:y="17.559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3.084cm" svg:y="17.559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27.265cm" svg:y="17.52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7.124cm" svg:y="17.525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26.736cm" svg:y="17.525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26.595cm" svg:y="17.525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111557774524cm 15.897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16.0381837215168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111557774524cm 16.426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16.5671837215168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1851557774524cm 7.66818372151681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851557774524cm 7.80918372151679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1851557774524cm 8.197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1851557774524cm 8.3381837215168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371557774524cm 10.262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371557774524cm 10.4031837215168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371557774524cm 10.791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371557774524cm 10.9321837215168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33.2111557774524cm 13.066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13.2071837215168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111557774524cm 13.5951837215168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33.2111557774524cm 13.7361837215168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0803832682235cm 19.299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1.0803832682235cm 19.299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7342529196932cm 19.672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1.7342529196932cm 19.672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0.9313085260556cm 19.778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0.9313085260556cm 19.778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7759652007746cm 20.182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0.7759652007746cm 20.182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8498169455805cm 19.846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0.8498169455805cm 19.846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032957952674cm 19.846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0.9032957952674cm 19.846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000670470818cm 20.265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1.0000670470818cm 20.265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5070005414179cm 20.436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1.5070005414179cm 20.436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7569776161739cm 21.340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1.7569776161739cm 21.340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1384937555985cm 19.324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19.1384937555985cm 19.324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8715959930789cm 19.324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1.8715959930789cm 19.3247519354462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0803832682235cm 19.299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21.0803832682235cm 19.299619647466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7342529196932cm 19.6727519354462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21.7342529196932cm 19.6727519354462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0.9313085260556cm 19.7783819862064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20.9313085260556cm 19.7783819862064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7759652007746cm 20.1829136759098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20.7759652007746cm 20.1829136759098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8498169455805cm 19.846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20.8498169455805cm 19.846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032957952674cm 19.846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20.9032957952674cm 19.8462514840902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000670470818cm 20.265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21.0000670470818cm 20.26502855885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5070005414179cm 20.4367519354462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21.5070005414179cm 20.4367519354462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7569776161739cm 21.340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21.7569776161739cm 21.340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1384937555985cm 19.3247519354461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19.1384937555985cm 19.3247519354461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8715959930789cm 19.324751935446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1.8715959930789cm 19.3247519354462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0893832682235cm 25.57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0893832682235cm 25.57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7432529196932cm 25.200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1.7432529196932cm 25.200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0.9403085260556cm 26.303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0.9403085260556cm 26.303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7849652007746cm 26.348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0.7849652007746cm 26.348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8588169455805cm 26.33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0.8588169455805cm 26.33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122957952674cm 26.33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0.9122957952674cm 26.33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090670470818cm 25.71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0090670470818cm 25.71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5160005414179cm 25.200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1.5160005414179cm 25.200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7659776161739cm 25.061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1.7659776161739cm 25.061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1474937555985cm 25.20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1474937555985cm 25.200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8805959930789cm 25.20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1.8805959930789cm 25.200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0893832682235cm 25.57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0893832682235cm 25.570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1.7432529196932cm 25.200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1.7432529196932cm 25.200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0.9403085260556cm 26.303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0.9403085260556cm 26.303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0.7849652007746cm 26.348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0.7849652007746cm 26.348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0.8588169455805cm 26.33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0.8588169455805cm 26.339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0.9122957952674cm 26.33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0.9122957952674cm 26.339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0090670470818cm 25.71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0090670470818cm 25.719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1.5160005414179cm 25.200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1.5160005414179cm 25.200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1.7659776161739cm 25.061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1.7659776161739cm 25.061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1474937555985cm 25.20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1474937555985cm 25.200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1.8805959930789cm 25.200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1.8805959930789cm 25.200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7.9243832682235cm 25.51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7.9243832682235cm 25.51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8.5782529196932cm 25.141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8.5782529196932cm 25.141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7.7753085260556cm 26.244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7.7753085260556cm 26.244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7.6199652007746cm 26.289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7.6199652007746cm 26.289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7.6938169455805cm 26.28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7.6938169455805cm 26.28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7.7472957952674cm 26.28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7.7472957952674cm 26.28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7.8440670470818cm 25.66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7.8440670470818cm 25.66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8.3510005414179cm 25.141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8.3510005414179cm 25.141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8.6009776161739cm 25.002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8.6009776161739cm 25.002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5.9824937555985cm 25.14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5.9824937555985cm 25.141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8.7155959930789cm 25.14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8.7155959930789cm 25.141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7.9243832682235cm 25.51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7.9243832682235cm 25.511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8.5782529196932cm 25.141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8.5782529196932cm 25.141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7.7753085260556cm 26.244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7.7753085260556cm 26.244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7.6199652007746cm 26.289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7.6199652007746cm 26.289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7.6938169455805cm 26.28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7.6938169455805cm 26.280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7.7472957952674cm 26.28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7.7472957952674cm 26.280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7.8440670470818cm 25.66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7.8440670470818cm 25.660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8.3510005414179cm 25.141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8.3510005414179cm 25.141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8.6009776161739cm 25.002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8.6009776161739cm 25.002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5.9824937555985cm 25.14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5.9824937555985cm 25.141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8.7155959930789cm 25.141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8.7155959930789cm 25.141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1.9253832682235cm 14.66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9253832682235cm 14.66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2.5792529196932cm 14.294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2.5792529196932cm 14.294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7763085260556cm 15.397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1.7763085260556cm 15.397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1.6209652007746cm 15.442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1.6209652007746cm 15.442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1.6948169455805cm 15.43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1.6948169455805cm 15.43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1.7482957952674cm 15.43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1.7482957952674cm 15.43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8450670470818cm 14.81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8450670470818cm 14.81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2.3520005414179cm 14.294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2.3520005414179cm 14.294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2.6019776161739cm 14.155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2.6019776161739cm 14.155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9834937555985cm 14.29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9834937555985cm 14.294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7165959930789cm 14.29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7165959930789cm 14.294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1.9253832682235cm 14.66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1.9253832682235cm 14.664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2.5792529196932cm 14.294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2.5792529196932cm 14.294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1.7763085260556cm 15.397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1.7763085260556cm 15.397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1.6209652007746cm 15.442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1.6209652007746cm 15.442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1.6948169455805cm 15.43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1.6948169455805cm 15.433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1.7482957952674cm 15.43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1.7482957952674cm 15.433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1.8450670470818cm 14.81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1.8450670470818cm 14.813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2.3520005414179cm 14.294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2.3520005414179cm 14.294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2.6019776161739cm 14.155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2.6019776161739cm 14.155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19.9834937555985cm 14.29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19.9834937555985cm 14.294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7165959930789cm 14.294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7165959930789cm 14.294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31.2753832682235cm 8.5906196474660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31.2753832682235cm 8.5906196474660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9292529196932cm 8.9637519354461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31.9292529196932cm 8.9637519354461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1.1263085260556cm 9.06938198620643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31.1263085260556cm 9.06938198620643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0.9709652007746cm 9.47391367590976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30.9709652007746cm 9.47391367590976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1.0448169455805cm 9.137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31.0448169455805cm 9.137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1.0982957952674cm 9.13725148409019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31.0982957952674cm 9.13725148409019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1.1950670470818cm 9.55602855885204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31.1950670470818cm 9.55602855885204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7020005414179cm 9.7277519354461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31.7020005414179cm 9.7277519354461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1.9519776161739cm 10.631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31.9519776161739cm 10.631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3334937555985cm 8.61575193544614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9.3334937555985cm 8.61575193544614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2.0665959930789cm 8.6157519354461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2.0665959930789cm 8.61575193544618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31.2753832682235cm 8.5906196474660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31.2753832682235cm 8.5906196474660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9292529196932cm 8.9637519354461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31.9292529196932cm 8.9637519354461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1.1263085260556cm 9.06938198620643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31.1263085260556cm 9.06938198620643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0.9709652007746cm 9.47391367590976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30.9709652007746cm 9.47391367590976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1.0448169455805cm 9.137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31.0448169455805cm 9.1372514840902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1.0982957952674cm 9.13725148409019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31.0982957952674cm 9.13725148409019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1.1950670470818cm 9.55602855885204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31.1950670470818cm 9.55602855885204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7020005414179cm 9.7277519354461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31.7020005414179cm 9.7277519354461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1.9519776161739cm 10.6317154051239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31.9519776161739cm 10.6317154051239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3334937555985cm 8.61575193544614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29.3334937555985cm 8.61575193544614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2.0665959930789cm 8.6157519354461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2.0665959930789cm 8.61575193544618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6.3583832682235cm 14.598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6.3583832682235cm 14.598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7.0122529196932cm 14.228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7.0122529196932cm 14.228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6.2093085260556cm 15.331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6.2093085260556cm 15.331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6.0539652007746cm 15.376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6.0539652007746cm 15.376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6.1278169455805cm 15.367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6.1278169455805cm 15.367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6.1812957952674cm 15.367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6.1812957952674cm 15.367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6.2780670470818cm 14.747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6.2780670470818cm 14.747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7850005414179cm 14.228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6.7850005414179cm 14.228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7.0349776161739cm 14.089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7.0349776161739cm 14.089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4164937555985cm 14.228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4.4164937555985cm 14.228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7.1495959930789cm 14.228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7.1495959930789cm 14.228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6.3583832682235cm 14.598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6.3583832682235cm 14.598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7.0122529196932cm 14.228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7.0122529196932cm 14.228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6.2093085260556cm 15.331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6.2093085260556cm 15.331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6.0539652007746cm 15.376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6.0539652007746cm 15.376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6.1278169455805cm 15.367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6.1278169455805cm 15.367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6.1812957952674cm 15.367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6.1812957952674cm 15.367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6.2780670470818cm 14.747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6.2780670470818cm 14.747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6.7850005414179cm 14.228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6.7850005414179cm 14.228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7.0349776161739cm 14.089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7.0349776161739cm 14.089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4.4164937555985cm 14.228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4.4164937555985cm 14.228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7.1495959930789cm 14.228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7.1495959930789cm 14.228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3.14159265358979) translate (31.8363044618108cm 13.221035491602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3.14159265358979) translate (31.8363044618108cm 13.221035491602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31.4631721738306cm 13.8749051430721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3.14159265358979) translate (31.4631721738306cm 13.8749051430721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31.3575421230704cm 13.0719607494345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3.14159265358979) translate (31.3575421230704cm 13.0719607494345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30.953010433367cm 12.9166174241536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3.14159265358979) translate (30.953010433367cm 12.9166174241536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31.2896726251866cm 12.990469168959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3.14159265358979) translate (31.2896726251866cm 12.990469168959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31.2896726251866cm 13.04394801864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3.14159265358979) translate (31.2896726251866cm 13.04394801864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30.8708955504248cm 13.1407192704607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3.14159265358979) translate (30.8708955504248cm 13.1407192704607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30.6991721738306cm 13.6476527647968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3.14159265358979) translate (30.6991721738306cm 13.6476527647968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29.7952087041529cm 13.8976298395528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3.14159265358979) translate (29.7952087041529cm 13.8976298395528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1.8111721738307cm 11.2791459789774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1.8111721738307cm 11.2791459789774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1.8111721738306cm 14.012248216457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1.8111721738306cm 14.0122482164578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3.14159265358979) translate (31.8363044618108cm 13.221035491602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3.14159265358979) translate (31.8363044618108cm 13.2210354916024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3.14159265358979) translate (31.4631721738306cm 13.8749051430721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3.14159265358979) translate (31.4631721738306cm 13.8749051430721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3.14159265358979) translate (31.3575421230704cm 13.0719607494345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3.14159265358979) translate (31.3575421230704cm 13.0719607494345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3.14159265358979) translate (30.953010433367cm 12.9166174241536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3.14159265358979) translate (30.953010433367cm 12.9166174241536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3.14159265358979) translate (31.2896726251866cm 12.990469168959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3.14159265358979) translate (31.2896726251866cm 12.9904691689594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3.14159265358979) translate (31.2896726251866cm 13.04394801864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3.14159265358979) translate (31.2896726251866cm 13.0439480186463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3.14159265358979) translate (30.8708955504248cm 13.1407192704607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3.14159265358979) translate (30.8708955504248cm 13.1407192704607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3.14159265358979) translate (30.6991721738306cm 13.6476527647968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3.14159265358979) translate (30.6991721738306cm 13.6476527647968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3.14159265358979) translate (29.7952087041529cm 13.8976298395528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3.14159265358979) translate (29.7952087041529cm 13.8976298395528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1.8111721738307cm 11.2791459789774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1.8111721738307cm 11.2791459789774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3.14159265358979) translate (31.8111721738306cm 14.0122482164578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3.14159265358979) translate (31.8111721738306cm 14.0122482164578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50.6015837995934cm 7.928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50.6015837995934cm 7.928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51.2554534510632cm 8.302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51.2554534510632cm 8.302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50.4525090574255cm 8.407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50.4525090574255cm 8.407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50.2971657321446cm 8.812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50.2971657321446cm 8.812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50.3710174769504cm 8.475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50.3710174769504cm 8.475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50.4244963266373cm 8.475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50.4244963266373cm 8.475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50.5212675784517cm 8.894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50.5212675784517cm 8.894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51.0282010727878cm 9.066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51.0282010727878cm 9.066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51.2781781475438cm 9.97008980933997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51.2781781475438cm 9.97008980933997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8.6596942869684cm 7.954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8.6596942869684cm 7.954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1.3927965244488cm 7.954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1.3927965244488cm 7.95412633966226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50.6015837995934cm 7.928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50.6015837995934cm 7.928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51.2554534510632cm 8.302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51.2554534510632cm 8.302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50.4525090574255cm 8.407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50.4525090574255cm 8.407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50.2971657321446cm 8.812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50.2971657321446cm 8.812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50.3710174769504cm 8.475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50.3710174769504cm 8.475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50.4244963266373cm 8.475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50.4244963266373cm 8.475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50.5212675784517cm 8.894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50.5212675784517cm 8.894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51.0282010727878cm 9.066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51.0282010727878cm 9.066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51.2781781475438cm 9.97008980933997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51.2781781475438cm 9.97008980933997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8.6596942869684cm 7.954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8.6596942869684cm 7.954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51.3927965244488cm 7.954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51.3927965244488cm 7.95412633966226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1.5707963267949) translate (34.4638442225476cm 15.577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638442225476cm 15.4371837215168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4638442225476cm 16.106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638442225476cm 15.9661837215168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34.4378442225476cm 9.942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378442225476cm 9.80218372151679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4378442225476cm 10.471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378442225476cm 10.3311837215168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34.4638442225476cm 12.746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638442225476cm 12.6061837215168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-1.5707963267949) translate (34.4638442225476cm 13.2751837215168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-1.5707963267949) translate (34.4638442225476cm 13.1351837215168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4.0181557774524cm 10.448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0181557774524cm 10.588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44.0181557774524cm 9.919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0181557774524cm 10.059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4.0021557774524cm 16.210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0021557774524cm 16.350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44.0021557774524cm 15.681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4.0021557774524cm 15.821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43.9981557774524cm 13.300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3.9981557774524cm 13.440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43.9981557774524cm 12.771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43.9981557774524cm 12.911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line draw:style-name="gr7" draw:text-style-name="P4" draw:layer="layout" svg:x1="44.206cm" svg:y1="20.267cm" svg:x2="44.164cm" svg:y2="18.366cm">
          <text:p/>
        </draw:line>
        <draw:g>
          <draw:polygon draw:style-name="gr17" draw:text-style-name="P10" draw:layer="layout" svg:width="0.453cm" svg:height="0.582cm" svg:x="43.931cm" svg:y="17.841cm" svg:viewBox="0 0 454 583" draw:points="0,583 454,583 225,0">
            <text:p/>
          </draw:polygon>
          <draw:polygon draw:style-name="gr6" draw:text-style-name="P4" draw:layer="layout" svg:width="0.453cm" svg:height="0.582cm" svg:x="43.931cm" svg:y="17.841cm" svg:viewBox="0 0 454 583" draw:points="0,583 454,583 225,0">
            <text:p/>
          </draw:polygon>
        </draw:g>
        <draw:custom-shape draw:style-name="gr16" draw:text-style-name="P9" draw:layer="layout" svg:width="0.725cm" svg:height="0.423cm" svg:x="54.561cm" svg:y="17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ath draw:style-name="gr5" draw:text-style-name="P3" draw:layer="layout" svg:width="0.281cm" svg:height="0.14cm" draw:transform="rotate (-1.5707963267949) translate (45.1968442225476cm 10.166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968442225476cm 10.025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1968442225476cm 9.637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968442225476cm 9.496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45.1498442225476cm 15.928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498442225476cm 15.787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1498442225476cm 15.399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498442225476cm 15.258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45.1968442225476cm 13.018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968442225476cm 12.877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1968442225476cm 12.489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968442225476cm 12.348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4.7481557774524cm 10.348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7481557774524cm 10.488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4.7481557774524cm 9.819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7481557774524cm 9.959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4.7991557774524cm 16.060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7991557774524cm 16.200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4.7991557774524cm 15.531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7991557774524cm 15.671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4.7821557774524cm 13.178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7821557774524cm 13.318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4.7821557774524cm 12.649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7821557774524cm 12.789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custom-shape draw:style-name="gr16" draw:text-style-name="P9" draw:layer="layout" svg:width="0.725cm" svg:height="0.423cm" svg:x="55.577cm" svg:y="17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55.646cm" svg:y="17.852cm" svg:viewBox="0 0 454 583" draw:points="0,583 454,583 225,0">
            <text:p/>
          </draw:polygon>
          <draw:polygon draw:style-name="gr6" draw:text-style-name="P4" draw:layer="layout" svg:width="0.453cm" svg:height="0.582cm" svg:x="55.646cm" svg:y="17.852cm" svg:viewBox="0 0 454 583" draw:points="0,583 454,583 225,0">
            <text:p/>
          </draw:polygon>
        </draw:g>
        <draw:g>
          <draw:polygon draw:style-name="gr17" draw:text-style-name="P10" draw:layer="layout" svg:width="0.453cm" svg:height="0.582cm" svg:x="54.695cm" svg:y="17.852cm" svg:viewBox="0 0 454 583" draw:points="0,583 454,583 225,0">
            <text:p/>
          </draw:polygon>
          <draw:polygon draw:style-name="gr6" draw:text-style-name="P4" draw:layer="layout" svg:width="0.453cm" svg:height="0.582cm" svg:x="54.695cm" svg:y="17.852cm" svg:viewBox="0 0 454 583" draw:points="0,583 454,583 225,0">
            <text:p/>
          </draw:polygon>
        </draw:g>
        <draw:g>
          <draw:g>
            <draw:g>
              <draw:path draw:style-name="gr5" draw:text-style-name="P3" draw:layer="layout" svg:width="1.672cm" svg:height="1.528cm" draw:transform="rotate (-1.5707963267949) translate (37.9335837995934cm 7.624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37.9335837995934cm 7.624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8.5874534510632cm 7.998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38.5874534510632cm 7.998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7.7845090574255cm 8.103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37.7845090574255cm 8.103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7.6291657321446cm 8.508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37.6291657321446cm 8.508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7.7030174769504cm 8.171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37.7030174769504cm 8.171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7.7564963266373cm 8.171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37.7564963266373cm 8.171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7.8532675784517cm 8.590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37.8532675784517cm 8.590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8.3602010727878cm 8.762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38.3602010727878cm 8.762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8.6101781475438cm 9.66608980933997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38.6101781475438cm 9.66608980933997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5.9916942869684cm 7.650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5.9916942869684cm 7.650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8.7247965244488cm 7.650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8.7247965244488cm 7.65012633966226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37.9335837995934cm 7.624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37.9335837995934cm 7.624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8.5874534510632cm 7.998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38.5874534510632cm 7.998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7.7845090574255cm 8.103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37.7845090574255cm 8.103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7.6291657321446cm 8.508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37.6291657321446cm 8.508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7.7030174769504cm 8.171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37.7030174769504cm 8.171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7.7564963266373cm 8.171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37.7564963266373cm 8.171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7.8532675784517cm 8.590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37.8532675784517cm 8.590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8.3602010727878cm 8.762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38.3602010727878cm 8.762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8.6101781475438cm 9.66608980933997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38.6101781475438cm 9.66608980933997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5.9916942869684cm 7.650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5.9916942869684cm 7.650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8.7247965244488cm 7.650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8.7247965244488cm 7.65012633966226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65.4085837995934cm 9.023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65.4085837995934cm 9.023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66.0624534510632cm 9.397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66.0624534510632cm 9.397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65.2595090574255cm 9.502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65.2595090574255cm 9.502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65.1041657321446cm 9.907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65.1041657321446cm 9.907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65.1780174769504cm 9.570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65.1780174769504cm 9.570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65.2314963266373cm 9.570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65.2314963266373cm 9.570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65.3282675784517cm 9.9894029630681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65.3282675784517cm 9.9894029630681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65.8352010727878cm 10.1611263396623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65.8352010727878cm 10.1611263396623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66.0851781475438cm 11.065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66.0851781475438cm 11.065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63.4666942869684cm 9.049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63.4666942869684cm 9.049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66.1997965244488cm 9.049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66.1997965244488cm 9.04912633966226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65.4085837995934cm 9.023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65.4085837995934cm 9.023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66.0624534510632cm 9.397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66.0624534510632cm 9.397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65.2595090574255cm 9.502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65.2595090574255cm 9.502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65.1041657321446cm 9.907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65.1041657321446cm 9.907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65.1780174769504cm 9.570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65.1780174769504cm 9.570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65.2314963266373cm 9.570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65.2314963266373cm 9.570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65.3282675784517cm 9.9894029630681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65.3282675784517cm 9.98940296306811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65.8352010727878cm 10.1611263396623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65.8352010727878cm 10.1611263396623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66.0851781475438cm 11.06508980934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66.0851781475438cm 11.06508980934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63.4666942869684cm 9.049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63.4666942869684cm 9.049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66.1997965244488cm 9.049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66.1997965244488cm 9.04912633966226cm)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41.9125837995934cm 7.852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41.9125837995934cm 7.852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42.5664534510632cm 8.226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42.5664534510632cm 8.226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41.7635090574255cm 8.331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41.7635090574255cm 8.331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41.6081657321446cm 8.736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41.6081657321446cm 8.736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41.6820174769504cm 8.399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41.6820174769504cm 8.399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41.7354963266373cm 8.399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41.7354963266373cm 8.399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41.8322675784517cm 8.818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41.8322675784517cm 8.818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42.3392010727878cm 8.990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42.3392010727878cm 8.990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42.5891781475438cm 9.89408980933997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42.5891781475438cm 9.89408980933997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9.9706942869684cm 7.878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9.9706942869684cm 7.878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2.7037965244488cm 7.878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2.7037965244488cm 7.87812633966226cm)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41.9125837995934cm 7.852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draw:transform="rotate (-1.5707963267949) translate (41.9125837995934cm 7.85299405168212cm)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42.5664534510632cm 8.22612633966226cm)" svg:viewBox="0 0 1670 2599" draw:points="1670,2599 0,2599 0,0 1670,0">
                <text:p/>
              </draw:polygon>
              <draw:polygon draw:style-name="gr14" draw:text-style-name="P4" draw:layer="layout" svg:width="1.669cm" svg:height="2.598cm" draw:transform="rotate (-1.5707963267949) translate (42.5664534510632cm 8.22612633966226cm)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41.7635090574255cm 8.33175639042251cm)" svg:viewBox="0 0 461 1165" draw:points="0,0 461,0 461,1165 0,1165">
                <text:p/>
              </draw:polygon>
              <draw:polygon draw:style-name="gr14" draw:text-style-name="P4" draw:layer="layout" svg:width="0.46cm" svg:height="1.164cm" draw:transform="rotate (-1.5707963267949) translate (41.7635090574255cm 8.33175639042251cm)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41.6081657321446cm 8.73628808012585cm)" svg:viewBox="0 0 12 35" draw:points="0,35 0,0 12,0 12,35">
                <text:p/>
              </draw:polygon>
              <draw:polygon draw:style-name="gr14" draw:text-style-name="P4" draw:layer="layout" svg:width="0.011cm" svg:height="0.034cm" draw:transform="rotate (-1.5707963267949) translate (41.6081657321446cm 8.73628808012585cm)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41.6820174769504cm 8.399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draw:transform="rotate (-1.5707963267949) translate (41.6820174769504cm 8.39962588830628cm)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41.7354963266373cm 8.399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draw:transform="rotate (-1.5707963267949) translate (41.7354963266373cm 8.39962588830626cm)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41.8322675784517cm 8.818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draw:transform="rotate (-1.5707963267949) translate (41.8322675784517cm 8.81840296306812cm)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42.3392010727878cm 8.99012633966227cm)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draw:transform="rotate (-1.5707963267949) translate (42.3392010727878cm 8.99012633966227cm)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42.5891781475438cm 9.89408980933997cm)" svg:viewBox="0 0 141 2620" draw:points="0,2620 0,0 141,0 141,2620">
                <text:p/>
              </draw:polygon>
              <draw:polygon draw:style-name="gr14" draw:text-style-name="P4" draw:layer="layout" svg:width="0.14cm" svg:height="2.619cm" draw:transform="rotate (-1.5707963267949) translate (42.5891781475438cm 9.89408980933997cm)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9.9706942869684cm 7.8781263396622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39.9706942869684cm 7.8781263396622cm)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42.7037965244488cm 7.87812633966226cm)" svg:viewBox="0 0 2018 130" draw:points="2018,130 0,130 0,0 2018,0">
                <text:p/>
              </draw:polygon>
              <draw:polygon draw:style-name="gr14" draw:text-style-name="P4" draw:layer="layout" svg:width="2.017cm" svg:height="0.129cm" draw:transform="rotate (-1.5707963267949) translate (42.7037965244488cm 7.87812633966226cm)" svg:viewBox="0 0 2018 130" draw:points="2018,130 0,130 0,0 2018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draw:transform="rotate (-1.5707963267949) translate (55.9418442225476cm 10.035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9418442225476cm 9.89481627848321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5.9418442225476cm 9.506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9418442225476cm 9.365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55.9228442225476cm 15.747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9228442225476cm 15.606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5.9228442225476cm 15.218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9228442225476cm 15.077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55.9448442225476cm 12.893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9448442225476cm 12.7528162784832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5.9448442225476cm 12.3648162784832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9448442225476cm 12.2238162784832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svg:x="62.364cm" svg:y="17.507cm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svg:x="62.224cm" svg:y="17.507cm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svg:x="62.893cm" svg:y="17.507cm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svg:x="62.753cm" svg:y="17.507cm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66.3001557774524cm 16.355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66.3001557774524cm 16.495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66.3001557774524cm 15.826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66.3001557774524cm 15.966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66.2491557774524cm 12.883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66.2491557774524cm 13.0238162784832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66.2491557774524cm 12.3548162784832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66.2491557774524cm 12.4948162784832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svg:x="57.305cm" svg:y="9.43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svg:x="57.305cm" svg:y="9.43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svg:x="57.678cm" svg:y="8.777cm" svg:viewBox="0 0 1670 2599" draw:points="1670,2599 0,2599 0,0 1670,0">
                <text:p/>
              </draw:polygon>
              <draw:polygon draw:style-name="gr14" draw:text-style-name="P4" draw:layer="layout" svg:width="1.669cm" svg:height="2.598cm" svg:x="57.678cm" svg:y="8.777cm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svg:x="57.784cm" svg:y="9.579cm" svg:viewBox="0 0 461 1165" draw:points="0,0 461,0 461,1165 0,1165">
                <text:p/>
              </draw:polygon>
              <draw:polygon draw:style-name="gr14" draw:text-style-name="P4" draw:layer="layout" svg:width="0.46cm" svg:height="1.164cm" svg:x="57.784cm" svg:y="9.579cm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svg:x="58.188cm" svg:y="9.735cm" svg:viewBox="0 0 12 35" draw:points="0,35 0,0 12,0 12,35">
                <text:p/>
              </draw:polygon>
              <draw:polygon draw:style-name="gr14" draw:text-style-name="P4" draw:layer="layout" svg:width="0.011cm" svg:height="0.034cm" svg:x="58.188cm" svg:y="9.735cm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svg:x="57.852cm" svg:y="9.661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svg:x="57.852cm" svg:y="9.661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svg:x="57.852cm" svg:y="9.608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svg:x="57.852cm" svg:y="9.608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svg:x="58.27cm" svg:y="9.511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svg:x="58.27cm" svg:y="9.511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svg:x="58.442cm" svg:y="9.004cm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svg:x="58.442cm" svg:y="9.004cm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svg:x="59.346cm" svg:y="8.754cm" svg:viewBox="0 0 141 2620" draw:points="0,2620 0,0 141,0 141,2620">
                <text:p/>
              </draw:polygon>
              <draw:polygon draw:style-name="gr14" draw:text-style-name="P4" draw:layer="layout" svg:width="0.14cm" svg:height="2.619cm" svg:x="59.346cm" svg:y="8.754cm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svg:x="57.33cm" svg:y="11.372cm" svg:viewBox="0 0 2018 130" draw:points="2018,130 0,130 0,0 2018,0">
                <text:p/>
              </draw:polygon>
              <draw:polygon draw:style-name="gr14" draw:text-style-name="P4" draw:layer="layout" svg:width="2.017cm" svg:height="0.129cm" svg:x="57.33cm" svg:y="11.372cm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svg:x="57.33cm" svg:y="8.639cm" svg:viewBox="0 0 2018 130" draw:points="2018,130 0,130 0,0 2018,0">
                <text:p/>
              </draw:polygon>
              <draw:polygon draw:style-name="gr14" draw:text-style-name="P4" draw:layer="layout" svg:width="2.017cm" svg:height="0.129cm" svg:x="57.33cm" svg:y="8.639cm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svg:x="57.305cm" svg:y="9.43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svg:x="57.305cm" svg:y="9.43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svg:x="57.678cm" svg:y="8.777cm" svg:viewBox="0 0 1670 2599" draw:points="1670,2599 0,2599 0,0 1670,0">
                <text:p/>
              </draw:polygon>
              <draw:polygon draw:style-name="gr14" draw:text-style-name="P4" draw:layer="layout" svg:width="1.669cm" svg:height="2.598cm" svg:x="57.678cm" svg:y="8.777cm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svg:x="57.784cm" svg:y="9.579cm" svg:viewBox="0 0 461 1165" draw:points="0,0 461,0 461,1165 0,1165">
                <text:p/>
              </draw:polygon>
              <draw:polygon draw:style-name="gr14" draw:text-style-name="P4" draw:layer="layout" svg:width="0.46cm" svg:height="1.164cm" svg:x="57.784cm" svg:y="9.579cm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svg:x="58.188cm" svg:y="9.735cm" svg:viewBox="0 0 12 35" draw:points="0,35 0,0 12,0 12,35">
                <text:p/>
              </draw:polygon>
              <draw:polygon draw:style-name="gr14" draw:text-style-name="P4" draw:layer="layout" svg:width="0.011cm" svg:height="0.034cm" svg:x="58.188cm" svg:y="9.735cm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svg:x="57.852cm" svg:y="9.661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svg:x="57.852cm" svg:y="9.661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svg:x="57.852cm" svg:y="9.608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svg:x="57.852cm" svg:y="9.608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svg:x="58.27cm" svg:y="9.511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svg:x="58.27cm" svg:y="9.511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svg:x="58.442cm" svg:y="9.004cm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svg:x="58.442cm" svg:y="9.004cm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svg:x="59.346cm" svg:y="8.754cm" svg:viewBox="0 0 141 2620" draw:points="0,2620 0,0 141,0 141,2620">
                <text:p/>
              </draw:polygon>
              <draw:polygon draw:style-name="gr14" draw:text-style-name="P4" draw:layer="layout" svg:width="0.14cm" svg:height="2.619cm" svg:x="59.346cm" svg:y="8.754cm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svg:x="57.33cm" svg:y="11.372cm" svg:viewBox="0 0 2018 130" draw:points="2018,130 0,130 0,0 2018,0">
                <text:p/>
              </draw:polygon>
              <draw:polygon draw:style-name="gr14" draw:text-style-name="P4" draw:layer="layout" svg:width="2.017cm" svg:height="0.129cm" svg:x="57.33cm" svg:y="11.372cm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svg:x="57.33cm" svg:y="8.639cm" svg:viewBox="0 0 2018 130" draw:points="2018,130 0,130 0,0 2018,0">
                <text:p/>
              </draw:polygon>
              <draw:polygon draw:style-name="gr14" draw:text-style-name="P4" draw:layer="layout" svg:width="2.017cm" svg:height="0.129cm" svg:x="57.33cm" svg:y="8.639cm" svg:viewBox="0 0 2018 130" draw:points="2018,130 0,130 0,0 2018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svg:x="57.004cm" svg:y="14.082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svg:x="57.004cm" svg:y="14.082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svg:x="57.377cm" svg:y="13.429cm" svg:viewBox="0 0 1670 2599" draw:points="1670,2599 0,2599 0,0 1670,0">
                <text:p/>
              </draw:polygon>
              <draw:polygon draw:style-name="gr14" draw:text-style-name="P4" draw:layer="layout" svg:width="1.669cm" svg:height="2.598cm" svg:x="57.377cm" svg:y="13.429cm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svg:x="57.483cm" svg:y="14.231cm" svg:viewBox="0 0 461 1165" draw:points="0,0 461,0 461,1165 0,1165">
                <text:p/>
              </draw:polygon>
              <draw:polygon draw:style-name="gr14" draw:text-style-name="P4" draw:layer="layout" svg:width="0.46cm" svg:height="1.164cm" svg:x="57.483cm" svg:y="14.231cm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svg:x="57.887cm" svg:y="14.387cm" svg:viewBox="0 0 12 35" draw:points="0,35 0,0 12,0 12,35">
                <text:p/>
              </draw:polygon>
              <draw:polygon draw:style-name="gr14" draw:text-style-name="P4" draw:layer="layout" svg:width="0.011cm" svg:height="0.034cm" svg:x="57.887cm" svg:y="14.387cm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svg:x="57.551cm" svg:y="14.313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svg:x="57.551cm" svg:y="14.313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svg:x="57.551cm" svg:y="14.26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svg:x="57.551cm" svg:y="14.26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svg:x="57.969cm" svg:y="14.163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svg:x="57.969cm" svg:y="14.163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svg:x="58.141cm" svg:y="13.656cm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svg:x="58.141cm" svg:y="13.656cm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svg:x="59.045cm" svg:y="13.406cm" svg:viewBox="0 0 141 2620" draw:points="0,2620 0,0 141,0 141,2620">
                <text:p/>
              </draw:polygon>
              <draw:polygon draw:style-name="gr14" draw:text-style-name="P4" draw:layer="layout" svg:width="0.14cm" svg:height="2.619cm" svg:x="59.045cm" svg:y="13.406cm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svg:x="57.029cm" svg:y="16.024cm" svg:viewBox="0 0 2018 130" draw:points="2018,130 0,130 0,0 2018,0">
                <text:p/>
              </draw:polygon>
              <draw:polygon draw:style-name="gr14" draw:text-style-name="P4" draw:layer="layout" svg:width="2.017cm" svg:height="0.129cm" svg:x="57.029cm" svg:y="16.024cm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svg:x="57.029cm" svg:y="13.291cm" svg:viewBox="0 0 2018 130" draw:points="2018,130 0,130 0,0 2018,0">
                <text:p/>
              </draw:polygon>
              <draw:polygon draw:style-name="gr14" draw:text-style-name="P4" draw:layer="layout" svg:width="2.017cm" svg:height="0.129cm" svg:x="57.029cm" svg:y="13.291cm" svg:viewBox="0 0 2018 130" draw:points="2018,130 0,130 0,0 2018,0">
                <text:p/>
              </draw:polygon>
            </draw:g>
          </draw:g>
          <draw:g>
            <draw:g>
              <draw:path draw:style-name="gr5" draw:text-style-name="P3" draw:layer="layout" svg:width="1.672cm" svg:height="1.528cm" svg:x="57.004cm" svg:y="14.082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  <draw:path draw:style-name="gr14" draw:text-style-name="P4" draw:layer="layout" svg:width="1.672cm" svg:height="1.528cm" svg:x="57.004cm" svg:y="14.082cm" svg:viewBox="0 0 1673 1529" svg:d="M283 1029c-5-89-7-177-7-265s2-173 7-261c9-17 16-33 28-47 65-99 155-183 266-243 17-9 35-16 51-25h452 5c16 0 34-5 48-12 16-7 30-21 40-32 2-7 4-12 4-17h81c72 0 146 19 207 51 64 33 115 81 152 139s56 123 56 190c0 3 0 3 0 3v512 2c0 67-19 132-56 188-37 60-88 106-152 141-61 32-135 51-207 51h-81c0-9-4-14-7-21-9-14-23-26-37-32-16-10-32-14-53-14h-454c-19-7-35-14-51-26-111-58-202-141-266-241-10-16-17-28-26-41zM281 762c-3 42-5 84-5 125 0 109 14 216 42 322 2 3 4 5 7 7 7 14 11 23 11 37 0 12-4 23-11 33-5 14-16 20-28 25-12 7-25 12-39 12-10 0-24-5-35-12-2 0-9-2-12-5-39-41-74-83-102-129-69-111-109-237-109-366 0-16 3-33 3-49-3-16-3-35-3-51 0-125 35-250 105-357 32-48 67-92 106-132 12-7 26-9 37-9 14 0 28 2 37 12 12 4 24 14 28 25 9 9 12 23 12 35s-3 21-7 30c-28 104-42 213-42 322 0 39 2 83 5 125zM1187 95v2c0 17-3 33-14 49-10 12-19 25-37 32-17 7-33 12-51 12h-5-625c-19 0-35-5-51-12-17-7-28-20-40-32-9-16-14-32-14-49v-2c0-16 5-35 14-46 12-17 23-28 40-37 16-7 32-12 51-12h625c5 0 5 0 5 0 18 0 34 5 51 12 18 9 27 20 37 37 11 11 14 30 14 46zM1184 1434c0 16-2 32-14 46-9 14-23 28-37 35-16 7-32 14-53 14h-625c-3 0-3 0-3 0-18 0-35-7-51-14-18-7-28-21-39-35-9-14-14-30-14-46v-2c0-19 5-33 14-49 11-14 21-26 39-32 16-10 33-14 51-14h3 625c21 0 37 4 53 14 16 6 28 18 37 32 12 16 14 30 14 49z">
                <text:p/>
              </draw:path>
            </draw:g>
            <draw:g>
              <draw:polygon draw:style-name="gr5" draw:text-style-name="P3" draw:layer="layout" svg:width="1.669cm" svg:height="2.598cm" svg:x="57.377cm" svg:y="13.429cm" svg:viewBox="0 0 1670 2599" draw:points="1670,2599 0,2599 0,0 1670,0">
                <text:p/>
              </draw:polygon>
              <draw:polygon draw:style-name="gr14" draw:text-style-name="P4" draw:layer="layout" svg:width="1.669cm" svg:height="2.598cm" svg:x="57.377cm" svg:y="13.429cm" svg:viewBox="0 0 1670 2599" draw:points="1670,2599 0,2599 0,0 1670,0">
                <text:p/>
              </draw:polygon>
            </draw:g>
            <draw:g>
              <draw:polygon draw:style-name="gr5" draw:text-style-name="P3" draw:layer="layout" svg:width="0.46cm" svg:height="1.164cm" svg:x="57.483cm" svg:y="14.231cm" svg:viewBox="0 0 461 1165" draw:points="0,0 461,0 461,1165 0,1165">
                <text:p/>
              </draw:polygon>
              <draw:polygon draw:style-name="gr14" draw:text-style-name="P4" draw:layer="layout" svg:width="0.46cm" svg:height="1.164cm" svg:x="57.483cm" svg:y="14.231cm" svg:viewBox="0 0 461 1165" draw:points="0,0 461,0 461,1165 0,1165">
                <text:p/>
              </draw:polygon>
            </draw:g>
            <draw:g>
              <draw:polygon draw:style-name="gr18" draw:text-style-name="P11" draw:layer="layout" svg:width="0.011cm" svg:height="0.034cm" svg:x="57.887cm" svg:y="14.387cm" svg:viewBox="0 0 12 35" draw:points="0,35 0,0 12,0 12,35">
                <text:p/>
              </draw:polygon>
              <draw:polygon draw:style-name="gr14" draw:text-style-name="P4" draw:layer="layout" svg:width="0.011cm" svg:height="0.034cm" svg:x="57.887cm" svg:y="14.387cm" svg:viewBox="0 0 12 35" draw:points="0,35 0,0 12,0 12,35">
                <text:p/>
              </draw:polygon>
            </draw:g>
            <draw:g>
              <draw:path draw:style-name="gr18" draw:text-style-name="P11" draw:layer="layout" svg:width="0.356cm" svg:height="1.053cm" svg:x="57.551cm" svg:y="14.313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  <draw:path draw:style-name="gr14" draw:text-style-name="P4" draw:layer="layout" svg:width="0.356cm" svg:height="1.053cm" svg:x="57.551cm" svg:y="14.313cm" svg:viewBox="0 0 357 1054" svg:d="M315 982v-39h42v39zM315 934v-40h42v40zM315 887v-41h42v41zM315 839v-42h42v42zM315 521v-39h42v39zM315 473v-40h42v40zM315 426v-41h42v41zM315 378v-42h42v42zM227 1054v-63h44v63zM227 982v-39h44v39zM227 934v-40h44v40zM227 887v-41h44v41zM227 839v-42h44v42zM227 788v-42h44v42zM227 737v-40h44v40zM227 688v-39h44v39zM227 639v-41h44v41zM227 591v-42h44v42zM227 542v-39h44v39zM227 493v-39h44v39zM227 445v-40h44v40zM167 982v-39h49v39zM167 934v-40h49v40zM167 887v-41h49v41zM167 839v-42h49v42zM167 788v-42h49v42zM167 737v-40h49v40zM167 688v-39h49v39zM167 639v-41h49v41zM167 591v-42h49v42zM167 542v-39h49v39zM167 493v-39h49v39zM167 445v-40h49v40zM111 982v-39h47v39zM111 934v-40h47v40zM111 887v-41h47v41zM111 839v-42h47v42zM111 788v-42h47v42zM111 737v-40h47v40zM111 688v-39h47v39zM111 639v-41h47v41zM111 591v-42h47v42zM111 542v-39h47v39zM111 493v-39h47v39zM111 445v-40h47v40zM56 982v-39h46v39zM56 934v-40h46v40zM56 887v-41h46v41zM56 839v-42h46v42zM56 788v-42h46v42zM56 737v-40h46v40zM56 688v-39h46v39zM56 639v-41h46v41zM56 591v-42h46v42zM56 542v-39h46v39zM56 493v-39h46v39zM0 887v-338h47v338zM0 146v-97h47v97zM0 37v-37h47v37zM56 37v-37h46v37zM56 93v-42h46v42zM56 146v-42h46v42zM111 146v-42h47v42zM167 146v-42h49v42zM167 93v-42h49v42zM167 37v-37h49v37zM111 37v-37h47v37zM111 93v-42h47v42z">
                <text:p/>
              </draw:path>
            </draw:g>
            <draw:g>
              <draw:path draw:style-name="gr18" draw:text-style-name="P11" draw:layer="layout" svg:width="0.356cm" svg:height="1.104cm" svg:x="57.551cm" svg:y="14.26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  <draw:path draw:style-name="gr14" draw:text-style-name="P4" draw:layer="layout" svg:width="0.356cm" svg:height="1.104cm" svg:x="57.551cm" svg:y="14.26cm" svg:viewBox="0 0 357 1105" svg:d="M315 1105v-39h42v39zM167 1105v-63h49v63zM111 1105v-63h47v63zM56 1105v-63h46v63zM0 1105v-63h47v63zM0 1031v-40h47v40zM0 982v-39h47v39zM0 595v-39h47v39zM0 544v-39h47v39zM0 496v-40h47v40zM0 447v-65h47v65zM0 359v-42h47v42zM0 310v-39h47v39zM0 262v-40h47v40zM0 37v-37h98v37zM109 37v-37h107v37zM227 37v-37h44v37zM227 93v-42h44v42zM227 146v-42h44v42zM227 197v-42h44v42zM227 262v-40h44v40zM167 262v-40h49v40zM56 310v-39h46v39zM60 496v-114h42v114zM116 447v-65h100v65zM167 359v-42h49v42zM167 310v-39h49v39zM227 310v-39h44v39zM227 447v-65h44v65zM341 58v-30h7v30zM341 107v-31h7v31zM315 262v-40h42v40zM315 310v-39h42v39zM315 359v-42h42v42zM315 660v-41h42v41zM315 709v-42h42v42zM315 757v-39h42v39zM315 804v-37h42v37zM227 359v-42h44v42z">
                <text:p/>
              </draw:path>
            </draw:g>
            <draw:g>
              <draw:path draw:style-name="gr5" draw:text-style-name="P3" draw:layer="layout" svg:width="0.557cm" svg:height="1.305cm" svg:x="57.969cm" svg:y="14.163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185 920c-16-5-32-14-49-24-41-25-78-57-102-101-23-44-34-93-34-139 0-51 11-100 34-144 24-44 61-77 102-102 17-9 33-19 49-23z">
                <text:p/>
              </draw:path>
              <draw:path draw:style-name="gr14" draw:text-style-name="P4" draw:layer="layout" svg:width="0.557cm" svg:height="1.305cm" svg:x="57.969cm" svg:y="14.163cm" svg:viewBox="0 0 558 1306" svg:d="M373 920v-533c16 4 32 14 48 23 42 25 79 58 100 102 25 44 37 93 37 144 0 46-12 95-37 139-21 44-58 76-100 101-16 10-32 19-48 24zM373 250v804c0 12 2 23 2 37 0 44-14 93-42 134-21 31-44 58-76 79v2h-72v-1306h72c32 21 55 49 76 79 28 41 42 90 42 134 0 14-2 26-2 37zM326 401h-71M326 512h-71M326 623h-71M326 737h-71M326 850h-71M326 964h-71M326 341h-71M326 456h-71M326 568h-71M326 681h-71M326 795h-71M326 906h-71M296 1077h-32M296 1022h-32M296 283h-32M296 227h-32M252 58v1188M185 920c-16-5-32-14-49-24-41-25-78-57-102-101-23-44-34-93-34-139 0-51 11-100 34-144 24-44 61-77 102-102 17-9 33-19 49-23z">
                <text:p/>
              </draw:path>
            </draw:g>
            <draw:g>
              <draw:path draw:style-name="gr5" draw:text-style-name="P3" draw:layer="layout" svg:width="0.905cm" svg:height="2.255cm" svg:x="58.141cm" svg:y="13.656cm" svg:viewBox="0 0 906 2256" svg:d="M839 2212h-700v-2166h700zM139 2256h767v-2256h-767v46h700v2166h-700zM72 2256v-2256h67v2256zM72 1221v-186h-72v186z">
                <text:p/>
              </draw:path>
              <draw:path draw:style-name="gr14" draw:text-style-name="P4" draw:layer="layout" svg:width="0.905cm" svg:height="2.255cm" svg:x="58.141cm" svg:y="13.656cm" svg:viewBox="0 0 906 2256" svg:d="M839 2212h-700v-2166h700zM139 2256h767v-2256h-767v46h700v2166h-700zM72 2256v-2256h67v2256zM72 1221v-186h-72v186z">
                <text:p/>
              </draw:path>
            </draw:g>
            <draw:g>
              <draw:polygon draw:style-name="gr5" draw:text-style-name="P3" draw:layer="layout" svg:width="0.14cm" svg:height="2.619cm" svg:x="59.045cm" svg:y="13.406cm" svg:viewBox="0 0 141 2620" draw:points="0,2620 0,0 141,0 141,2620">
                <text:p/>
              </draw:polygon>
              <draw:polygon draw:style-name="gr14" draw:text-style-name="P4" draw:layer="layout" svg:width="0.14cm" svg:height="2.619cm" svg:x="59.045cm" svg:y="13.406cm" svg:viewBox="0 0 141 2620" draw:points="0,2620 0,0 141,0 141,2620">
                <text:p/>
              </draw:polygon>
            </draw:g>
            <draw:g>
              <draw:polygon draw:style-name="gr5" draw:text-style-name="P3" draw:layer="layout" svg:width="2.017cm" svg:height="0.129cm" svg:x="57.029cm" svg:y="16.024cm" svg:viewBox="0 0 2018 130" draw:points="2018,130 0,130 0,0 2018,0">
                <text:p/>
              </draw:polygon>
              <draw:polygon draw:style-name="gr14" draw:text-style-name="P4" draw:layer="layout" svg:width="2.017cm" svg:height="0.129cm" svg:x="57.029cm" svg:y="16.024cm" svg:viewBox="0 0 2018 130" draw:points="2018,130 0,130 0,0 2018,0">
                <text:p/>
              </draw:polygon>
            </draw:g>
            <draw:g>
              <draw:polygon draw:style-name="gr5" draw:text-style-name="P3" draw:layer="layout" svg:width="2.017cm" svg:height="0.129cm" svg:x="57.029cm" svg:y="13.291cm" svg:viewBox="0 0 2018 130" draw:points="2018,130 0,130 0,0 2018,0">
                <text:p/>
              </draw:polygon>
              <draw:polygon draw:style-name="gr14" draw:text-style-name="P4" draw:layer="layout" svg:width="2.017cm" svg:height="0.129cm" svg:x="57.029cm" svg:y="13.291cm" svg:viewBox="0 0 2018 130" draw:points="2018,130 0,130 0,0 2018,0">
                <text:p/>
              </draw:polygon>
            </draw:g>
          </draw:g>
        </draw:g>
        <draw:g>
          <draw:path draw:style-name="gr3" draw:text-style-name="P3" draw:layer="layout" svg:width="1.391cm" svg:height="1.391cm" svg:x="46.599cm" svg:y="8.916cm" svg:viewBox="0 0 1392 1392" svg:d="M1253 1392v-319h-697v319zM0 1073v-1073h1392v1073z">
            <text:p/>
          </draw:path>
          <draw:path draw:style-name="gr4" draw:text-style-name="P4" draw:layer="layout" svg:width="1.391cm" svg:height="1.391cm" svg:x="46.599cm" svg:y="8.916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custom-shape draw:style-name="gr16" draw:text-style-name="P9" draw:layer="layout" svg:width="0.725cm" svg:height="0.423cm" svg:x="60.893cm" svg:y="1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60.998cm" svg:y="17.914cm" svg:viewBox="0 0 454 583" draw:points="0,583 454,583 225,0">
            <text:p/>
          </draw:polygon>
          <draw:polygon draw:style-name="gr6" draw:text-style-name="P4" draw:layer="layout" svg:width="0.453cm" svg:height="0.582cm" svg:x="60.998cm" svg:y="17.914cm" svg:viewBox="0 0 454 583" draw:points="0,583 454,583 225,0">
            <text:p/>
          </draw:polygon>
        </draw:g>
        <draw:frame draw:style-name="gr8" draw:text-style-name="P6" draw:layer="layout" svg:width="1.971cm" svg:height="1.473cm" svg:x="52.803cm" svg:y="46.344cm">
          <draw:text-box>
            <text:p text:style-name="P5"><text:span text:style-name="T1">2.2.1</text:span></text:p>
            <text:p text:style-name="P5"><text:span text:style-name="T1">2.2.2</text:span></text:p>
          </draw:text-box>
        </draw:frame>
        <draw:frame draw:style-name="gr8" draw:text-style-name="P6" draw:layer="layout" svg:width="1.971cm" svg:height="1.473cm" svg:x="52.727cm" svg:y="42.807cm">
          <draw:text-box>
            <text:p text:style-name="P5"><text:span text:style-name="T1">2.3.1</text:span></text:p>
            <text:p text:style-name="P5"><text:span text:style-name="T1">2.3.2</text:span></text:p>
          </draw:text-box>
        </draw:frame>
        <draw:frame draw:style-name="gr8" draw:text-style-name="P6" draw:layer="layout" svg:width="1.971cm" svg:height="1.473cm" svg:x="44.897cm" svg:y="42.406cm">
          <draw:text-box>
            <text:p text:style-name="P5"><text:span text:style-name="T1">2.4.1</text:span></text:p>
            <text:p text:style-name="P5"><text:span text:style-name="T1">2.4.2</text:span></text:p>
          </draw:text-box>
        </draw:frame>
        <draw:frame draw:style-name="gr8" draw:text-style-name="P6" draw:layer="layout" svg:width="1.971cm" svg:height="1.473cm" svg:x="45.043cm" svg:y="47.95cm">
          <draw:text-box>
            <text:p text:style-name="P5"><text:span text:style-name="T1">2.6.1</text:span></text:p>
            <text:p text:style-name="P5"><text:span text:style-name="T1">2.6.2</text:span></text:p>
          </draw:text-box>
        </draw:frame>
        <draw:frame draw:style-name="gr8" draw:text-style-name="P6" draw:layer="layout" svg:width="1.971cm" svg:height="1.473cm" svg:x="44.9cm" svg:y="45.25cm">
          <draw:text-box>
            <text:p text:style-name="P5"><text:span text:style-name="T1">2.5.1</text:span></text:p>
            <text:p text:style-name="P5"><text:span text:style-name="T1">2.5.2</text:span></text:p>
          </draw:text-box>
        </draw:frame>
        <draw:frame draw:style-name="gr8" draw:text-style-name="P6" draw:layer="layout" svg:width="1.971cm" svg:height="1.473cm" svg:x="42.288cm" svg:y="47.992cm">
          <draw:text-box>
            <text:p text:style-name="P5"><text:span text:style-name="T1">3.1.1</text:span></text:p>
            <text:p text:style-name="P5"><text:span text:style-name="T1">3.1.2</text:span></text:p>
          </draw:text-box>
        </draw:frame>
        <draw:frame draw:style-name="gr8" draw:text-style-name="P6" draw:layer="layout" svg:width="1.971cm" svg:height="1.473cm" svg:x="42.317cm" svg:y="45.207cm">
          <draw:text-box>
            <text:p text:style-name="P5"><text:span text:style-name="T1">3.2.1</text:span></text:p>
            <text:p text:style-name="P5"><text:span text:style-name="T1">3.2.2</text:span></text:p>
          </draw:text-box>
        </draw:frame>
        <draw:frame draw:style-name="gr8" draw:text-style-name="P6" draw:layer="layout" svg:width="1.971cm" svg:height="1.473cm" svg:x="42.153cm" svg:y="42.363cm">
          <draw:text-box>
            <text:p text:style-name="P5"><text:span text:style-name="T1">3.3.1</text:span></text:p>
            <text:p text:style-name="P5"><text:span text:style-name="T1">3.3.2</text:span></text:p>
          </draw:text-box>
        </draw:frame>
        <draw:frame draw:style-name="gr8" draw:text-style-name="P6" draw:layer="layout" svg:width="1.971cm" svg:height="1.473cm" svg:x="40.505cm" svg:y="41.751cm">
          <draw:text-box>
            <text:p text:style-name="P5"><text:span text:style-name="T1">3.4.1</text:span></text:p>
            <text:p text:style-name="P5"><text:span text:style-name="T1">3.4.2</text:span></text:p>
          </draw:text-box>
        </draw:frame>
        <draw:frame draw:style-name="gr8" draw:text-style-name="P6" draw:layer="layout" svg:width="1.971cm" svg:height="1.473cm" svg:x="34.365cm" svg:y="46.591cm">
          <draw:text-box>
            <text:p text:style-name="P5"><text:span text:style-name="T1">3.5.1</text:span></text:p>
            <text:p text:style-name="P5"><text:span text:style-name="T1">3.5.2</text:span></text:p>
          </draw:text-box>
        </draw:frame>
        <draw:frame draw:style-name="gr8" draw:text-style-name="P6" draw:layer="layout" svg:width="1.971cm" svg:height="1.473cm" svg:x="34.366cm" svg:y="49.24cm">
          <draw:text-box>
            <text:p text:style-name="P5"><text:span text:style-name="T1">3.6.1</text:span></text:p>
            <text:p text:style-name="P5"><text:span text:style-name="T1">3.6.2</text:span></text:p>
          </draw:text-box>
        </draw:frame>
        <draw:frame draw:style-name="gr8" draw:text-style-name="P6" draw:layer="layout" svg:width="1.971cm" svg:height="1.473cm" svg:x="18.877cm" svg:y="39.136cm">
          <draw:text-box>
            <text:p text:style-name="P5"><text:span text:style-name="T1">5.1.1</text:span></text:p>
            <text:p text:style-name="P5"><text:span text:style-name="T1">5.1.2</text:span></text:p>
          </draw:text-box>
        </draw:frame>
        <draw:frame draw:style-name="gr8" draw:text-style-name="P6" draw:layer="layout" svg:width="1.971cm" svg:height="1.473cm" svg:x="31.54cm" svg:y="47.96cm">
          <draw:text-box>
            <text:p text:style-name="P5"><text:span text:style-name="T1">4.2.1</text:span></text:p>
            <text:p text:style-name="P5"><text:span text:style-name="T1">4.2.2</text:span></text:p>
          </draw:text-box>
        </draw:frame>
        <draw:frame draw:style-name="gr8" draw:text-style-name="P6" draw:layer="layout" svg:width="1.971cm" svg:height="1.473cm" svg:x="31.316cm" svg:y="45.456cm">
          <draw:text-box>
            <text:p text:style-name="P5"><text:span text:style-name="T1">4.3.1</text:span></text:p>
            <text:p text:style-name="P5"><text:span text:style-name="T1">4.3.2</text:span></text:p>
          </draw:text-box>
        </draw:frame>
        <draw:frame draw:style-name="gr8" draw:text-style-name="P6" draw:layer="layout" svg:width="1.971cm" svg:height="1.473cm" svg:x="30.022cm" svg:y="41.722cm">
          <draw:text-box>
            <text:p text:style-name="P5"><text:span text:style-name="T1">4.4.1</text:span></text:p>
            <text:p text:style-name="P5"><text:span text:style-name="T1">4.4.2</text:span></text:p>
          </draw:text-box>
        </draw:frame>
        <draw:frame draw:style-name="gr8" draw:text-style-name="P6" draw:layer="layout" svg:width="1.971cm" svg:height="1.473cm" svg:x="26.575cm" svg:y="41.609cm">
          <draw:text-box>
            <text:p text:style-name="P5"><text:span text:style-name="T1">4.5.1</text:span></text:p>
            <text:p text:style-name="P5"><text:span text:style-name="T1">4.5.2</text:span></text:p>
          </draw:text-box>
        </draw:frame>
        <draw:frame draw:style-name="gr8" draw:text-style-name="P6" draw:layer="layout" svg:width="1.971cm" svg:height="1.473cm" svg:x="22.227cm" svg:y="41.756cm">
          <draw:text-box>
            <text:p text:style-name="P5"><text:span text:style-name="T1">4.6.1</text:span></text:p>
            <text:p text:style-name="P5"><text:span text:style-name="T1">4.6.2</text:span></text:p>
          </draw:text-box>
        </draw:frame>
        <draw:frame draw:style-name="gr8" draw:text-style-name="P6" draw:layer="layout" svg:width="1.971cm" svg:height="1.473cm" svg:x="18.835cm" svg:y="41.715cm">
          <draw:text-box>
            <text:p text:style-name="P5"><text:span text:style-name="T1">4.7.1</text:span></text:p>
            <text:p text:style-name="P5"><text:span text:style-name="T1">4.7.2</text:span></text:p>
          </draw:text-box>
        </draw:frame>
        <draw:frame draw:style-name="gr8" draw:text-style-name="P6" draw:layer="layout" svg:width="1.971cm" svg:height="1.473cm" svg:x="25.492cm" svg:y="29.785cm">
          <draw:text-box>
            <text:p text:style-name="P5"><text:span text:style-name="T1">5.8.1</text:span></text:p>
            <text:p text:style-name="P5"><text:span text:style-name="T1">5.8.2</text:span></text:p>
          </draw:text-box>
        </draw:frame>
        <draw:frame draw:style-name="gr8" draw:text-style-name="P6" draw:layer="layout" svg:width="1.971cm" svg:height="1.473cm" svg:x="21.738cm" svg:y="29.983cm">
          <draw:text-box>
            <text:p text:style-name="P5"><text:span text:style-name="T1">5.9.1</text:span></text:p>
            <text:p text:style-name="P5"><text:span text:style-name="T1">5.9.2</text:span></text:p>
          </draw:text-box>
        </draw:frame>
        <draw:frame draw:style-name="gr8" draw:text-style-name="P6" draw:layer="layout" svg:width="1.971cm" svg:height="1.473cm" svg:x="22.158cm" svg:y="39.109cm">
          <draw:text-box>
            <text:p text:style-name="P5"><text:span text:style-name="T1">5.2.1</text:span></text:p>
            <text:p text:style-name="P5"><text:span text:style-name="T1">5.2.2</text:span></text:p>
          </draw:text-box>
        </draw:frame>
        <draw:frame draw:style-name="gr8" draw:text-style-name="P6" draw:layer="layout" svg:width="1.971cm" svg:height="1.473cm" svg:x="26.559cm" svg:y="39.004cm">
          <draw:text-box>
            <text:p text:style-name="P5"><text:span text:style-name="T1">5.3.1</text:span></text:p>
            <text:p text:style-name="P5"><text:span text:style-name="T1">5.3.2</text:span></text:p>
          </draw:text-box>
        </draw:frame>
        <draw:frame draw:style-name="gr8" draw:text-style-name="P6" draw:layer="layout" svg:width="1.971cm" svg:height="1.473cm" svg:x="30.105cm" svg:y="39.163cm">
          <draw:text-box>
            <text:p text:style-name="P5"><text:span text:style-name="T1">5.4.1</text:span></text:p>
            <text:p text:style-name="P5"><text:span text:style-name="T1">5.4.2</text:span></text:p>
          </draw:text-box>
        </draw:frame>
        <draw:frame draw:style-name="gr8" draw:text-style-name="P6" draw:layer="layout" svg:width="1.971cm" svg:height="1.473cm" svg:x="31.498cm" svg:y="37.055cm">
          <draw:text-box>
            <text:p text:style-name="P5"><text:span text:style-name="T1">5.5.1</text:span></text:p>
            <text:p text:style-name="P5"><text:span text:style-name="T1">5.5.2</text:span></text:p>
          </draw:text-box>
        </draw:frame>
        <draw:frame draw:style-name="gr8" draw:text-style-name="P6" draw:layer="layout" svg:width="1.971cm" svg:height="1.473cm" svg:x="18.932cm" svg:y="27.292cm">
          <draw:text-box>
            <text:p text:style-name="P5"><text:span text:style-name="T1">6.1.1</text:span></text:p>
            <text:p text:style-name="P5"><text:span text:style-name="T1">6.1.2</text:span></text:p>
          </draw:text-box>
        </draw:frame>
        <draw:frame draw:style-name="gr8" draw:text-style-name="P6" draw:layer="layout" svg:width="1.971cm" svg:height="1.473cm" svg:x="22.726cm" svg:y="27.179cm">
          <draw:text-box>
            <text:p text:style-name="P5"><text:span text:style-name="T1">6.2.1</text:span></text:p>
            <text:p text:style-name="P5"><text:span text:style-name="T1">6.2.2</text:span></text:p>
          </draw:text-box>
        </draw:frame>
        <draw:frame draw:style-name="gr8" draw:text-style-name="P6" draw:layer="layout" svg:width="1.971cm" svg:height="1.473cm" svg:x="27.019cm" svg:y="27.279cm">
          <draw:text-box>
            <text:p text:style-name="P5"><text:span text:style-name="T1">6.3.1</text:span></text:p>
            <text:p text:style-name="P5"><text:span text:style-name="T1">6.3.2</text:span></text:p>
          </draw:text-box>
        </draw:frame>
        <draw:frame draw:style-name="gr8" draw:text-style-name="P6" draw:layer="layout" svg:width="1.971cm" svg:height="1.473cm" svg:x="30.595cm" svg:y="27.221cm">
          <draw:text-box>
            <text:p text:style-name="P5"><text:span text:style-name="T1">6.4.1</text:span></text:p>
            <text:p text:style-name="P5"><text:span text:style-name="T1">6.4.2</text:span></text:p>
          </draw:text-box>
        </draw:frame>
        <draw:frame draw:style-name="gr8" draw:text-style-name="P6" draw:layer="layout" svg:width="1.971cm" svg:height="1.473cm" svg:x="31.508cm" svg:y="22.896cm">
          <draw:text-box>
            <text:p text:style-name="P5"><text:span text:style-name="T1">6.6.1</text:span></text:p>
            <text:p text:style-name="P5"><text:span text:style-name="T1">6.6.2</text:span></text:p>
          </draw:text-box>
        </draw:frame>
        <draw:frame draw:style-name="gr8" draw:text-style-name="P6" draw:layer="layout" svg:width="1.971cm" svg:height="1.473cm" svg:x="21.321cm" svg:y="18.583cm">
          <draw:text-box>
            <text:p text:style-name="P5"><text:span text:style-name="T1">6.8.1</text:span></text:p>
            <text:p text:style-name="P5"><text:span text:style-name="T1">6.8.2</text:span></text:p>
          </draw:text-box>
        </draw:frame>
        <draw:frame draw:style-name="gr8" draw:text-style-name="P6" draw:layer="layout" svg:width="1.971cm" svg:height="1.473cm" svg:x="31.508cm" svg:y="25.34cm">
          <draw:text-box>
            <text:p text:style-name="P5"><text:span text:style-name="T1">6.5.1</text:span></text:p>
            <text:p text:style-name="P5"><text:span text:style-name="T1">6.5.2</text:span></text:p>
          </draw:text-box>
        </draw:frame>
        <draw:frame draw:style-name="gr8" draw:text-style-name="P6" draw:layer="layout" svg:width="1.971cm" svg:height="1.473cm" svg:x="18.581cm" svg:y="16.018cm">
          <draw:text-box>
            <text:p text:style-name="P5"><text:span text:style-name="T1">7.1.1</text:span></text:p>
            <text:p text:style-name="P5"><text:span text:style-name="T1">7.1.2</text:span></text:p>
          </draw:text-box>
        </draw:frame>
        <draw:frame draw:style-name="gr8" draw:text-style-name="P6" draw:layer="layout" svg:width="1.971cm" svg:height="1.473cm" svg:x="22.671cm" svg:y="16.01cm">
          <draw:text-box>
            <text:p text:style-name="P5"><text:span text:style-name="T1">7.2.1</text:span></text:p>
            <text:p text:style-name="P5"><text:span text:style-name="T1">7.2.2</text:span></text:p>
          </draw:text-box>
        </draw:frame>
        <draw:frame draw:style-name="gr8" draw:text-style-name="P6" draw:layer="layout" svg:width="1.971cm" svg:height="1.473cm" svg:x="26.171cm" svg:y="16.056cm">
          <draw:text-box>
            <text:p text:style-name="P5"><text:span text:style-name="T1">7.3.1</text:span></text:p>
            <text:p text:style-name="P5"><text:span text:style-name="T1">7.3.2</text:span></text:p>
          </draw:text-box>
        </draw:frame>
        <draw:frame draw:style-name="gr8" draw:text-style-name="P6" draw:layer="layout" svg:width="1.971cm" svg:height="1.473cm" svg:x="31.541cm" svg:y="15.19cm">
          <draw:text-box>
            <text:p text:style-name="P5"><text:span text:style-name="T1">7.4.1</text:span></text:p>
            <text:p text:style-name="P5"><text:span text:style-name="T1">7.4.2</text:span></text:p>
          </draw:text-box>
        </draw:frame>
        <draw:frame draw:style-name="gr8" draw:text-style-name="P6" draw:layer="layout" svg:width="1.971cm" svg:height="1.473cm" svg:x="31.401cm" svg:y="12.43cm">
          <draw:text-box>
            <text:p text:style-name="P5"><text:span text:style-name="T1">7.5.1</text:span></text:p>
            <text:p text:style-name="P5"><text:span text:style-name="T1">7.5.2</text:span></text:p>
          </draw:text-box>
        </draw:frame>
        <draw:frame draw:style-name="gr8" draw:text-style-name="P6" draw:layer="layout" svg:width="1.971cm" svg:height="1.473cm" svg:x="31.513cm" svg:y="9.611cm">
          <draw:text-box>
            <text:p text:style-name="P5"><text:span text:style-name="T1">7.6.1</text:span></text:p>
            <text:p text:style-name="P5"><text:span text:style-name="T1">7.6.2</text:span></text:p>
          </draw:text-box>
        </draw:frame>
        <draw:frame draw:style-name="gr8" draw:text-style-name="P6" draw:layer="layout" svg:width="1.971cm" svg:height="1.473cm" svg:x="34.215cm" svg:y="9.61cm">
          <draw:text-box>
            <text:p text:style-name="P5"><text:span text:style-name="T1">8.1.1</text:span></text:p>
            <text:p text:style-name="P5"><text:span text:style-name="T1">8.1.2</text:span></text:p>
          </draw:text-box>
        </draw:frame>
        <draw:frame draw:style-name="gr8" draw:text-style-name="P6" draw:layer="layout" svg:width="1.971cm" svg:height="1.473cm" svg:x="34.177cm" svg:y="15.224cm">
          <draw:text-box>
            <text:p text:style-name="P5"><text:span text:style-name="T1">8.3.1</text:span></text:p>
            <text:p text:style-name="P5"><text:span text:style-name="T1">8.3.2</text:span></text:p>
          </draw:text-box>
        </draw:frame>
        <draw:frame draw:style-name="gr8" draw:text-style-name="P6" draw:layer="layout" svg:width="1.971cm" svg:height="1.473cm" svg:x="42.34cm" svg:y="12.157cm">
          <draw:text-box>
            <text:p text:style-name="P5"><text:span text:style-name="T1">8.5.1</text:span></text:p>
            <text:p text:style-name="P5"><text:span text:style-name="T1">8.5.2</text:span></text:p>
          </draw:text-box>
        </draw:frame>
        <draw:frame draw:style-name="gr8" draw:text-style-name="P6" draw:layer="layout" svg:width="1.971cm" svg:height="1.473cm" svg:x="42.447cm" svg:y="9.227cm">
          <draw:text-box>
            <text:p text:style-name="P5"><text:span text:style-name="T1">8.6.1</text:span></text:p>
            <text:p text:style-name="P5"><text:span text:style-name="T1">8.6.2</text:span></text:p>
          </draw:text-box>
        </draw:frame>
        <draw:frame draw:style-name="gr8" draw:text-style-name="P6" draw:layer="layout" svg:width="1.971cm" svg:height="1.473cm" svg:x="34.234cm" svg:y="12.39cm">
          <draw:text-box>
            <text:p text:style-name="P5"><text:span text:style-name="T1">8.2.1</text:span></text:p>
            <text:p text:style-name="P5"><text:span text:style-name="T1">8.2.2</text:span></text:p>
          </draw:text-box>
        </draw:frame>
        <draw:frame draw:style-name="gr8" draw:text-style-name="P6" draw:layer="layout" svg:width="1.971cm" svg:height="1.473cm" svg:x="42.253cm" svg:y="15.072cm">
          <draw:text-box>
            <text:p text:style-name="P5"><text:span text:style-name="T1">8.4.1</text:span></text:p>
            <text:p text:style-name="P5"><text:span text:style-name="T1">8.4.2</text:span></text:p>
          </draw:text-box>
        </draw:frame>
        <draw:frame draw:style-name="gr8" draw:text-style-name="P6" draw:layer="layout" svg:width="1.971cm" svg:height="1.473cm" svg:x="44.848cm" svg:y="9.237cm">
          <draw:text-box>
            <text:p text:style-name="P5"><text:span text:style-name="T1">9.1.1</text:span></text:p>
            <text:p text:style-name="P5"><text:span text:style-name="T1">9.1.2</text:span></text:p>
          </draw:text-box>
        </draw:frame>
        <draw:frame draw:style-name="gr8" draw:text-style-name="P6" draw:layer="layout" svg:width="1.971cm" svg:height="1.473cm" svg:x="44.837cm" svg:y="12.114cm">
          <draw:text-box>
            <text:p text:style-name="P5"><text:span text:style-name="T1">9.2.1</text:span></text:p>
            <text:p text:style-name="P5"><text:span text:style-name="T1">9.2.2</text:span></text:p>
          </draw:text-box>
        </draw:frame>
        <draw:frame draw:style-name="gr8" draw:text-style-name="P6" draw:layer="layout" svg:width="1.971cm" svg:height="1.473cm" svg:x="44.842cm" svg:y="15.063cm">
          <draw:text-box>
            <text:p text:style-name="P5"><text:span text:style-name="T1">9.3.1</text:span></text:p>
            <text:p text:style-name="P5"><text:span text:style-name="T1">9.3.2</text:span></text:p>
          </draw:text-box>
        </draw:frame>
        <draw:frame draw:style-name="gr8" draw:text-style-name="P6" draw:layer="layout" svg:width="1.971cm" svg:height="1.473cm" svg:x="61.758cm" svg:y="16.196cm">
          <draw:text-box>
            <text:p text:style-name="P5"><text:span text:style-name="T1">10.4.1</text:span></text:p>
            <text:p text:style-name="P5"><text:span text:style-name="T1">10.4.2</text:span></text:p>
          </draw:text-box>
        </draw:frame>
        <draw:frame draw:style-name="gr8" draw:text-style-name="P6" draw:layer="layout" svg:width="1.971cm" svg:height="1.473cm" svg:x="64.496cm" svg:y="11.737cm">
          <draw:text-box>
            <text:p text:style-name="P5"><text:span text:style-name="T1">10.6.1</text:span></text:p>
            <text:p text:style-name="P5"><text:span text:style-name="T1">10.6.2</text:span></text:p>
          </draw:text-box>
        </draw:frame>
        <draw:frame draw:style-name="gr8" draw:text-style-name="P6" draw:layer="layout" svg:width="1.971cm" svg:height="1.473cm" svg:x="64.485cm" svg:y="15.18cm">
          <draw:text-box>
            <text:p text:style-name="P5"><text:span text:style-name="T1">10.5.1</text:span></text:p>
            <text:p text:style-name="P5"><text:span text:style-name="T1">10.5.2</text:span></text:p>
          </draw:text-box>
        </draw:frame>
        <draw:frame draw:style-name="gr8" draw:text-style-name="P6" draw:layer="layout" svg:width="1.971cm" svg:height="1.473cm" svg:x="31.426cm" svg:y="50.278cm">
          <draw:text-box>
            <text:p text:style-name="P5"><text:span text:style-name="T1">4.1.1</text:span></text:p>
            <text:p text:style-name="P5"><text:span text:style-name="T1">4.1.2</text:span></text:p>
          </draw:text-box>
        </draw:frame>
        <draw:g>
          <draw:g>
            <draw:path draw:style-name="gr11" draw:text-style-name="P3" draw:layer="layout" svg:width="0.289cm" svg:height="1.651cm" draw:transform="rotate (-1.5707963267949) translate (50.9598783151326cm 40.9977909516381cm)" svg:viewBox="0 0 290 1652" svg:d="M290 0h-290v83h95zM192 83h98v-83zM290 1652h-290v-83h95zM192 1569h98v83z">
              <text:p/>
            </draw:path>
            <draw:path draw:style-name="gr12" draw:text-style-name="P4" draw:layer="layout" svg:width="0.289cm" svg:height="1.651cm" draw:transform="rotate (-1.5707963267949) translate (50.9598783151326cm 40.9977909516381cm)" svg:viewBox="0 0 290 1652" svg:d="M290 0h-290v83h95M192 83h98v-83M290 1652h-290v-83h95M192 1569h98v83">
              <text:p/>
            </draw:path>
          </draw:g>
          <draw:path draw:style-name="gr12" draw:text-style-name="P4" draw:layer="layout" svg:width="1.733cm" svg:height="1.485cm" draw:transform="rotate (-1.5707963267949) translate (50.8778627145086cm 39.266cm)" svg:viewBox="0 0 1734 1486" svg:d="M1734 1486c-304 0-604-69-867-200-263-129-482-317-634-543-153-225-233-482-233-743">
            <text:p/>
          </draw:path>
          <draw:g>
            <draw:polygon draw:style-name="gr11" draw:text-style-name="P3" draw:layer="layout" svg:width="1.733cm" svg:height="0.084cm" draw:transform="rotate (-1.5707963267949) translate (50.8778627145086cm 39.266cm)" svg:viewBox="0 0 1734 85" draw:points="0,85 1734,85 1734,0 0,0">
              <text:p/>
            </draw:polygon>
            <draw:polygon draw:style-name="gr12" draw:text-style-name="P4" draw:layer="layout" svg:width="1.733cm" svg:height="0.084cm" draw:transform="rotate (-1.5707963267949) translate (50.8778627145086cm 39.266cm)" svg:viewBox="0 0 1734 85" draw:points="0,85 1734,85 1734,0 0,0">
              <text:p/>
            </draw:polygon>
          </draw:g>
        </draw:g>
        <draw:line draw:style-name="gr7" draw:text-style-name="P4" draw:layer="layout" svg:x1="43.793cm" svg:y1="40.894cm" svg:x2="43.793cm" svg:y2="39.221cm">
          <text:p/>
        </draw:line>
        <draw:g>
          <draw:polygon draw:style-name="gr17" draw:text-style-name="P10" draw:layer="layout" svg:width="0.453cm" svg:height="0.582cm" draw:transform="rotate (-3.14159265358979) translate (44.0131686588983cm 41.4965417329177cm)" svg:viewBox="0 0 454 583" draw:points="0,583 454,583 225,0">
            <text:p/>
          </draw:polygon>
          <draw:polygon draw:style-name="gr6" draw:text-style-name="P4" draw:layer="layout" svg:width="0.453cm" svg:height="0.582cm" draw:transform="rotate (-3.14159265358979) translate (44.0131686588983cm 41.4965417329177cm)" svg:viewBox="0 0 454 583" draw:points="0,583 454,583 225,0">
            <text:p/>
          </draw:polygon>
        </draw:g>
        <draw:line draw:style-name="gr7" draw:text-style-name="P4" draw:layer="layout" svg:x1="59.782cm" svg:y1="40.888cm" svg:x2="59.767cm" svg:y2="39.146cm">
          <text:p/>
        </draw:line>
        <draw:line draw:style-name="gr13" draw:text-style-name="P4" draw:layer="layout" svg:x1="59.796cm" svg:y1="41.49cm" svg:x2="59.862cm" svg:y2="46.137cm">
          <text:p/>
        </draw:line>
        <draw:line draw:style-name="gr7" draw:text-style-name="P4" draw:layer="layout" svg:x1="59.829cm" svg:y1="46.219cm" svg:x2="59.829cm" svg:y2="41.457cm">
          <text:p/>
        </draw:line>
        <draw:line draw:style-name="gr10" draw:text-style-name="P4" draw:layer="layout" svg:x1="59.024cm" svg:y1="46.214cm" svg:x2="55.717cm" svg:y2="46.214cm">
          <text:p/>
        </draw:line>
        <draw:line draw:style-name="gr7" draw:text-style-name="P4" draw:layer="layout" svg:x1="59.364cm" svg:y1="46.177cm" svg:x2="55.525cm" svg:y2="46.198cm">
          <text:p/>
        </draw:line>
        <draw:line draw:style-name="gr7" draw:text-style-name="P4" draw:layer="layout" svg:x1="55.48cm" svg:y1="42.73cm" svg:x2="55.502cm" svg:y2="51.689cm">
          <text:p/>
        </draw:line>
        <draw:g>
          <draw:g>
            <draw:polygon draw:style-name="gr5" draw:text-style-name="P3" draw:layer="layout" svg:width="2.661cm" svg:height="2.006cm" svg:x="58.642cm" svg:y="45.293cm" svg:viewBox="0 0 2662 2007" draw:points="0,2007 2662,2007 2662,0 0,0">
              <text:p/>
            </draw:polygon>
            <draw:polygon draw:style-name="gr14" draw:text-style-name="P4" draw:layer="layout" svg:width="2.661cm" svg:height="2.006cm" svg:x="58.642cm" svg:y="45.293cm" svg:viewBox="0 0 2662 2007" draw:points="0,2007 2662,2007 2662,0 0,0">
              <text:p/>
            </draw:polygon>
          </draw:g>
          <draw:frame draw:style-name="gr21" draw:text-style-name="P8" draw:layer="layout" svg:width="2.66cm" svg:height="2.006cm" svg:x="58.642cm" svg:y="45.293cm">
            <draw:text-box>
              <text:p text:style-name="P5"><text:span text:style-name="T2">К</text:span></text:p>
            </draw:text-box>
          </draw:frame>
        </draw:g>
        <draw:line draw:style-name="gr7" draw:text-style-name="P4" draw:layer="layout" svg:x1="54.924cm" svg:y1="42.686cm" svg:x2="54.92cm" svg:y2="51.742cm">
          <text:p/>
        </draw:line>
        <draw:custom-shape draw:style-name="gr16" draw:text-style-name="P9" draw:layer="layout" svg:width="0.725cm" svg:height="0.423cm" draw:transform="rotate (1.5707963267949) translate (54.722cm 46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44.92cm" svg:y1="49.173cm" svg:x2="44.902cm" svg:y2="41.488cm">
          <text:p/>
        </draw:line>
        <draw:custom-shape draw:style-name="gr16" draw:text-style-name="P9" draw:layer="layout" svg:width="0.725cm" svg:height="0.423cm" svg:x="44.861cm" svg:y="41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-3.14159265358979) translate (45.432cm 41.415cm)" svg:viewBox="0 0 454 583" draw:points="454,583 0,583 229,0">
            <text:p/>
          </draw:polygon>
          <draw:polygon draw:style-name="gr6" draw:text-style-name="P4" draw:layer="layout" svg:width="0.453cm" svg:height="0.582cm" draw:transform="rotate (-3.14159265358979) translate (45.432cm 41.415cm)" svg:viewBox="0 0 454 583" draw:points="454,583 0,583 229,0">
            <text:p/>
          </draw:polygon>
        </draw:g>
        <draw:g>
          <draw:polygon draw:style-name="gr17" draw:text-style-name="P10" draw:layer="layout" svg:width="0.453cm" svg:height="0.582cm" draw:transform="rotate (1.5707963267949) translate (33.4824582670823cm 29.981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33.4824582670823cm 29.9811686588983cm)" svg:viewBox="0 0 454 583" draw:points="0,583 454,583 225,0">
            <text:p/>
          </draw:polygon>
        </draw:g>
        <draw:g>
          <draw:g>
            <draw:path draw:style-name="gr5" draw:text-style-name="P3" draw:layer="layout" svg:width="0.281cm" svg:height="0.14cm" draw:transform="rotate (1.5707963267949) translate (66.2634816278076cm 44.898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66.2634816278076cm 45.039640821443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1.5707963267949) translate (66.2634816278076cm 45.427640821443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1.5707963267949) translate (66.2634816278076cm 45.568640821443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line draw:style-name="gr7" draw:text-style-name="P4" draw:layer="layout" svg:x1="59.843cm" svg:y1="41.426cm" svg:x2="66.647cm" svg:y2="41.408cm">
          <text:p/>
        </draw:line>
        <draw:line draw:style-name="gr7" draw:text-style-name="P4" draw:layer="layout" svg:x1="66.685cm" svg:y1="41.408cm" svg:x2="66.697cm" svg:y2="45.464cm">
          <text:p/>
        </draw:line>
        <draw:g>
          <draw:g>
            <draw:path draw:style-name="gr5" draw:text-style-name="P3" draw:layer="layout" svg:width="0.281cm" svg:height="0.14cm" draw:transform="rotate (-1.5707963267949) translate (55.8505183721924cm 50.978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8505183721924cm 50.837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5.8505183721924cm 50.449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8505183721924cm 50.308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55.8175183721924cm 47.505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8175183721924cm 47.364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5.8175183721924cm 46.976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8175183721924cm 46.835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55.7845183721924cm 43.669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7845183721924cm 43.528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55.7845183721924cm 43.140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55.7845183721924cm 42.999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61.4186408214435cm 41.7785183721924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3.14159265358979) translate (61.5596408214435cm 41.778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3.14159265358979) translate (61.9476408214435cm 41.7785183721924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3.14159265358979) translate (62.0886408214435cm 41.778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3.14159265358979) translate (65.4086408214435cm 41.8005183721924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3.14159265358979) translate (65.5496408214435cm 41.80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3.14159265358979) translate (65.9376408214435cm 41.8005183721924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3.14159265358979) translate (66.0786408214435cm 41.8005183721924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4.4894816278076cm 51.171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4894816278076cm 51.3113591785565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4.4894816278076cm 50.642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4894816278076cm 50.7823591785565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4.5224816278076cm 47.467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5224816278076cm 47.6073591785565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4.5224816278076cm 46.938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5224816278076cm 47.0783591785565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1.5707963267949) translate (54.5554816278076cm 43.906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5554816278076cm 44.0463591785565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54.5554816278076cm 43.377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54.5554816278076cm 43.5173591785565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45.1905183721924cm 46.172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905183721924cm 46.031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1905183721924cm 45.643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905183721924cm 45.502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45.1575183721924cm 43.228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575183721924cm 43.087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1575183721924cm 42.699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1575183721924cm 42.558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path draw:style-name="gr5" draw:text-style-name="P3" draw:layer="layout" svg:width="0.281cm" svg:height="0.14cm" draw:transform="rotate (-1.5707963267949) translate (45.2895183721924cm 48.829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2895183721924cm 48.6883591785565cm)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draw:transform="rotate (-1.5707963267949) translate (45.2895183721924cm 48.3003591785565cm)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draw:transform="rotate (-1.5707963267949) translate (45.2895183721924cm 48.1593591785565cm)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1.5707963267949) translate (24.738976096102cm 44.071635657322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1.5707963267949) translate (24.738976096102cm 44.071635657322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1.5707963267949) translate (24.0851064446322cm 44.4417679453029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1.5707963267949) translate (24.0851064446322cm 44.4417679453029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1.5707963267949) translate (24.8880508382699cm 43.3383979960632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1.5707963267949) translate (24.8880508382699cm 43.3383979960632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25.0433941635508cm 43.2939296857665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1.5707963267949) translate (25.0433941635508cm 43.2939296857665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1.5707963267949) translate (24.969542418745cm 43.30226749394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1.5707963267949) translate (24.969542418745cm 43.30226749394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1.5707963267949) translate (24.9160635690581cm 43.30226749394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1.5707963267949) translate (24.9160635690581cm 43.30226749394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1.5707963267949) translate (24.8192923172437cm 43.922044568708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1.5707963267949) translate (24.8192923172437cm 43.922044568708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1.5707963267949) translate (24.3123588229076cm 44.441767945302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1.5707963267949) translate (24.3123588229076cm 44.441767945302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1.5707963267949) translate (24.0623817481516cm 44.5807314149807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1.5707963267949) translate (24.0623817481516cm 44.5807314149807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26.680865608727cm 44.4417679453029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1.5707963267949) translate (26.680865608727cm 44.4417679453029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23.9477633712466cm 44.441767945303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1.5707963267949) translate (23.9477633712466cm 44.441767945303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1.5707963267949) translate (24.738976096102cm 44.071635657322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1.5707963267949) translate (24.738976096102cm 44.0716356573228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1.5707963267949) translate (24.0851064446322cm 44.4417679453029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1.5707963267949) translate (24.0851064446322cm 44.4417679453029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1.5707963267949) translate (24.8880508382699cm 43.3383979960632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1.5707963267949) translate (24.8880508382699cm 43.3383979960632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25.0433941635508cm 43.2939296857665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1.5707963267949) translate (25.0433941635508cm 43.2939296857665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1.5707963267949) translate (24.969542418745cm 43.30226749394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1.5707963267949) translate (24.969542418745cm 43.30226749394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1.5707963267949) translate (24.9160635690581cm 43.30226749394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1.5707963267949) translate (24.9160635690581cm 43.30226749394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1.5707963267949) translate (24.8192923172437cm 43.922044568708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1.5707963267949) translate (24.8192923172437cm 43.922044568708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1.5707963267949) translate (24.3123588229076cm 44.441767945302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1.5707963267949) translate (24.3123588229076cm 44.441767945302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1.5707963267949) translate (24.0623817481516cm 44.5807314149807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1.5707963267949) translate (24.0623817481516cm 44.5807314149807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26.680865608727cm 44.4417679453029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1.5707963267949) translate (26.680865608727cm 44.4417679453029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23.9477633712466cm 44.441767945303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1.5707963267949) translate (23.9477633712466cm 44.441767945303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31.0673291913289cm 49.4415621689067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31.0673291913289cm 49.4415621689067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7211988427987cm 49.0714298809266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31.7211988427987cm 49.0714298809266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0.918254449161cm 50.1747998301664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30.918254449161cm 50.1747998301664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0.7629111238801cm 50.219268140463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30.7629111238801cm 50.219268140463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0.8367628686859cm 50.210930332282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30.8367628686859cm 50.210930332282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0.8902417183728cm 50.210930332282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30.8902417183728cm 50.210930332282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0.9870129701872cm 49.591153257520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30.9870129701872cm 49.591153257520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4939464645233cm 49.0714298809266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31.4939464645233cm 49.07142988092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1.7439235392793cm 48.9324664112489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31.7439235392793cm 48.9324664112489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1254396787039cm 49.0714298809266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9.1254396787039cm 49.0714298809266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1.8585419161843cm 49.0714298809266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31.8585419161843cm 49.0714298809266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31.0673291913289cm 49.4415621689067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31.0673291913289cm 49.4415621689067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7211988427987cm 49.0714298809266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31.7211988427987cm 49.0714298809266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0.918254449161cm 50.1747998301664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30.918254449161cm 50.1747998301664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0.7629111238801cm 50.219268140463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30.7629111238801cm 50.219268140463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0.8367628686859cm 50.210930332282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30.8367628686859cm 50.2109303322825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0.8902417183728cm 50.210930332282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30.8902417183728cm 50.2109303322825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0.9870129701872cm 49.591153257520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30.9870129701872cm 49.5911532575207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4939464645233cm 49.0714298809266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31.4939464645233cm 49.07142988092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1.7439235392793cm 48.9324664112489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31.7439235392793cm 48.9324664112489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1254396787039cm 49.0714298809266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9.1254396787039cm 49.0714298809266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1.8585419161843cm 49.0714298809266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31.8585419161843cm 49.0714298809266cm)" svg:viewBox="0 0 2018 130" draw:points="0,130 2018,130 2018,0 0,0">
                <text:p/>
              </draw:polygon>
            </draw:g>
          </draw:g>
        </draw:g>
        <draw:g>
          <draw:path draw:style-name="gr3" draw:text-style-name="P3" draw:layer="layout" svg:width="1.391cm" svg:height="1.391cm" svg:x="28.634cm" svg:y="41.988cm" svg:viewBox="0 0 1392 1392" svg:d="M1253 1392v-319h-697v319zM0 1073v-1073h1392v1073z">
            <text:p/>
          </draw:path>
          <draw:path draw:style-name="gr4" draw:text-style-name="P4" draw:layer="layout" svg:width="1.391cm" svg:height="1.391cm" svg:x="28.634cm" svg:y="41.988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frame draw:style-name="gr8" draw:text-style-name="P6" draw:layer="layout" svg:width="1.971cm" svg:height="1.473cm" svg:x="31.453cm" svg:y="33.395cm">
          <draw:text-box>
            <text:p text:style-name="P5"><text:span text:style-name="T1">5.6.1</text:span></text:p>
            <text:p text:style-name="P5"><text:span text:style-name="T1">5.6.2</text:span></text:p>
          </draw:text-box>
        </draw:frame>
        <draw:frame draw:style-name="gr8" draw:text-style-name="P6" draw:layer="layout" svg:width="1.971cm" svg:height="1.473cm" svg:x="28.631cm" svg:y="29.999cm">
          <draw:text-box>
            <text:p text:style-name="P5"><text:span text:style-name="T1">5.7.1</text:span></text:p>
            <text:p text:style-name="P5"><text:span text:style-name="T1">5.7.2</text:span></text:p>
          </draw:text-box>
        </draw:frame>
        <draw:g>
          <draw:g>
            <draw:path draw:style-name="gr5" draw:text-style-name="P3" draw:layer="layout" svg:width="0.281cm" svg:height="0.14cm" draw:transform="rotate (1.5707963267949) translate (33.2024816278076cm 26.517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33.2024816278076cm 26.6573591785565cm)" svg:viewBox="0 0 563 282" svg:d="M338 128c5-2 10-4 15-7 21-12 39-30 51-51 12-22 19-46 19-70h-282c0 25 7 49 19 70s30 39 51 51c22 13 46 19 70 19 20 0 39-4 57-12zM281 140v142M0 0h563">
              <text:p/>
            </draw:path>
          </draw:g>
          <draw:g>
            <draw:path draw:style-name="gr5" draw:text-style-name="P3" draw:layer="layout" svg:width="0.281cm" svg:height="0.14cm" draw:transform="rotate (1.5707963267949) translate (33.2024816278076cm 25.9883591785565cm)" svg:viewBox="0 0 282 141" svg:d="M198 129c5-2 9-5 14-7 21-13 39-30 51-52 12-21 19-45 19-70h-282c0 25 6 49 19 71 12 21 30 39 51 51 22 13 46 19 70 19 20 0 40-4 58-12z">
              <text:p/>
            </draw:path>
            <draw:path draw:style-name="gr6" draw:text-style-name="P4" draw:layer="layout" svg:width="0.562cm" svg:height="0.281cm" draw:transform="rotate (1.5707963267949) translate (33.2024816278076cm 26.1283591785565cm)" svg:viewBox="0 0 563 282" svg:d="M338 128c5-2 10-4 15-7 21-12 39-30 51-51 12-22 19-46 19-70h-282c0 25 7 49 19 70s30 39 51 51c22 13 46 19 70 19 20 0 39-4 57-12zM281 140v142M0 0h563">
              <text:p/>
            </draw:path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31.3243832682235cm 25.482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31.3243832682235cm 25.482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9782529196932cm 25.112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31.9782529196932cm 25.112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1.1753085260556cm 26.215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31.1753085260556cm 26.215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1.0199652007746cm 26.260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31.0199652007746cm 26.260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1.0938169455805cm 26.251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31.0938169455805cm 26.251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1.1472957952674cm 26.251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31.1472957952674cm 26.251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1.2440670470818cm 25.631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31.2440670470818cm 25.631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7510005414179cm 25.112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31.7510005414179cm 25.112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2.0009776161739cm 24.973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32.0009776161739cm 24.973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3824937555985cm 25.112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9.3824937555985cm 25.112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2.1155959930789cm 25.112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32.1155959930789cm 25.112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31.3243832682235cm 25.482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31.3243832682235cm 25.482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31.9782529196932cm 25.112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31.9782529196932cm 25.112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31.1753085260556cm 26.215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31.1753085260556cm 26.215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31.0199652007746cm 26.260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31.0199652007746cm 26.260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31.0938169455805cm 26.251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31.0938169455805cm 26.251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31.1472957952674cm 26.251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31.1472957952674cm 26.251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31.2440670470818cm 25.631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31.2440670470818cm 25.631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31.7510005414179cm 25.112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31.7510005414179cm 25.112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32.0009776161739cm 24.973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32.0009776161739cm 24.973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9.3824937555985cm 25.112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9.3824937555985cm 25.112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32.1155959930789cm 25.112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32.1155959930789cm 25.1122480645538cm)" svg:viewBox="0 0 2018 130" draw:points="0,130 2018,130 2018,0 0,0">
                <text:p/>
              </draw:polygon>
            </draw:g>
          </draw:g>
        </draw:g>
        <draw:g>
          <draw:g>
            <draw:g>
              <draw:path draw:style-name="gr5" draw:text-style-name="P3" draw:layer="layout" svg:width="1.672cm" svg:height="1.528cm" draw:transform="rotate (-1.5707963267949) translate (24.5013832682235cm 25.507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4.5013832682235cm 25.507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5.1552529196932cm 25.137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5.1552529196932cm 25.137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4.3523085260556cm 26.240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4.3523085260556cm 26.240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4.1969652007746cm 26.285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4.1969652007746cm 26.285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4.2708169455805cm 26.276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4.2708169455805cm 26.276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4.3242957952674cm 26.276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4.3242957952674cm 26.276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4.4210670470818cm 25.656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4.4210670470818cm 25.656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4.9280005414179cm 25.137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4.9280005414179cm 25.137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5.1779776161739cm 24.998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5.1779776161739cm 24.998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5594937555985cm 25.137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5594937555985cm 25.137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5.2925959930789cm 25.137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5.2925959930789cm 25.1372480645538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-1.5707963267949) translate (24.5013832682235cm 25.507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-1.5707963267949) translate (24.5013832682235cm 25.507380352534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-1.5707963267949) translate (25.1552529196932cm 25.1372480645538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-1.5707963267949) translate (25.1552529196932cm 25.1372480645538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-1.5707963267949) translate (24.3523085260556cm 26.2406180137936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-1.5707963267949) translate (24.3523085260556cm 26.2406180137936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-1.5707963267949) translate (24.1969652007746cm 26.2850863240902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-1.5707963267949) translate (24.1969652007746cm 26.2850863240902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-1.5707963267949) translate (24.2708169455805cm 26.276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-1.5707963267949) translate (24.2708169455805cm 26.276748515909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-1.5707963267949) translate (24.3242957952674cm 26.276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-1.5707963267949) translate (24.3242957952674cm 26.276748515909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-1.5707963267949) translate (24.4210670470818cm 25.656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-1.5707963267949) translate (24.4210670470818cm 25.656971441148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-1.5707963267949) translate (24.9280005414179cm 25.1372480645539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-1.5707963267949) translate (24.9280005414179cm 25.1372480645539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-1.5707963267949) translate (25.1779776161739cm 24.998284594876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-1.5707963267949) translate (25.1779776161739cm 24.998284594876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2.5594937555985cm 25.137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2.5594937555985cm 25.1372480645538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-1.5707963267949) translate (25.2925959930789cm 25.1372480645538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-1.5707963267949) translate (25.2925959930789cm 25.1372480645538cm)" svg:viewBox="0 0 2018 130" draw:points="0,130 2018,130 2018,0 0,0">
                <text:p/>
              </draw:polygon>
            </draw:g>
          </draw:g>
        </draw:g>
        <draw:g>
          <draw:path draw:style-name="gr3" draw:text-style-name="P3" draw:layer="layout" svg:width="1.391cm" svg:height="1.391cm" svg:x="23.607cm" svg:y="19.367cm" svg:viewBox="0 0 1392 1392" svg:d="M1253 1392v-319h-697v319zM0 1073v-1073h1392v1073z">
            <text:p/>
          </draw:path>
          <draw:path draw:style-name="gr4" draw:text-style-name="P4" draw:layer="layout" svg:width="1.391cm" svg:height="1.391cm" svg:x="23.607cm" svg:y="19.367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  <draw:frame draw:style-name="gr8" draw:text-style-name="P6" draw:layer="layout" svg:width="1.971cm" svg:height="1.473cm" svg:x="31.569cm" svg:y="7.104cm">
          <draw:text-box>
            <text:p text:style-name="P5"><text:span text:style-name="T1">7.7.1</text:span></text:p>
            <text:p text:style-name="P5"><text:span text:style-name="T1">7.7.2</text:span></text:p>
          </draw:text-box>
        </draw:frame>
        <draw:custom-shape draw:style-name="gr16" draw:text-style-name="P9" draw:layer="layout" svg:width="0.725cm" svg:height="0.423cm" svg:x="44.781cm" svg:y="17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44.931cm" svg:y="17.776cm" svg:viewBox="0 0 454 583" draw:points="0,583 454,583 225,0">
            <text:p/>
          </draw:polygon>
          <draw:polygon draw:style-name="gr6" draw:text-style-name="P4" draw:layer="layout" svg:width="0.453cm" svg:height="0.582cm" svg:x="44.931cm" svg:y="17.776cm" svg:viewBox="0 0 454 583" draw:points="0,583 454,583 225,0">
            <text:p/>
          </draw:polygon>
        </draw:g>
        <draw:frame draw:style-name="gr8" draw:text-style-name="P6" draw:layer="layout" svg:width="1.971cm" svg:height="1.473cm" svg:x="53.183cm" svg:y="9.201cm">
          <draw:text-box>
            <text:p text:style-name="P5"><text:span text:style-name="T1">9.6.1</text:span></text:p>
            <text:p text:style-name="P5"><text:span text:style-name="T1">9.6.2</text:span></text:p>
          </draw:text-box>
        </draw:frame>
        <draw:frame draw:style-name="gr8" draw:text-style-name="P6" draw:layer="layout" svg:width="1.971cm" svg:height="1.473cm" svg:x="53.07cm" svg:y="11.997cm">
          <draw:text-box>
            <text:p text:style-name="P5"><text:span text:style-name="T1">9.5.1</text:span></text:p>
            <text:p text:style-name="P5"><text:span text:style-name="T1">9.5.2</text:span></text:p>
          </draw:text-box>
        </draw:frame>
        <draw:frame draw:style-name="gr8" draw:text-style-name="P6" draw:layer="layout" svg:width="1.971cm" svg:height="1.473cm" svg:x="53.145cm" svg:y="14.906cm">
          <draw:text-box>
            <text:p text:style-name="P5"><text:span text:style-name="T1">9.4.1</text:span></text:p>
            <text:p text:style-name="P5"><text:span text:style-name="T1">9.4.2</text:span></text:p>
          </draw:text-box>
        </draw:frame>
        <draw:frame draw:style-name="gr8" draw:text-style-name="P6" draw:layer="layout" svg:width="1.971cm" svg:height="1.473cm" svg:x="55.659cm" svg:y="9.162cm">
          <draw:text-box>
            <text:p text:style-name="P5"><text:span text:style-name="T1">10.1.1</text:span></text:p>
            <text:p text:style-name="P5"><text:span text:style-name="T1">10.1.2</text:span></text:p>
          </draw:text-box>
        </draw:frame>
        <draw:frame draw:style-name="gr8" draw:text-style-name="P6" draw:layer="layout" svg:width="1.971cm" svg:height="1.473cm" svg:x="55.723cm" svg:y="12.038cm">
          <draw:text-box>
            <text:p text:style-name="P5"><text:span text:style-name="T1">10.2.1</text:span></text:p>
            <text:p text:style-name="P5"><text:span text:style-name="T1">10.2.2</text:span></text:p>
          </draw:text-box>
        </draw:frame>
        <draw:frame draw:style-name="gr8" draw:text-style-name="P6" draw:layer="layout" svg:width="1.971cm" svg:height="1.473cm" svg:x="55.652cm" svg:y="14.837cm">
          <draw:text-box>
            <text:p text:style-name="P5"><text:span text:style-name="T1">10.3.1</text:span></text:p>
            <text:p text:style-name="P5"><text:span text:style-name="T1">10.3.2</text:span></text:p>
          </draw:text-box>
        </draw:frame>
        <draw:custom-shape draw:style-name="gr20" draw:text-style-name="P12" draw:layer="layout" svg:width="0.725cm" svg:height="0.423cm" draw:transform="rotate (1.5707963267949) translate (55.394cm 46.5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draw:transform="rotate (1.5707963267949) translate (55.0204582670823cm 46.4281686588983cm)" svg:viewBox="0 0 454 583" draw:points="0,583 454,583 225,0">
            <text:p/>
          </draw:polygon>
          <draw:polygon draw:style-name="gr6" draw:text-style-name="P4" draw:layer="layout" svg:width="0.453cm" svg:height="0.582cm" draw:transform="rotate (1.5707963267949) translate (55.0204582670823cm 46.4281686588983cm)" svg:viewBox="0 0 454 583" draw:points="0,583 454,583 225,0">
            <text:p/>
          </draw:polygon>
        </draw:g>
        <draw:custom-shape draw:style-name="gr20" draw:text-style-name="P12" draw:layer="layout" svg:width="0.725cm" svg:height="0.423cm" svg:x="59.464cm" svg:y="41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17" draw:text-style-name="P10" draw:layer="layout" svg:width="0.453cm" svg:height="0.582cm" svg:x="59.596cm" svg:y="40.831cm" svg:viewBox="0 0 454 583" draw:points="0,583 454,583 225,0">
            <text:p/>
          </draw:polygon>
          <draw:polygon draw:style-name="gr6" draw:text-style-name="P4" draw:layer="layout" svg:width="0.453cm" svg:height="0.582cm" svg:x="59.596cm" svg:y="40.831cm" svg:viewBox="0 0 454 583" draw:points="0,583 454,583 225,0">
            <text:p/>
          </draw:polygon>
        </draw:g>
        <draw:frame draw:style-name="gr8" draw:text-style-name="P6" draw:layer="layout" svg:width="1.971cm" svg:height="1.473cm" svg:x="64.532cm" svg:y="44.283cm">
          <draw:text-box>
            <text:p text:style-name="P5"><text:span text:style-name="T1">1.1.1</text:span></text:p>
            <text:p text:style-name="P5"><text:span text:style-name="T1">1.1.2</text:span></text:p>
          </draw:text-box>
        </draw:frame>
        <draw:frame draw:style-name="gr8" draw:text-style-name="P6" draw:layer="layout" svg:width="1.971cm" svg:height="1.473cm" svg:x="64.565cm" svg:y="41.77cm">
          <draw:text-box>
            <text:p text:style-name="P5"><text:span text:style-name="T1">1.2.1</text:span></text:p>
            <text:p text:style-name="P5"><text:span text:style-name="T1">1.2.2</text:span></text:p>
          </draw:text-box>
        </draw:frame>
        <draw:frame draw:style-name="gr8" draw:text-style-name="P6" draw:layer="layout" svg:width="1.971cm" svg:height="1.473cm" svg:x="60.564cm" svg:y="41.737cm">
          <draw:text-box>
            <text:p text:style-name="P5"><text:span text:style-name="T1">1.3.1</text:span></text:p>
            <text:p text:style-name="P5"><text:span text:style-name="T1">1.3.2</text:span></text:p>
          </draw:text-box>
        </draw:frame>
        <draw:frame draw:style-name="gr8" draw:text-style-name="P6" draw:layer="layout" svg:width="1.971cm" svg:height="1.473cm" svg:x="55.603cm" svg:y="42.795cm">
          <draw:text-box>
            <text:p text:style-name="P5"><text:span text:style-name="T1">1.4.1</text:span></text:p>
            <text:p text:style-name="P5"><text:span text:style-name="T1">1.4.2</text:span></text:p>
          </draw:text-box>
        </draw:frame>
        <draw:frame draw:style-name="gr8" draw:text-style-name="P6" draw:layer="layout" svg:width="1.971cm" svg:height="1.473cm" svg:x="55.669cm" svg:y="46.664cm">
          <draw:text-box>
            <text:p text:style-name="P5"><text:span text:style-name="T1">1.5.1</text:span></text:p>
            <text:p text:style-name="P5"><text:span text:style-name="T1">1.5.2</text:span></text:p>
          </draw:text-box>
        </draw:frame>
        <draw:frame draw:style-name="gr8" draw:text-style-name="P6" draw:layer="layout" svg:width="1.971cm" svg:height="1.473cm" svg:x="55.702cm" svg:y="50.071cm">
          <draw:text-box>
            <text:p text:style-name="P5"><text:span text:style-name="T1">1.6.1</text:span></text:p>
            <text:p text:style-name="P5"><text:span text:style-name="T1">1.6.2</text:span></text:p>
          </draw:text-box>
        </draw:frame>
        <draw:frame draw:style-name="gr8" draw:text-style-name="P6" draw:layer="layout" svg:width="1.971cm" svg:height="1.473cm" svg:x="25.201cm" svg:y="18.628cm">
          <draw:text-box>
            <text:p text:style-name="P5"><text:span text:style-name="T1">6.7.1</text:span></text:p>
            <text:p text:style-name="P5"><text:span text:style-name="T1">6.7.2</text:span></text:p>
          </draw:text-box>
        </draw:frame>
      </draw:page>
      <draw:page draw:name="Ст�" draw:style-name="dp1" draw:master-page-name="PM0">
        <draw:frame draw:style-name="gr22" draw:text-style-name="P13" draw:layer="layout" svg:width="5.409cm" svg:height="0.878cm" svg:x="49.355cm" svg:y="30.674cm">
          <draw:text-box>
            <text:p text:style-name="P5"><text:span text:style-name="T3">- фальш-пол</text:span></text:p>
          </draw:text-box>
        </draw:frame>
        <draw:frame draw:style-name="gr22" draw:text-style-name="P13" draw:layer="layout" svg:width="5.446cm" svg:height="0.878cm" svg:x="49.773cm" svg:y="32.387cm">
          <draw:text-box>
            <text:p text:style-name="P5"><text:span text:style-name="T3">- фальш-потолок</text:span></text:p>
          </draw:text-box>
        </draw:frame>
        <draw:frame draw:style-name="gr23" draw:text-style-name="P13" draw:layer="layout" svg:width="3.426cm" svg:height="0.913cm" svg:x="50.218cm" svg:y="47.013cm">
          <draw:text-box>
            <text:p text:style-name="P5"><text:span text:style-name="T3">- принтер</text:span></text:p>
          </draw:text-box>
        </draw:frame>
        <draw:frame draw:style-name="gr23" draw:text-style-name="P13" draw:layer="layout" svg:width="3.935cm" svg:height="0.913cm" svg:x="49.436cm" svg:y="39.652cm">
          <draw:text-box>
            <text:p text:style-name="P5"><text:span text:style-name="T3">- спуск</text:span></text:p>
          </draw:text-box>
        </draw:frame>
        <draw:frame draw:style-name="gr23" draw:text-style-name="P13" draw:layer="layout" svg:width="3.052cm" svg:height="0.913cm" svg:x="49.978cm" svg:y="42.214cm">
          <draw:text-box>
            <text:p text:style-name="P5"><text:span text:style-name="T3">- шахта</text:span></text:p>
          </draw:text-box>
        </draw:frame>
        <draw:frame draw:style-name="gr23" draw:text-style-name="P13" draw:layer="layout" svg:width="5.849cm" svg:height="0.913cm" svg:x="50.432cm" svg:y="44.879cm">
          <draw:text-box>
            <text:p text:style-name="P5"><text:span text:style-name="T3">- Рабочее место (ПЭВМ)</text:span></text:p>
          </draw:text-box>
        </draw:frame>
        <draw:frame draw:style-name="gr23" draw:text-style-name="P13" draw:layer="layout" svg:width="5.326cm" svg:height="0.913cm" svg:x="50.634cm" svg:y="48.934cm">
          <draw:text-box>
            <text:p text:style-name="P5"><text:span text:style-name="T3">- стойка коммутаторов</text:span></text:p>
          </draw:text-box>
        </draw:frame>
        <draw:frame draw:style-name="gr23" draw:text-style-name="P13" draw:layer="layout" svg:width="5.186cm" svg:height="0.913cm" svg:x="50.044cm" svg:y="38.497cm">
          <draw:text-box>
            <text:p text:style-name="P5"><text:span text:style-name="T3">- отверстие в стене</text:span></text:p>
          </draw:text-box>
        </draw:frame>
        <draw:frame draw:style-name="gr24" draw:text-style-name="P13" draw:layer="layout" svg:width="13.814cm" svg:height="1.532cm" svg:x="47.855cm" svg:y="35.457cm">
          <draw:text-box>
            <text:p text:style-name="P5"><text:span text:style-name="T3">- кабель-канал высотой над полом 1м.</text:span></text:p>
          </draw:text-box>
        </draw:frame>
        <draw:frame draw:style-name="gr23" draw:text-style-name="P13" draw:layer="layout" svg:width="6.83cm" svg:height="0.913cm" svg:x="49.661cm" svg:y="37.306cm">
          <draw:text-box>
            <text:p text:style-name="P5"><text:span text:style-name="T3">- металлический лоток</text:span></text:p>
          </draw:text-box>
        </draw:frame>
        <draw:g>
          <draw:g>
            <draw:polygon draw:style-name="gr25" draw:text-style-name="P3" draw:layer="layout" svg:width="2.498cm" svg:height="1.872cm" svg:x="45.941cm" svg:y="51.106cm" svg:viewBox="0 0 2499 1873" draw:points="0,1873 2499,1873 2499,0 0,0">
              <text:p/>
            </draw:polygon>
            <draw:polygon draw:style-name="gr26" draw:text-style-name="P4" draw:layer="layout" svg:width="2.498cm" svg:height="1.872cm" svg:x="45.941cm" svg:y="51.106cm" svg:viewBox="0 0 2499 1873" draw:points="0,1873 2499,1873 2499,0 0,0">
              <text:p/>
            </draw:polygon>
          </draw:g>
          <draw:frame draw:style-name="gr27" draw:text-style-name="P14" draw:layer="layout" svg:width="2.497cm" svg:height="1.872cm" svg:x="45.941cm" svg:y="51.106cm">
            <draw:text-box>
              <text:p text:style-name="P5"><text:span text:style-name="T4">С</text:span></text:p>
            </draw:text-box>
          </draw:frame>
        </draw:g>
        <draw:frame draw:style-name="gr28" draw:text-style-name="P13" draw:layer="layout" svg:width="4.554cm" svg:height="1.075cm" svg:x="50.647cm" svg:y="51.42cm">
          <draw:text-box>
            <text:p text:style-name="P5"><text:span text:style-name="T5">- </text:span><text:span text:style-name="T3">стойка серверов</text:span><text:span text:style-name="T6"> </text:span></text:p>
          </draw:text-box>
        </draw:frame>
        <draw:g>
          <draw:g>
            <draw:polygon draw:style-name="gr25" draw:text-style-name="P3" draw:layer="layout" svg:width="2.498cm" svg:height="1.872cm" svg:x="45.855cm" svg:y="48.857cm" svg:viewBox="0 0 2499 1873" draw:points="0,1873 2499,1873 2499,0 0,0">
              <text:p/>
            </draw:polygon>
            <draw:polygon draw:style-name="gr26" draw:text-style-name="P4" draw:layer="layout" svg:width="2.498cm" svg:height="1.872cm" svg:x="45.855cm" svg:y="48.857cm" svg:viewBox="0 0 2499 1873" draw:points="0,1873 2499,1873 2499,0 0,0">
              <text:p/>
            </draw:polygon>
          </draw:g>
          <draw:frame draw:style-name="gr27" draw:text-style-name="P14" draw:layer="layout" svg:width="2.497cm" svg:height="1.872cm" svg:x="45.855cm" svg:y="48.857cm">
            <draw:text-box>
              <text:p text:style-name="P5"><text:span text:style-name="T4">К</text:span></text:p>
            </draw:text-box>
          </draw:frame>
        </draw:g>
        <draw:polygon draw:style-name="gr2" draw:text-style-name="P2" draw:layer="layout" svg:width="2.434cm" svg:height="1.987cm" svg:x="45.599cm" svg:y="30.03cm" svg:viewBox="0 0 2435 1988" draw:points="0,1988 2435,1988 2435,0 0,0">
          <text:p/>
        </draw:polygon>
        <draw:polygon draw:style-name="gr9" draw:text-style-name="P7" draw:layer="layout" svg:width="2.328cm" svg:height="1.799cm" draw:transform="rotate (-3.14159265358979) translate (47.9949549142032cm 33.9730163832105cm)" svg:viewBox="0 0 2329 1800" draw:points="0,1800 2329,1800 2329,0 0,0">
          <text:p/>
        </draw:polygon>
        <draw:g>
          <draw:g>
            <draw:g>
              <draw:path draw:style-name="gr5" draw:text-style-name="P3" draw:layer="layout" svg:width="1.672cm" svg:height="1.528cm" draw:transform="rotate (1.5707963267949) translate (46.2871065103923cm 45.957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1.5707963267949) translate (46.2871065103923cm 45.957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1.5707963267949) translate (45.6332368589222cm 46.3277791662866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1.5707963267949) translate (45.6332368589222cm 46.3277791662866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1.5707963267949) translate (46.4361812525601cm 45.2244092170469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1.5707963267949) translate (46.4361812525601cm 45.2244092170469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46.5915245778411cm 45.1799409067499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1.5707963267949) translate (46.5915245778411cm 45.1799409067499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1.5707963267949) translate (46.5176728330352cm 45.188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1.5707963267949) translate (46.5176728330352cm 45.188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1.5707963267949) translate (46.4641939833481cm 45.188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1.5707963267949) translate (46.4641939833481cm 45.188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1.5707963267949) translate (46.3674227315339cm 45.808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1.5707963267949) translate (46.3674227315339cm 45.808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1.5707963267949) translate (45.8604892371977cm 46.3277791662866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1.5707963267949) translate (45.8604892371977cm 46.32777916628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1.5707963267949) translate (45.6105121624419cm 46.4667426359641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1.5707963267949) translate (45.6105121624419cm 46.4667426359641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48.228996023017cm 46.3277791662866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1.5707963267949) translate (48.228996023017cm 46.3277791662866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45.4958937855369cm 46.3277791662866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1.5707963267949) translate (45.4958937855369cm 46.3277791662866cm)" svg:viewBox="0 0 2018 130" draw:points="0,130 2018,130 2018,0 0,0">
                <text:p/>
              </draw:polygon>
            </draw:g>
          </draw:g>
          <draw:g>
            <draw:g>
              <draw:path draw:style-name="gr5" draw:text-style-name="P3" draw:layer="layout" svg:width="1.672cm" svg:height="1.528cm" draw:transform="rotate (1.5707963267949) translate (46.2871065103923cm 45.957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  <draw:path draw:style-name="gr14" draw:text-style-name="P4" draw:layer="layout" svg:width="1.672cm" svg:height="1.528cm" draw:transform="rotate (1.5707963267949) translate (46.2871065103923cm 45.9576468783062cm)" svg:viewBox="0 0 1673 1529" svg:d="M1390 1029c5-89 7-177 7-265s-2-173-7-261c-9-17-16-33-28-47-65-99-155-183-266-243-17-9-35-16-51-25h-452-5c-16 0-34-5-48-12-16-7-30-21-40-32-2-7-4-12-4-17h-81c-72 0-146 19-207 51-64 33-115 81-152 139s-56 123-56 190c0 3 0 3 0 3v512 2c0 67 19 132 56 188 37 60 88 106 152 141 61 32 135 51 207 51h81c0-9 4-14 7-21 9-14 23-26 37-32 16-10 32-14 53-14h454c19-7 35-14 51-26 111-58 202-141 266-241 10-16 17-28 26-41zM1392 762c3 42 5 84 5 125 0 109-14 216-42 322-2 3-4 5-7 7-7 14-11 23-11 37 0 12 4 23 11 33 5 14 16 20 28 25 12 7 25 12 39 12 10 0 24-5 35-12 2 0 9-2 12-5 39-41 74-83 102-129 69-111 109-237 109-366 0-16-3-33-3-49 3-16 3-35 3-51 0-125-35-250-105-357-32-48-67-92-106-132-12-7-26-9-37-9-14 0-28 2-37 12-12 4-24 14-28 25-9 9-12 23-12 35s3 21 7 30c28 104 42 213 42 322 0 39-2 83-5 125zM486 95v2c0 17 3 33 14 49 10 12 19 25 37 32 17 7 33 12 51 12h5 625c19 0 35-5 51-12 17-7 28-20 40-32 9-16 14-32 14-49v-2c0-16-5-35-14-46-12-17-23-28-40-37-16-7-32-12-51-12h-625c-5 0-5 0-5 0-18 0-34 5-51 12-18 9-27 20-37 37-11 11-14 30-14 46zM489 1434c0 16 2 32 14 46 9 14 23 28 37 35 16 7 32 14 53 14h625c3 0 3 0 3 0 18 0 35-7 51-14 18-7 28-21 39-35 9-14 14-30 14-46v-2c0-19-5-33-14-49-11-14-21-26-39-32-16-10-33-14-51-14h-3-625c-21 0-37 4-53 14-16 6-28 18-37 32-12 16-14 30-14 49z">
                <text:p/>
              </draw:path>
            </draw:g>
            <draw:g>
              <draw:polygon draw:style-name="gr5" draw:text-style-name="P3" draw:layer="layout" svg:width="1.669cm" svg:height="2.598cm" draw:transform="rotate (1.5707963267949) translate (45.6332368589222cm 46.3277791662866cm)" svg:viewBox="0 0 1670 2599" draw:points="0,2599 1670,2599 1670,0 0,0">
                <text:p/>
              </draw:polygon>
              <draw:polygon draw:style-name="gr14" draw:text-style-name="P4" draw:layer="layout" svg:width="1.669cm" svg:height="2.598cm" draw:transform="rotate (1.5707963267949) translate (45.6332368589222cm 46.3277791662866cm)" svg:viewBox="0 0 1670 2599" draw:points="0,2599 1670,2599 1670,0 0,0">
                <text:p/>
              </draw:polygon>
            </draw:g>
            <draw:g>
              <draw:polygon draw:style-name="gr5" draw:text-style-name="P3" draw:layer="layout" svg:width="0.46cm" svg:height="1.164cm" draw:transform="rotate (1.5707963267949) translate (46.4361812525601cm 45.2244092170469cm)" svg:viewBox="0 0 461 1165" draw:points="461,0 0,0 0,1165 461,1165">
                <text:p/>
              </draw:polygon>
              <draw:polygon draw:style-name="gr14" draw:text-style-name="P4" draw:layer="layout" svg:width="0.46cm" svg:height="1.164cm" draw:transform="rotate (1.5707963267949) translate (46.4361812525601cm 45.2244092170469cm)" svg:viewBox="0 0 461 1165" draw:points="461,0 0,0 0,1165 461,1165">
                <text:p/>
              </draw:polygon>
            </draw:g>
            <draw:g>
              <draw:polygon draw:style-name="gr18" draw:text-style-name="P11" draw:layer="layout" svg:width="0.011cm" svg:height="0.034cm" draw:transform="rotate (1.5707963267949) translate (46.5915245778411cm 45.1799409067499cm)" svg:viewBox="0 0 12 35" draw:points="12,35 12,0 0,0 0,35">
                <text:p/>
              </draw:polygon>
              <draw:polygon draw:style-name="gr14" draw:text-style-name="P4" draw:layer="layout" svg:width="0.011cm" svg:height="0.034cm" draw:transform="rotate (1.5707963267949) translate (46.5915245778411cm 45.1799409067499cm)" svg:viewBox="0 0 12 35" draw:points="12,35 12,0 0,0 0,35">
                <text:p/>
              </draw:polygon>
            </draw:g>
            <draw:g>
              <draw:path draw:style-name="gr18" draw:text-style-name="P11" draw:layer="layout" svg:width="0.356cm" svg:height="1.053cm" draw:transform="rotate (1.5707963267949) translate (46.5176728330352cm 45.188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  <draw:path draw:style-name="gr14" draw:text-style-name="P4" draw:layer="layout" svg:width="0.356cm" svg:height="1.053cm" draw:transform="rotate (1.5707963267949) translate (46.5176728330352cm 45.1882787149307cm)" svg:viewBox="0 0 357 1054" svg:d="M42 982v-39h-42v39zM42 934v-40h-42v40zM42 887v-41h-42v41zM42 839v-42h-42v42zM42 521v-39h-42v39zM42 473v-40h-42v40zM42 426v-41h-42v41zM42 378v-42h-42v42zM130 1054v-63h-44v63zM130 982v-39h-44v39zM130 934v-40h-44v40zM130 887v-41h-44v41zM130 839v-42h-44v42zM130 788v-42h-44v42zM130 737v-40h-44v40zM130 688v-39h-44v39zM130 639v-41h-44v41zM130 591v-42h-44v42zM130 542v-39h-44v39zM130 493v-39h-44v39zM130 445v-40h-44v40zM190 982v-39h-49v39zM190 934v-40h-49v40zM190 887v-41h-49v41zM190 839v-42h-49v42zM190 788v-42h-49v42zM190 737v-40h-49v40zM190 688v-39h-49v39zM190 639v-41h-49v41zM190 591v-42h-49v42zM190 542v-39h-49v39zM190 493v-39h-49v39zM190 445v-40h-49v40zM246 982v-39h-47v39zM246 934v-40h-47v40zM246 887v-41h-47v41zM246 839v-42h-47v42zM246 788v-42h-47v42zM246 737v-40h-47v40zM246 688v-39h-47v39zM246 639v-41h-47v41zM246 591v-42h-47v42zM246 542v-39h-47v39zM246 493v-39h-47v39zM246 445v-40h-47v40zM301 982v-39h-46v39zM301 934v-40h-46v40zM301 887v-41h-46v41zM301 839v-42h-46v42zM301 788v-42h-46v42zM301 737v-40h-46v40zM301 688v-39h-46v39zM301 639v-41h-46v41zM301 591v-42h-46v42zM301 542v-39h-46v39zM301 493v-39h-46v39zM357 887v-338h-47v338zM357 146v-97h-47v97zM357 37v-37h-47v37zM301 37v-37h-46v37zM301 93v-42h-46v42zM301 146v-42h-46v42zM246 146v-42h-47v42zM190 146v-42h-49v42zM190 93v-42h-49v42zM190 37v-37h-49v37zM246 37v-37h-47v37zM246 93v-42h-47v42z">
                <text:p/>
              </draw:path>
            </draw:g>
            <draw:g>
              <draw:path draw:style-name="gr18" draw:text-style-name="P11" draw:layer="layout" svg:width="0.356cm" svg:height="1.104cm" draw:transform="rotate (1.5707963267949) translate (46.4641939833481cm 45.188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  <draw:path draw:style-name="gr14" draw:text-style-name="P4" draw:layer="layout" svg:width="0.356cm" svg:height="1.104cm" draw:transform="rotate (1.5707963267949) translate (46.4641939833481cm 45.1882787149307cm)" svg:viewBox="0 0 357 1105" svg:d="M42 1105v-39h-42v39zM190 1105v-63h-49v63zM246 1105v-63h-47v63zM301 1105v-63h-46v63zM357 1105v-63h-47v63zM357 1031v-40h-47v40zM357 982v-39h-47v39zM357 595v-39h-47v39zM357 544v-39h-47v39zM357 496v-40h-47v40zM357 447v-65h-47v65zM357 359v-42h-47v42zM357 310v-39h-47v39zM357 262v-40h-47v40zM357 37v-37h-98v37zM248 37v-37h-107v37zM130 37v-37h-44v37zM130 93v-42h-44v42zM130 146v-42h-44v42zM130 197v-42h-44v42zM130 262v-40h-44v40zM190 262v-40h-49v40zM301 310v-39h-46v39zM297 496v-114h-42v114zM241 447v-65h-100v65zM190 359v-42h-49v42zM190 310v-39h-49v39zM130 310v-39h-44v39zM130 447v-65h-44v65zM16 58v-30h-7v30zM16 107v-31h-7v31zM42 262v-40h-42v40zM42 310v-39h-42v39zM42 359v-42h-42v42zM42 660v-41h-42v41zM42 709v-42h-42v42zM42 757v-39h-42v39zM42 804v-37h-42v37zM130 359v-42h-44v42z">
                <text:p/>
              </draw:path>
            </draw:g>
            <draw:g>
              <draw:path draw:style-name="gr5" draw:text-style-name="P3" draw:layer="layout" svg:width="0.557cm" svg:height="1.305cm" draw:transform="rotate (1.5707963267949) translate (46.3674227315339cm 45.808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373 920c16-5 32-14 49-24 41-25 78-57 102-101 23-44 34-93 34-139 0-51-11-100-34-144-24-44-61-77-102-102-17-9-33-19-49-23z">
                <text:p/>
              </draw:path>
              <draw:path draw:style-name="gr14" draw:text-style-name="P4" draw:layer="layout" svg:width="0.557cm" svg:height="1.305cm" draw:transform="rotate (1.5707963267949) translate (46.3674227315339cm 45.8080557896924cm)" svg:viewBox="0 0 558 1306" svg:d="M185 920v-533c-16 4-32 14-48 23-42 25-79 58-100 102-25 44-37 93-37 144 0 46 12 95 37 139 21 44 58 76 100 101 16 10 32 19 48 24zM185 250v804c0 12-2 23-2 37 0 44 14 93 42 134 21 31 44 58 76 79v2h72v-1306h-72c-32 21-55 49-76 79-28 41-42 90-42 134 0 14 2 26 2 37zM232 401h71M232 512h71M232 623h71M232 737h71M232 850h71M232 964h71M232 341h71M232 456h71M232 568h71M232 681h71M232 795h71M232 906h71M262 1077h32M262 1022h32M262 283h32M262 227h32M306 58v1188M373 920c16-5 32-14 49-24 41-25 78-57 102-101 23-44 34-93 34-139 0-51-11-100-34-144-24-44-61-77-102-102-17-9-33-19-49-23z">
                <text:p/>
              </draw:path>
            </draw:g>
            <draw:g>
              <draw:path draw:style-name="gr5" draw:text-style-name="P3" draw:layer="layout" svg:width="0.905cm" svg:height="2.255cm" draw:transform="rotate (1.5707963267949) translate (45.8604892371977cm 46.3277791662866cm)" svg:viewBox="0 0 906 2256" svg:d="M67 2212h700v-2166h-700zM767 2256h-767v-2256h767v46h-700v2166h700zM834 2256v-2256h-67v2256zM834 1221v-186h72v186z">
                <text:p/>
              </draw:path>
              <draw:path draw:style-name="gr14" draw:text-style-name="P4" draw:layer="layout" svg:width="0.905cm" svg:height="2.255cm" draw:transform="rotate (1.5707963267949) translate (45.8604892371977cm 46.3277791662866cm)" svg:viewBox="0 0 906 2256" svg:d="M67 2212h700v-2166h-700zM767 2256h-767v-2256h767v46h-700v2166h700zM834 2256v-2256h-67v2256zM834 1221v-186h72v186z">
                <text:p/>
              </draw:path>
            </draw:g>
            <draw:g>
              <draw:polygon draw:style-name="gr5" draw:text-style-name="P3" draw:layer="layout" svg:width="0.14cm" svg:height="2.619cm" draw:transform="rotate (1.5707963267949) translate (45.6105121624419cm 46.4667426359641cm)" svg:viewBox="0 0 141 2620" draw:points="141,2620 141,0 0,0 0,2620">
                <text:p/>
              </draw:polygon>
              <draw:polygon draw:style-name="gr14" draw:text-style-name="P4" draw:layer="layout" svg:width="0.14cm" svg:height="2.619cm" draw:transform="rotate (1.5707963267949) translate (45.6105121624419cm 46.4667426359641cm)" svg:viewBox="0 0 141 2620" draw:points="141,2620 141,0 0,0 0,262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48.228996023017cm 46.3277791662866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1.5707963267949) translate (48.228996023017cm 46.3277791662866cm)" svg:viewBox="0 0 2018 130" draw:points="0,130 2018,130 2018,0 0,0">
                <text:p/>
              </draw:polygon>
            </draw:g>
            <draw:g>
              <draw:polygon draw:style-name="gr5" draw:text-style-name="P3" draw:layer="layout" svg:width="2.017cm" svg:height="0.129cm" draw:transform="rotate (1.5707963267949) translate (45.4958937855369cm 46.3277791662866cm)" svg:viewBox="0 0 2018 130" draw:points="0,130 2018,130 2018,0 0,0">
                <text:p/>
              </draw:polygon>
              <draw:polygon draw:style-name="gr14" draw:text-style-name="P4" draw:layer="layout" svg:width="2.017cm" svg:height="0.129cm" draw:transform="rotate (1.5707963267949) translate (45.4958937855369cm 46.3277791662866cm)" svg:viewBox="0 0 2018 130" draw:points="0,130 2018,130 2018,0 0,0">
                <text:p/>
              </draw:polygon>
            </draw:g>
          </draw:g>
        </draw:g>
        <draw:g>
          <draw:g>
            <draw:path draw:style-name="gr5" draw:text-style-name="P3" draw:layer="layout" svg:width="0.281cm" svg:height="0.14cm" svg:x="47.055cm" svg:y="34.749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46.914cm" svg:y="34.749cm" svg:viewBox="0 0 563 282" svg:d="M225 128c-5-2-10-4-15-7-21-12-39-30-51-51-12-22-19-46-19-70h282c0 25-7 49-19 70s-30 39-51 51c-22 13-46 19-70 19-20 0-39-4-57-12zM282 140v142M563 0h-563">
              <text:p/>
            </draw:path>
          </draw:g>
          <draw:g>
            <draw:path draw:style-name="gr5" draw:text-style-name="P3" draw:layer="layout" svg:width="0.281cm" svg:height="0.14cm" svg:x="46.526cm" svg:y="34.749cm" svg:viewBox="0 0 282 141" svg:d="M84 129c-5-2-9-5-14-7-21-13-39-30-51-52-12-21-19-45-19-70h282c0 25-6 49-19 71-12 21-30 39-51 51-22 13-46 19-70 19-20 0-40-4-58-12z">
              <text:p/>
            </draw:path>
            <draw:path draw:style-name="gr6" draw:text-style-name="P4" draw:layer="layout" svg:width="0.562cm" svg:height="0.281cm" svg:x="46.385cm" svg:y="34.749cm" svg:viewBox="0 0 563 282" svg:d="M225 128c-5-2-10-4-15-7-21-12-39-30-51-51-12-22-19-46-19-70h282c0 25-7 49-19 70s-30 39-51 51c-22 13-46 19-70 19-20 0-39-4-57-12zM282 140v142M563 0h-563">
              <text:p/>
            </draw:path>
          </draw:g>
        </draw:g>
        <draw:frame draw:style-name="gr29" draw:text-style-name="P13" draw:layer="layout" svg:width="7.758cm" svg:height="0.979cm" svg:x="49.742cm" svg:y="34.258cm">
          <draw:text-box>
            <text:p text:style-name="P5"><text:span text:style-name="T3">- двойная Интернет-розетка</text:span></text:p>
          </draw:text-box>
        </draw:frame>
        <draw:line draw:style-name="gr7" draw:text-style-name="P4" draw:layer="layout" svg:x1="45.666cm" svg:y1="36.247cm" svg:x2="48.154cm" svg:y2="36.267cm">
          <text:p/>
        </draw:line>
        <draw:line draw:style-name="gr30" draw:text-style-name="P4" draw:layer="layout" svg:x1="48.485cm" svg:y1="37.74cm" svg:x2="45.635cm" svg:y2="37.742cm">
          <text:p/>
        </draw:line>
        <draw:g>
          <draw:polygon draw:style-name="gr17" draw:text-style-name="P10" draw:layer="layout" svg:width="0.453cm" svg:height="0.582cm" svg:x="46.704cm" svg:y="38.657cm" svg:viewBox="0 0 454 583" draw:points="0,583 454,583 225,0">
            <text:p/>
          </draw:polygon>
          <draw:polygon draw:style-name="gr6" draw:text-style-name="P4" draw:layer="layout" svg:width="0.453cm" svg:height="0.582cm" svg:x="46.704cm" svg:y="38.657cm" svg:viewBox="0 0 454 583" draw:points="0,583 454,583 225,0">
            <text:p/>
          </draw:polygon>
        </draw:g>
        <draw:custom-shape draw:style-name="gr20" draw:text-style-name="P12" draw:layer="layout" svg:width="0.725cm" svg:height="0.423cm" svg:x="46.583cm" svg:y="41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725cm" svg:height="0.423cm" svg:x="46.535cm" svg:y="4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3.935cm" svg:height="0.913cm" svg:x="49.663cm" svg:y="40.825cm">
          <draw:text-box>
            <text:p text:style-name="P5"><text:span text:style-name="T3">- подъем</text:span></text:p>
          </draw:text-box>
        </draw:frame>
        <draw:g>
          <draw:path draw:style-name="gr5" draw:text-style-name="P3" draw:layer="layout" svg:width="1.739cm" svg:height="1.741cm" svg:x="46.144cm" svg:y="41.995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  <draw:path draw:style-name="gr14" draw:text-style-name="P4" draw:layer="layout" svg:width="1.739cm" svg:height="1.741cm" svg:x="46.144cm" svg:y="41.995cm" svg:viewBox="0 0 1740 1742" svg:d="M0 871c0-153 39-303 116-436 76-132 187-243 319-319 133-77 283-116 434-116 153 0 303 39 435 116 132 76 243 187 320 319 76 133 116 283 116 436s-40 303-116 435c-77 133-188 244-320 320-132 77-282 116-433 116-153 0-303-39-436-116-132-76-243-187-319-320-77-132-116-282-116-435z">
            <text:p/>
          </draw:path>
        </draw:g>
        <draw:g>
          <draw:path draw:style-name="gr31" draw:text-style-name="P15" draw:layer="layout" svg:width="1.391cm" svg:height="1.391cm" svg:x="46.34cm" svg:y="46.931cm" svg:viewBox="0 0 1392 1392" svg:d="M1253 1392v-319h-697v319zM0 1073v-1073h1392v1073z">
            <text:p/>
          </draw:path>
          <draw:path draw:style-name="gr32" draw:text-style-name="P4" draw:layer="layout" svg:width="1.391cm" svg:height="1.391cm" svg:x="46.34cm" svg:y="46.931cm" svg:viewBox="0 0 1392 1392" svg:d="M1253 1392v-319h-697v319zM1253 598h-653v-378h653zM695 542v-266M767 542v-266M834 542v-266M906 542v-266M973 542v-266M1047 542v-266M1114 542v-266M1186 542v-266M306 1073v-1073M0 723h1392M0 1073v-1073h1392v1073zM530 695v-584h797v58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ue_20_45_20_Degrees_20_Crossed" draw:display-name="Blue 45 Degrees Crossed" draw:style="double" draw:color="#2a6099" draw:distance="0.203cm" draw:rotation="450"/>
    <draw:hatch draw:name="Yellow_20_45_20_Degrees_20_Triple" draw:display-name="Yellow 45 Degrees Triple" draw:style="triple" draw:color="#ffbf00" draw:distance="0.4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86.56cm" fo:page-height="60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9T19:11:20.736000000</dc:date>
    <dc:language>ru-RU</dc:language>
    <meta:creation-date>2021-11-26T13:52:58Z</meta:creation-date>
    <meta:initial-creator>Александра Пляскина</meta:initial-creator>
    <meta:generator>LibreOffice/7.4.3.2$Windows_X86_64 LibreOffice_project/1048a8393ae2eeec98dff31b5c133c5f1d08b890</meta:generator>
    <meta:editing-duration>P1DT7H50M16S</meta:editing-duration>
    <meta:editing-cycles>66</meta:editing-cycles>
    <meta:document-statistic meta:object-count="5059"/>
  </office:meta>
</office:document-meta>
</file>